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tyle:font-family-generic="roman"/>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svg:font-family="Times" style:font-adornments="Bold Italic"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43439c" style:font-name-asian="Times New Roman1" style:font-style-asian="normal" style:font-name-complex="Times New Roman1" style:font-style-complex="normal"/>
    </style:style>
    <style:style style:name="P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07fa7" style:font-name-asian="Times New Roman1" style:font-style-asian="normal" style:font-name-complex="Times New Roman1" style:font-style-complex="normal"/>
    </style:style>
    <style:style style:name="P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1be56" style:font-name-asian="Times New Roman1" style:font-style-asian="normal" style:font-name-complex="Times New Roman1" style:font-style-complex="normal"/>
    </style:style>
    <style:style style:name="P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3e085" style:font-name-asian="Times New Roman1" style:font-style-asian="normal" style:font-name-complex="Times New Roman1" style:font-style-complex="normal"/>
    </style:style>
    <style:style style:name="P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6b9c3" style:font-name-asian="Times New Roman1" style:font-style-asian="normal" style:font-name-complex="Times New Roman1" style:font-style-complex="normal"/>
    </style:style>
    <style:style style:name="P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6eb86" style:font-name-asian="Times New Roman1" style:font-style-asian="normal" style:font-name-complex="Times New Roman1" style:font-style-complex="normal"/>
    </style:style>
    <style:style style:name="P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78378" style:font-name-asian="Times New Roman1" style:font-style-asian="normal" style:font-name-complex="Times New Roman1" style:font-style-complex="normal"/>
    </style:style>
    <style:style style:name="P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9d17a" style:font-name-asian="Times New Roman1" style:font-style-asian="normal" style:font-name-complex="Times New Roman1" style:font-style-complex="normal"/>
    </style:style>
    <style:style style:name="P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abfed" style:font-name-asian="Times New Roman1" style:font-style-asian="normal" style:font-name-complex="Times New Roman1" style:font-style-complex="normal"/>
    </style:style>
    <style:style style:name="P1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1dc7fe" style:font-name-asian="Times New Roman1" style:font-style-asian="normal" style:font-name-complex="Times New Roman1" style:font-style-complex="normal"/>
    </style:style>
    <style:style style:name="P1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2181ad" style:font-name-asian="Times New Roman1" style:font-style-asian="normal" style:font-name-complex="Times New Roman1" style:font-style-complex="normal"/>
    </style:style>
    <style:style style:name="P1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21cc35" style:font-name-asian="Times New Roman1" style:font-style-asian="normal" style:font-name-complex="Times New Roman1" style:font-style-complex="normal"/>
    </style:style>
    <style:style style:name="P1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2ccacd" style:font-name-asian="Times New Roman1" style:font-style-asian="normal" style:font-name-complex="Times New Roman1" style:font-style-complex="normal"/>
    </style:style>
    <style:style style:name="P1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2ce97a" style:font-name-asian="Times New Roman1" style:font-style-asian="normal" style:font-name-complex="Times New Roman1" style:font-style-complex="normal"/>
    </style:style>
    <style:style style:name="P1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47ce3e" style:font-name-asian="Times New Roman1" style:font-style-asian="normal" style:font-name-complex="Times New Roman1" style:font-style-complex="normal"/>
    </style:style>
    <style:style style:name="P1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48786f" style:font-name-asian="Times New Roman1" style:font-style-asian="normal" style:font-name-complex="Times New Roman1" style:font-style-complex="normal"/>
    </style:style>
    <style:style style:name="P1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499949" style:font-name-asian="Times New Roman1" style:font-style-asian="normal" style:font-name-complex="Times New Roman1" style:font-style-complex="normal"/>
    </style:style>
    <style:style style:name="P1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4ad1d7" style:font-name-asian="Times New Roman1" style:font-style-asian="normal" style:font-name-complex="Times New Roman1" style:font-style-complex="normal"/>
    </style:style>
    <style:style style:name="P1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4e6b0f" style:font-name-asian="Times New Roman1" style:font-style-asian="normal" style:font-name-complex="Times New Roman1" style:font-style-complex="normal"/>
    </style:style>
    <style:style style:name="P2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5bebb7" style:font-name-asian="Times New Roman1" style:font-style-asian="normal" style:font-name-complex="Times New Roman1" style:font-style-complex="normal"/>
    </style:style>
    <style:style style:name="P2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5cf140" style:font-name-asian="Times New Roman1" style:font-style-asian="normal" style:font-name-complex="Times New Roman1" style:font-style-complex="normal"/>
    </style:style>
    <style:style style:name="P2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5da116" style:font-name-asian="Times New Roman1" style:font-style-asian="normal" style:font-name-complex="Times New Roman1" style:font-style-complex="normal"/>
    </style:style>
    <style:style style:name="P2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5e5f4d" style:font-name-asian="Times New Roman1" style:font-style-asian="normal" style:font-name-complex="Times New Roman1" style:font-style-complex="normal"/>
    </style:style>
    <style:style style:name="P2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9fe00d" style:font-name-asian="Times New Roman1" style:font-style-asian="normal" style:font-name-complex="Times New Roman1" style:font-style-complex="normal"/>
    </style:style>
    <style:style style:name="P2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ad36d3" style:font-name-asian="Times New Roman1" style:font-style-asian="normal" style:font-name-complex="Times New Roman1" style:font-style-complex="normal"/>
    </style:style>
    <style:style style:name="P2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94d263" style:font-name-asian="Times New Roman1" style:font-style-asian="normal" style:font-name-complex="Times New Roman1" style:font-style-complex="normal"/>
    </style:style>
    <style:style style:name="P2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963506" style:font-name-asian="Times New Roman1" style:font-style-asian="normal" style:font-name-complex="Times New Roman1" style:font-style-complex="normal"/>
    </style:style>
    <style:style style:name="P2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c5c3ae" style:font-name-asian="Times New Roman1" style:font-style-asian="normal" style:font-name-complex="Times New Roman1" style:font-style-complex="normal"/>
    </style:style>
    <style:style style:name="P2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ed4929" style:font-name-asian="Times New Roman1" style:font-style-asian="normal" style:font-name-complex="Times New Roman1" style:font-style-complex="normal"/>
    </style:style>
    <style:style style:name="P3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ef8b3d" style:font-name-asian="Times New Roman1" style:font-style-asian="normal" style:font-name-complex="Times New Roman1" style:font-style-complex="normal"/>
    </style:style>
    <style:style style:name="P3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f052b8" style:font-name-asian="Times New Roman1" style:font-style-asian="normal" style:font-name-complex="Times New Roman1" style:font-style-complex="normal"/>
    </style:style>
    <style:style style:name="P3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cfeba5f" style:font-name-asian="Times New Roman1" style:font-style-asian="normal" style:font-name-complex="Times New Roman1" style:font-style-complex="normal"/>
    </style:style>
    <style:style style:name="P3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05ca91" style:font-name-asian="Times New Roman1" style:font-style-asian="normal" style:font-name-complex="Times New Roman1" style:font-style-complex="normal"/>
    </style:style>
    <style:style style:name="P3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0a6730" style:font-name-asian="Times New Roman1" style:font-style-asian="normal" style:font-name-complex="Times New Roman1" style:font-style-complex="normal"/>
    </style:style>
    <style:style style:name="P3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0b0fe1" style:font-name-asian="Times New Roman1" style:font-style-asian="normal" style:font-name-complex="Times New Roman1" style:font-style-complex="normal"/>
    </style:style>
    <style:style style:name="P3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0d05d9" style:font-name-asian="Times New Roman1" style:font-style-asian="normal" style:font-name-complex="Times New Roman1" style:font-style-complex="normal"/>
    </style:style>
    <style:style style:name="P3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0ef4a0" style:font-name-asian="Times New Roman1" style:font-style-asian="normal" style:font-name-complex="Times New Roman1" style:font-style-complex="normal"/>
    </style:style>
    <style:style style:name="P3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192ca6" style:font-name-asian="Times New Roman1" style:font-style-asian="normal" style:font-name-complex="Times New Roman1" style:font-style-complex="normal"/>
    </style:style>
    <style:style style:name="P3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195dba" style:font-name-asian="Times New Roman1" style:font-style-asian="normal" style:font-name-complex="Times New Roman1" style:font-style-complex="normal"/>
    </style:style>
    <style:style style:name="P4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1bfe57" style:font-name-asian="Times New Roman1" style:font-style-asian="normal" style:font-name-complex="Times New Roman1" style:font-style-complex="normal"/>
    </style:style>
    <style:style style:name="P4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1d4f2d" style:font-name-asian="Times New Roman1" style:font-style-asian="normal" style:font-name-complex="Times New Roman1" style:font-style-complex="normal"/>
    </style:style>
    <style:style style:name="P4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d24acea" style:font-name-asian="Times New Roman1" style:font-style-asian="normal" style:font-name-complex="Times New Roman1" style:font-style-complex="normal"/>
    </style:style>
    <style:style style:name="P4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ff8d4df" style:font-name-asian="Times New Roman1" style:font-style-asian="normal" style:font-name-complex="Times New Roman1" style:font-style-complex="normal"/>
    </style:style>
    <style:style style:name="P4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ffb14d8" style:font-name-asian="Times New Roman1" style:font-style-asian="normal" style:font-name-complex="Times New Roman1" style:font-style-complex="normal"/>
    </style:style>
    <style:style style:name="P4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ffe9f14" style:font-name-asian="Times New Roman1" style:font-style-asian="normal" style:font-name-complex="Times New Roman1" style:font-style-complex="normal"/>
    </style:style>
    <style:style style:name="P4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02eedf" style:font-name-asian="Times New Roman1" style:font-style-asian="normal" style:font-name-complex="Times New Roman1" style:font-style-complex="normal"/>
    </style:style>
    <style:style style:name="P4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12ae61" style:font-name-asian="Times New Roman1" style:font-style-asian="normal" style:font-name-complex="Times New Roman1" style:font-style-complex="normal"/>
    </style:style>
    <style:style style:name="P4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159c15" style:font-name-asian="Times New Roman1" style:font-style-asian="normal" style:font-name-complex="Times New Roman1" style:font-style-complex="normal"/>
    </style:style>
    <style:style style:name="P4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e545c7" style:font-name-asian="Times New Roman1" style:font-style-asian="normal" style:font-name-complex="Times New Roman1" style:font-style-complex="normal"/>
    </style:style>
    <style:style style:name="P5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e6fc81" style:font-name-asian="Times New Roman1" style:font-style-asian="normal" style:font-name-complex="Times New Roman1" style:font-style-complex="normal"/>
    </style:style>
    <style:style style:name="P5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e986c3" style:font-name-asian="Times New Roman1" style:font-style-asian="normal" style:font-name-complex="Times New Roman1" style:font-style-complex="normal"/>
    </style:style>
    <style:style style:name="P5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eba642" style:font-name-asian="Times New Roman1" style:font-style-asian="normal" style:font-name-complex="Times New Roman1" style:font-style-complex="normal"/>
    </style:style>
    <style:style style:name="P5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f9c1f5" style:font-name-asian="Times New Roman1" style:font-style-asian="normal" style:font-name-complex="Times New Roman1" style:font-style-complex="normal"/>
    </style:style>
    <style:style style:name="P5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fd0cdb" style:font-name-asian="Times New Roman1" style:font-style-asian="normal" style:font-name-complex="Times New Roman1" style:font-style-complex="normal"/>
    </style:style>
    <style:style style:name="P5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0fe2d7f" style:font-name-asian="Times New Roman1" style:font-style-asian="normal" style:font-name-complex="Times New Roman1" style:font-style-complex="normal"/>
    </style:style>
    <style:style style:name="P5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151b198" style:font-name-asian="Times New Roman1" style:font-style-asian="normal" style:font-name-complex="Times New Roman1" style:font-style-complex="normal"/>
    </style:style>
    <style:style style:name="P5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1737afd" style:font-name-asian="Times New Roman1" style:font-style-asian="normal" style:font-name-complex="Times New Roman1" style:font-style-complex="normal"/>
    </style:style>
    <style:style style:name="P5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1ed0ce7" style:font-name-asian="Times New Roman1" style:font-style-asian="normal" style:font-name-complex="Times New Roman1" style:font-style-complex="normal"/>
    </style:style>
    <style:style style:name="P5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06d8ac" style:font-name-asian="Times New Roman1" style:font-style-asian="normal" style:font-name-complex="Times New Roman1" style:font-style-complex="normal"/>
    </style:style>
    <style:style style:name="P6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40cfb7" style:font-name-asian="Times New Roman1" style:font-style-asian="normal" style:font-name-complex="Times New Roman1" style:font-style-complex="normal"/>
    </style:style>
    <style:style style:name="P6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4218b5" style:font-name-asian="Times New Roman1" style:font-style-asian="normal" style:font-name-complex="Times New Roman1" style:font-style-complex="normal"/>
    </style:style>
    <style:style style:name="P6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503f87" style:font-name-asian="Times New Roman1" style:font-style-asian="normal" style:font-name-complex="Times New Roman1" style:font-style-complex="normal"/>
    </style:style>
    <style:style style:name="P6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51c55f" style:font-name-asian="Times New Roman1" style:font-style-asian="normal" style:font-name-complex="Times New Roman1" style:font-style-complex="normal"/>
    </style:style>
    <style:style style:name="P6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523c59" style:font-name-asian="Times New Roman1" style:font-style-asian="normal" style:font-name-complex="Times New Roman1" style:font-style-complex="normal"/>
    </style:style>
    <style:style style:name="P6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532e34" style:font-name-asian="Times New Roman1" style:font-style-asian="normal" style:font-name-complex="Times New Roman1" style:font-style-complex="normal"/>
    </style:style>
    <style:style style:name="P6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2563f0e" style:font-name-asian="Times New Roman1" style:font-style-asian="normal" style:font-name-complex="Times New Roman1" style:font-style-complex="normal"/>
    </style:style>
    <style:style style:name="P6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30a743f" style:font-name-asian="Times New Roman1" style:font-style-asian="normal" style:font-name-complex="Times New Roman1" style:font-style-complex="normal"/>
    </style:style>
    <style:style style:name="P6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30ab108" style:font-name-asian="Times New Roman1" style:font-style-asian="normal" style:font-name-complex="Times New Roman1" style:font-style-complex="normal"/>
    </style:style>
    <style:style style:name="P6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230e1e0c" style:font-name-asian="Times New Roman1" style:font-style-asian="normal" style:font-name-complex="Times New Roman1" style:font-style-complex="normal"/>
    </style:style>
    <style:style style:name="P70" style:family="paragraph" style:parent-style-name="Normal_20__28_Web_29_">
      <style:text-properties style:text-line-through-style="none" style:text-line-through-type="none" style:font-name="Liberation Serif1" fo:language="ru" fo:country="RU" fo:font-style="normal" style:text-underline-style="none" officeooo:rsid="1bd138da" officeooo:paragraph-rsid="1bda32d8" style:font-name-asian="Times New Roman1" style:font-style-asian="normal" style:font-name-complex="Times New Roman1" style:font-style-complex="normal"/>
    </style:style>
    <style:style style:name="P71" style:family="paragraph" style:parent-style-name="Normal_20__28_Web_29_">
      <style:text-properties style:text-line-through-style="none" style:text-line-through-type="none" style:font-name="Liberation Serif1" fo:language="ru" fo:country="RU" fo:font-style="normal" style:text-underline-style="none" officeooo:rsid="1be9e122" officeooo:paragraph-rsid="1be9e122" style:font-name-asian="Times New Roman1" style:font-style-asian="normal" style:font-name-complex="Times New Roman1" style:font-style-complex="normal"/>
    </style:style>
    <style:style style:name="P72" style:family="paragraph" style:parent-style-name="Normal_20__28_Web_29_">
      <style:text-properties style:text-line-through-style="none" style:text-line-through-type="none" style:font-name="Liberation Serif1" fo:language="ru" fo:country="RU" fo:font-style="normal" style:text-underline-style="none" officeooo:rsid="1bedd17b" officeooo:paragraph-rsid="1bedd17b" style:font-name-asian="Times New Roman1" style:font-style-asian="normal" style:font-name-complex="Times New Roman1" style:font-style-complex="normal"/>
    </style:style>
    <style:style style:name="P73" style:family="paragraph" style:parent-style-name="Normal_20__28_Web_29_">
      <style:text-properties style:text-line-through-style="none" style:text-line-through-type="none" style:font-name="Liberation Serif1" fo:language="ru" fo:country="RU" fo:font-style="normal" style:text-underline-style="none" officeooo:rsid="1bf635f2" officeooo:paragraph-rsid="1bf635f2" style:font-name-asian="Times New Roman1" style:font-style-asian="normal" style:font-name-complex="Times New Roman1" style:font-style-complex="normal"/>
    </style:style>
    <style:style style:name="P74" style:family="paragraph" style:parent-style-name="Normal_20__28_Web_29_">
      <style:text-properties style:text-line-through-style="none" style:text-line-through-type="none" style:font-name="Liberation Serif1" fo:language="ru" fo:country="RU" fo:font-style="normal" style:text-underline-style="none" officeooo:rsid="1bffe38e" officeooo:paragraph-rsid="1c03f2ad" style:font-name-asian="Times New Roman1" style:font-style-asian="normal" style:font-name-complex="Times New Roman1" style:font-style-complex="normal"/>
    </style:style>
    <style:style style:name="P75" style:family="paragraph" style:parent-style-name="Normal_20__28_Web_29_">
      <style:text-properties style:text-line-through-style="none" style:text-line-through-type="none" style:font-name="Liberation Serif1" fo:language="ru" fo:country="RU" fo:font-style="normal" style:text-underline-style="none" officeooo:rsid="1c16eb86" officeooo:paragraph-rsid="1c16eb86" style:font-name-asian="Times New Roman1" style:font-style-asian="normal" style:font-name-complex="Times New Roman1" style:font-style-complex="normal"/>
    </style:style>
    <style:style style:name="P76" style:family="paragraph" style:parent-style-name="Normal_20__28_Web_29_">
      <style:text-properties style:text-line-through-style="none" style:text-line-through-type="none" style:font-name="Liberation Serif1" fo:language="ru" fo:country="RU" fo:font-style="normal" style:text-underline-style="none" officeooo:rsid="1c220077" officeooo:paragraph-rsid="1c220077" style:font-name-asian="Times New Roman1" style:font-style-asian="normal" style:font-name-complex="Times New Roman1" style:font-style-complex="normal"/>
    </style:style>
    <style:style style:name="P77" style:family="paragraph" style:parent-style-name="Normal_20__28_Web_29_">
      <style:text-properties style:text-line-through-style="none" style:text-line-through-type="none" style:font-name="Liberation Serif1" fo:language="ru" fo:country="RU" fo:font-style="normal" style:text-underline-style="none" officeooo:rsid="1c2232f2" officeooo:paragraph-rsid="1c2ccacd" style:font-name-asian="Times New Roman1" style:font-style-asian="normal" style:font-name-complex="Times New Roman1" style:font-style-complex="normal"/>
    </style:style>
    <style:style style:name="P78" style:family="paragraph" style:parent-style-name="Normal_20__28_Web_29_">
      <style:text-properties style:text-line-through-style="none" style:text-line-through-type="none" style:font-name="Liberation Serif1" fo:language="ru" fo:country="RU" fo:font-style="normal" style:text-underline-style="none" officeooo:rsid="1c2df3b0" officeooo:paragraph-rsid="1c2df3b0" style:font-name-asian="Times New Roman1" style:font-style-asian="normal" style:font-name-complex="Times New Roman1" style:font-style-complex="normal"/>
    </style:style>
    <style:style style:name="P79" style:family="paragraph" style:parent-style-name="Normal_20__28_Web_29_">
      <style:text-properties style:text-line-through-style="none" style:text-line-through-type="none" style:font-name="Liberation Serif1" fo:language="ru" fo:country="RU" fo:font-style="normal" style:text-underline-style="none" officeooo:rsid="1c402ab6" officeooo:paragraph-rsid="1c402ab6" style:font-name-asian="Times New Roman1" style:font-style-asian="normal" style:font-name-complex="Times New Roman1" style:font-style-complex="normal"/>
    </style:style>
    <style:style style:name="P80" style:family="paragraph" style:parent-style-name="Normal_20__28_Web_29_">
      <style:text-properties style:text-line-through-style="none" style:text-line-through-type="none" style:font-name="Liberation Serif1" fo:language="ru" fo:country="RU" fo:font-style="normal" style:text-underline-style="none" officeooo:rsid="1c61b0c3" officeooo:paragraph-rsid="1c61b0c3" style:font-name-asian="Times New Roman1" style:font-style-asian="normal" style:font-name-complex="Times New Roman1" style:font-style-complex="normal"/>
    </style:style>
    <style:style style:name="P81" style:family="paragraph" style:parent-style-name="Normal_20__28_Web_29_">
      <style:text-properties style:text-line-through-style="none" style:text-line-through-type="none" style:font-name="Liberation Serif1" fo:language="ru" fo:country="RU" fo:font-style="normal" style:text-underline-style="none" officeooo:rsid="1c6573b4" officeooo:paragraph-rsid="1c900b67" style:font-name-asian="Times New Roman1" style:font-style-asian="normal" style:font-name-complex="Times New Roman1" style:font-style-complex="normal"/>
    </style:style>
    <style:style style:name="P82" style:family="paragraph" style:parent-style-name="Normal_20__28_Web_29_">
      <style:text-properties style:text-line-through-style="none" style:text-line-through-type="none" style:font-name="Liberation Serif1" fo:language="ru" fo:country="RU" fo:font-style="normal" style:text-underline-style="none" officeooo:rsid="1c910c1d" officeooo:paragraph-rsid="1c93c045" style:font-name-asian="Times New Roman1" style:font-style-asian="normal" style:font-name-complex="Times New Roman1" style:font-style-complex="normal"/>
    </style:style>
    <style:style style:name="P83" style:family="paragraph" style:parent-style-name="Normal_20__28_Web_29_">
      <style:text-properties style:text-line-through-style="none" style:text-line-through-type="none" style:font-name="Liberation Serif1" fo:language="ru" fo:country="RU" fo:font-style="normal" style:text-underline-style="none" officeooo:rsid="1c97cc63" officeooo:paragraph-rsid="1c997b55" style:font-name-asian="Times New Roman1" style:font-style-asian="normal" style:font-name-complex="Times New Roman1" style:font-style-complex="normal"/>
    </style:style>
    <style:style style:name="P84" style:family="paragraph" style:parent-style-name="Normal_20__28_Web_29_">
      <style:text-properties style:text-line-through-style="none" style:text-line-through-type="none" style:font-name="Liberation Serif1" fo:language="ru" fo:country="RU" fo:font-style="normal" style:text-underline-style="none" officeooo:rsid="1c997b55" officeooo:paragraph-rsid="1c997b55" style:font-name-asian="Times New Roman1" style:font-style-asian="normal" style:font-name-complex="Times New Roman1" style:font-style-complex="normal"/>
    </style:style>
    <style:style style:name="P85" style:family="paragraph" style:parent-style-name="Normal_20__28_Web_29_">
      <style:text-properties style:text-line-through-style="none" style:text-line-through-type="none" style:font-name="Liberation Serif1" fo:language="ru" fo:country="RU" fo:font-style="normal" style:text-underline-style="none" officeooo:rsid="1cc5c3ae" officeooo:paragraph-rsid="1cd5ec71" style:font-name-asian="Times New Roman1" style:font-style-asian="normal" style:font-name-complex="Times New Roman1" style:font-style-complex="normal"/>
    </style:style>
    <style:style style:name="P86" style:family="paragraph" style:parent-style-name="Normal_20__28_Web_29_">
      <style:text-properties style:text-line-through-style="none" style:text-line-through-type="none" style:font-name="Liberation Serif1" fo:language="ru" fo:country="RU" fo:font-style="normal" style:text-underline-style="none" officeooo:rsid="1ce9aacc" officeooo:paragraph-rsid="1ce9aacc" style:font-name-asian="Times New Roman1" style:font-style-asian="normal" style:font-name-complex="Times New Roman1" style:font-style-complex="normal"/>
    </style:style>
    <style:style style:name="P87" style:family="paragraph" style:parent-style-name="Normal_20__28_Web_29_">
      <style:text-properties style:text-line-through-style="none" style:text-line-through-type="none" style:font-name="Liberation Serif1" fo:language="ru" fo:country="RU" fo:font-style="normal" style:text-underline-style="none" officeooo:rsid="1cd65699" officeooo:paragraph-rsid="1cdc15c8" style:font-name-asian="Times New Roman1" style:font-style-asian="normal" style:font-name-complex="Times New Roman1" style:font-style-complex="normal"/>
    </style:style>
    <style:style style:name="P88" style:family="paragraph" style:parent-style-name="Normal_20__28_Web_29_">
      <style:text-properties style:text-line-through-style="none" style:text-line-through-type="none" style:font-name="Liberation Serif1" fo:language="ru" fo:country="RU" fo:font-style="normal" style:text-underline-style="none" officeooo:rsid="1cddddb9" officeooo:paragraph-rsid="1cdc15c8" style:font-name-asian="Times New Roman1" style:font-style-asian="normal" style:font-name-complex="Times New Roman1" style:font-style-complex="normal"/>
    </style:style>
    <style:style style:name="P89" style:family="paragraph" style:parent-style-name="Normal_20__28_Web_29_">
      <style:text-properties style:text-line-through-style="none" style:text-line-through-type="none" style:font-name="Liberation Serif1" fo:language="ru" fo:country="RU" fo:font-style="normal" style:text-underline-style="none" officeooo:rsid="1d116e59" officeooo:paragraph-rsid="1d13bf29" style:font-name-asian="Times New Roman1" style:font-style-asian="normal" style:font-name-complex="Times New Roman1" style:font-style-complex="normal"/>
    </style:style>
    <style:style style:name="P90" style:family="paragraph" style:parent-style-name="Normal_20__28_Web_29_">
      <style:text-properties style:text-line-through-style="none" style:text-line-through-type="none" style:font-name="Liberation Serif1" fo:language="ru" fo:country="RU" fo:font-style="normal" style:text-underline-style="none" officeooo:rsid="1d28c5f3" officeooo:paragraph-rsid="1d2fa362" style:font-name-asian="Times New Roman1" style:font-style-asian="normal" style:font-name-complex="Times New Roman1" style:font-style-complex="normal"/>
    </style:style>
    <style:style style:name="P91" style:family="paragraph" style:parent-style-name="Normal_20__28_Web_29_">
      <style:text-properties style:text-line-through-style="none" style:text-line-through-type="none" style:font-name="Liberation Serif1" fo:language="ru" fo:country="RU" fo:font-style="normal" style:text-underline-style="none" officeooo:rsid="1d313324" officeooo:paragraph-rsid="1d313324" style:font-name-asian="Times New Roman1" style:font-style-asian="normal" style:font-name-complex="Times New Roman1" style:font-style-complex="normal"/>
    </style:style>
    <style:style style:name="P92" style:family="paragraph" style:parent-style-name="Normal_20__28_Web_29_">
      <style:text-properties style:text-line-through-style="none" style:text-line-through-type="none" style:font-name="Liberation Serif1" fo:language="ru" fo:country="RU" fo:font-style="normal" style:text-underline-style="none" officeooo:rsid="1d31c7ec" officeooo:paragraph-rsid="1d31c7ec" style:font-name-asian="Times New Roman1" style:font-style-asian="normal" style:font-name-complex="Times New Roman1" style:font-style-complex="normal"/>
    </style:style>
    <style:style style:name="P93" style:family="paragraph" style:parent-style-name="Normal_20__28_Web_29_">
      <style:text-properties style:text-line-through-style="none" style:text-line-through-type="none" style:font-name="Liberation Serif1" fo:language="ru" fo:country="RU" fo:font-style="normal" style:text-underline-style="none" officeooo:rsid="1d38a3c3" officeooo:paragraph-rsid="1d38a3c3" style:font-name-asian="Times New Roman1" style:font-style-asian="normal" style:font-name-complex="Times New Roman1" style:font-style-complex="normal"/>
    </style:style>
    <style:style style:name="P94" style:family="paragraph" style:parent-style-name="Normal_20__28_Web_29_">
      <style:text-properties style:text-line-through-style="none" style:text-line-through-type="none" style:font-name="Liberation Serif1" fo:language="ru" fo:country="RU" fo:font-style="normal" style:text-underline-style="none" officeooo:rsid="1d3aaf1f" officeooo:paragraph-rsid="1d44acfb" style:font-name-asian="Times New Roman1" style:font-style-asian="normal" style:font-name-complex="Times New Roman1" style:font-style-complex="normal"/>
    </style:style>
    <style:style style:name="P95" style:family="paragraph" style:parent-style-name="Normal_20__28_Web_29_">
      <style:text-properties style:text-line-through-style="none" style:text-line-through-type="none" style:font-name="Liberation Serif1" fo:language="ru" fo:country="RU" fo:font-style="normal" style:text-underline-style="none" officeooo:rsid="1d45fe1e" officeooo:paragraph-rsid="1d4818a2" style:font-name-asian="Times New Roman1" style:font-style-asian="normal" style:font-name-complex="Times New Roman1" style:font-style-complex="normal"/>
    </style:style>
    <style:style style:name="P96" style:family="paragraph" style:parent-style-name="Normal_20__28_Web_29_">
      <style:text-properties style:text-line-through-style="none" style:text-line-through-type="none" style:font-name="Liberation Serif1" fo:language="ru" fo:country="RU" fo:font-style="normal" style:text-underline-style="none" officeooo:rsid="1d533dd9" officeooo:paragraph-rsid="1d5527bc" style:font-name-asian="Times New Roman1" style:font-style-asian="normal" style:font-name-complex="Times New Roman1" style:font-style-complex="normal"/>
    </style:style>
    <style:style style:name="P97" style:family="paragraph" style:parent-style-name="Normal_20__28_Web_29_">
      <style:text-properties style:text-line-through-style="none" style:text-line-through-type="none" style:font-name="Liberation Serif1" fo:language="ru" fo:country="RU" fo:font-style="normal" style:text-underline-style="none" officeooo:rsid="1d5d7525" officeooo:paragraph-rsid="1d6b56c7" style:font-name-asian="Times New Roman1" style:font-style-asian="normal" style:font-name-complex="Times New Roman1" style:font-style-complex="normal"/>
    </style:style>
    <style:style style:name="P98" style:family="paragraph" style:parent-style-name="Normal_20__28_Web_29_">
      <style:text-properties style:text-line-through-style="none" style:text-line-through-type="none" style:font-name="Liberation Serif1" fo:language="ru" fo:country="RU" fo:font-style="normal" style:text-underline-style="none" officeooo:rsid="1d6dbfdd" officeooo:paragraph-rsid="1d6f17da" style:font-name-asian="Times New Roman1" style:font-style-asian="normal" style:font-name-complex="Times New Roman1" style:font-style-complex="normal"/>
    </style:style>
    <style:style style:name="P99" style:family="paragraph" style:parent-style-name="Normal_20__28_Web_29_">
      <style:text-properties style:text-line-through-style="none" style:text-line-through-type="none" style:font-name="Liberation Serif1" fo:language="ru" fo:country="RU" fo:font-style="normal" style:text-underline-style="none" officeooo:rsid="1d6fa2d2" officeooo:paragraph-rsid="1d6fa2d2" style:font-name-asian="Times New Roman1" style:font-style-asian="normal" style:font-name-complex="Times New Roman1" style:font-style-complex="normal"/>
    </style:style>
    <style:style style:name="P100" style:family="paragraph" style:parent-style-name="Normal_20__28_Web_29_">
      <style:text-properties style:text-line-through-style="none" style:text-line-through-type="none" style:font-name="Liberation Serif1" fo:language="ru" fo:country="RU" fo:font-style="normal" style:text-underline-style="none" officeooo:rsid="1d92680a" officeooo:paragraph-rsid="1da4a0f4" style:font-name-asian="Times New Roman1" style:font-style-asian="normal" style:font-name-complex="Times New Roman1" style:font-style-complex="normal"/>
    </style:style>
    <style:style style:name="P101" style:family="paragraph" style:parent-style-name="Normal_20__28_Web_29_">
      <style:text-properties style:text-line-through-style="none" style:text-line-through-type="none" style:font-name="Liberation Serif1" fo:language="ru" fo:country="RU" fo:font-style="normal" style:text-underline-style="none" officeooo:rsid="1db0ccb9" officeooo:paragraph-rsid="1db81a00" style:font-name-asian="Times New Roman1" style:font-style-asian="normal" style:font-name-complex="Times New Roman1" style:font-style-complex="normal"/>
    </style:style>
    <style:style style:name="P102" style:family="paragraph" style:parent-style-name="Normal_20__28_Web_29_">
      <style:text-properties style:text-line-through-style="none" style:text-line-through-type="none" style:font-name="Liberation Serif1" fo:language="ru" fo:country="RU" fo:font-style="normal" style:text-underline-style="none" officeooo:rsid="1da61580" officeooo:paragraph-rsid="1dae502e" style:font-name-asian="Times New Roman1" style:font-style-asian="normal" style:font-name-complex="Times New Roman1" style:font-style-complex="normal"/>
    </style:style>
    <style:style style:name="P103" style:family="paragraph" style:parent-style-name="Normal_20__28_Web_29_">
      <style:text-properties style:text-line-through-style="none" style:text-line-through-type="none" style:font-name="Liberation Serif1" fo:language="ru" fo:country="RU" fo:font-style="normal" style:text-underline-style="none" officeooo:rsid="1dbc4a8b" officeooo:paragraph-rsid="1dbc4a8b" style:font-name-asian="Times New Roman1" style:font-style-asian="normal" style:font-name-complex="Times New Roman1" style:font-style-complex="normal"/>
    </style:style>
    <style:style style:name="P104" style:family="paragraph" style:parent-style-name="Normal_20__28_Web_29_">
      <style:text-properties style:text-line-through-style="none" style:text-line-through-type="none" style:font-name="Liberation Serif1" fo:language="ru" fo:country="RU" fo:font-style="normal" style:text-underline-style="none" officeooo:rsid="1dc90c9a" officeooo:paragraph-rsid="1dd45efa" style:font-name-asian="Times New Roman1" style:font-style-asian="normal" style:font-name-complex="Times New Roman1" style:font-style-complex="normal"/>
    </style:style>
    <style:style style:name="P105" style:family="paragraph" style:parent-style-name="Normal_20__28_Web_29_">
      <style:text-properties style:text-line-through-style="none" style:text-line-through-type="none" style:font-name="Liberation Serif1" fo:language="ru" fo:country="RU" fo:font-style="normal" style:text-underline-style="none" officeooo:rsid="1dc90c9a" officeooo:paragraph-rsid="1dd94f21" style:font-name-asian="Times New Roman1" style:font-style-asian="normal" style:font-name-complex="Times New Roman1" style:font-style-complex="normal"/>
    </style:style>
    <style:style style:name="P106" style:family="paragraph" style:parent-style-name="Normal_20__28_Web_29_">
      <style:text-properties style:text-line-through-style="none" style:text-line-through-type="none" style:font-name="Liberation Serif1" fo:language="ru" fo:country="RU" fo:font-style="normal" style:text-underline-style="none" officeooo:rsid="1dc90c9a" officeooo:paragraph-rsid="1dda107d" style:font-name-asian="Times New Roman1" style:font-style-asian="normal" style:font-name-complex="Times New Roman1" style:font-style-complex="normal"/>
    </style:style>
    <style:style style:name="P107" style:family="paragraph" style:parent-style-name="Normal_20__28_Web_29_">
      <style:text-properties style:text-line-through-style="none" style:text-line-through-type="none" style:font-name="Liberation Serif1" fo:language="ru" fo:country="RU" fo:font-style="normal" style:text-underline-style="none" officeooo:rsid="1ddb32a9" officeooo:paragraph-rsid="1deb220d" style:font-name-asian="Times New Roman1" style:font-style-asian="normal" style:font-name-complex="Times New Roman1" style:font-style-complex="normal"/>
    </style:style>
    <style:style style:name="P108" style:family="paragraph" style:parent-style-name="Normal_20__28_Web_29_">
      <style:text-properties style:text-line-through-style="none" style:text-line-through-type="none" style:font-name="Liberation Serif1" fo:language="ru" fo:country="RU" fo:font-style="normal" style:text-underline-style="none" officeooo:rsid="1deb220d" officeooo:paragraph-rsid="1deb220d" style:font-name-asian="Times New Roman1" style:font-style-asian="normal" style:font-name-complex="Times New Roman1" style:font-style-complex="normal"/>
    </style:style>
    <style:style style:name="P109" style:family="paragraph" style:parent-style-name="Normal_20__28_Web_29_">
      <style:text-properties style:text-line-through-style="none" style:text-line-through-type="none" style:font-name="Liberation Serif1" fo:language="ru" fo:country="RU" fo:font-style="normal" style:text-underline-style="none" officeooo:rsid="1fb4c359" officeooo:paragraph-rsid="1fb6f67b" style:font-name-asian="Times New Roman1" style:font-style-asian="normal" style:font-name-complex="Times New Roman1" style:font-style-complex="normal"/>
    </style:style>
    <style:style style:name="P110" style:family="paragraph" style:parent-style-name="Normal_20__28_Web_29_">
      <style:text-properties style:text-line-through-style="none" style:text-line-through-type="none" style:font-name="Liberation Serif1" fo:language="ru" fo:country="RU" fo:font-style="normal" style:text-underline-style="none" officeooo:rsid="1fb4c359" officeooo:paragraph-rsid="1ff87d0b" style:font-name-asian="Times New Roman1" style:font-style-asian="normal" style:font-name-complex="Times New Roman1" style:font-style-complex="normal"/>
    </style:style>
    <style:style style:name="P111" style:family="paragraph" style:parent-style-name="Normal_20__28_Web_29_">
      <style:text-properties style:text-line-through-style="none" style:text-line-through-type="none" style:font-name="Liberation Serif1" fo:language="ru" fo:country="RU" fo:font-style="normal" style:text-underline-style="none" officeooo:rsid="2000783c" officeooo:paragraph-rsid="2000783c" style:font-name-asian="Times New Roman1" style:font-style-asian="normal" style:font-name-complex="Times New Roman1" style:font-style-complex="normal"/>
    </style:style>
    <style:style style:name="P112" style:family="paragraph" style:parent-style-name="Normal_20__28_Web_29_">
      <style:text-properties style:text-line-through-style="none" style:text-line-through-type="none" style:font-name="Liberation Serif1" fo:language="ru" fo:country="RU" fo:font-style="normal" style:text-underline-style="none" officeooo:rsid="2004c060" officeooo:paragraph-rsid="2004c060" style:font-name-asian="Times New Roman1" style:font-style-asian="normal" style:font-name-complex="Times New Roman1" style:font-style-complex="normal"/>
    </style:style>
    <style:style style:name="P113" style:family="paragraph" style:parent-style-name="Normal_20__28_Web_29_">
      <style:text-properties style:text-line-through-style="none" style:text-line-through-type="none" style:font-name="Liberation Serif1" fo:language="ru" fo:country="RU" fo:font-style="normal" style:text-underline-style="none" officeooo:rsid="2006221f" officeooo:paragraph-rsid="2006221f" style:font-name-asian="Times New Roman1" style:font-style-asian="normal" style:font-name-complex="Times New Roman1" style:font-style-complex="normal"/>
    </style:style>
    <style:style style:name="P114" style:family="paragraph" style:parent-style-name="Normal_20__28_Web_29_">
      <style:text-properties style:text-line-through-style="none" style:text-line-through-type="none" style:font-name="Liberation Serif1" fo:language="ru" fo:country="RU" fo:font-style="normal" style:text-underline-style="none" officeooo:rsid="2006221f" officeooo:paragraph-rsid="2009d211" style:font-name-asian="Times New Roman1" style:font-style-asian="normal" style:font-name-complex="Times New Roman1" style:font-style-complex="normal"/>
    </style:style>
    <style:style style:name="P115" style:family="paragraph" style:parent-style-name="Normal_20__28_Web_29_">
      <style:text-properties style:text-line-through-style="none" style:text-line-through-type="none" style:font-name="Liberation Serif1" fo:language="ru" fo:country="RU" fo:font-style="normal" style:text-underline-style="none" officeooo:rsid="200fc9a0" officeooo:paragraph-rsid="2011000f" style:font-name-asian="Times New Roman1" style:font-style-asian="normal" style:font-name-complex="Times New Roman1" style:font-style-complex="normal"/>
    </style:style>
    <style:style style:name="P116" style:family="paragraph" style:parent-style-name="Normal_20__28_Web_29_">
      <style:text-properties style:text-line-through-style="none" style:text-line-through-type="none" style:font-name="Liberation Serif1" fo:language="ru" fo:country="RU" fo:font-style="normal" style:text-underline-style="none" officeooo:rsid="2018d36a" officeooo:paragraph-rsid="201c6f6f" style:font-name-asian="Times New Roman1" style:font-style-asian="normal" style:font-name-complex="Times New Roman1" style:font-style-complex="normal"/>
    </style:style>
    <style:style style:name="P117" style:family="paragraph" style:parent-style-name="Normal_20__28_Web_29_">
      <style:text-properties style:text-line-through-style="none" style:text-line-through-type="none" style:font-name="Liberation Serif1" fo:language="ru" fo:country="RU" fo:font-style="normal" style:text-underline-style="none" officeooo:rsid="201e325e" officeooo:paragraph-rsid="2033e370" style:font-name-asian="Times New Roman1" style:font-style-asian="normal" style:font-name-complex="Times New Roman1" style:font-style-complex="normal"/>
    </style:style>
    <style:style style:name="P118" style:family="paragraph" style:parent-style-name="Normal_20__28_Web_29_">
      <style:text-properties style:text-line-through-style="none" style:text-line-through-type="none" style:font-name="Liberation Serif1" fo:language="ru" fo:country="RU" fo:font-style="normal" style:text-underline-style="none" officeooo:rsid="20376ee4" officeooo:paragraph-rsid="20376ee4" style:font-name-asian="Times New Roman1" style:font-style-asian="normal" style:font-name-complex="Times New Roman1" style:font-style-complex="normal"/>
    </style:style>
    <style:style style:name="P119" style:family="paragraph" style:parent-style-name="Normal_20__28_Web_29_">
      <style:text-properties style:text-line-through-style="none" style:text-line-through-type="none" style:font-name="Liberation Serif1" fo:language="ru" fo:country="RU" fo:font-style="normal" style:text-underline-style="none" officeooo:rsid="201fa01c" officeooo:paragraph-rsid="20725e94" style:font-name-asian="Times New Roman1" style:font-style-asian="normal" style:font-name-complex="Times New Roman1" style:font-style-complex="normal"/>
    </style:style>
    <style:style style:name="P120" style:family="paragraph" style:parent-style-name="Normal_20__28_Web_29_">
      <style:text-properties style:text-line-through-style="none" style:text-line-through-type="none" style:font-name="Liberation Serif1" fo:language="ru" fo:country="RU" fo:font-style="normal" style:text-underline-style="none" officeooo:rsid="204aaab7" officeooo:paragraph-rsid="20529775" style:font-name-asian="Times New Roman1" style:font-style-asian="normal" style:font-name-complex="Times New Roman1" style:font-style-complex="normal"/>
    </style:style>
    <style:style style:name="P121" style:family="paragraph" style:parent-style-name="Normal_20__28_Web_29_">
      <style:text-properties style:text-line-through-style="none" style:text-line-through-type="none" style:font-name="Liberation Serif1" fo:language="ru" fo:country="RU" fo:font-style="normal" style:text-underline-style="none" officeooo:rsid="2056df1d" officeooo:paragraph-rsid="2056df1d" style:font-name-asian="Times New Roman1" style:font-style-asian="normal" style:font-name-complex="Times New Roman1" style:font-style-complex="normal"/>
    </style:style>
    <style:style style:name="P122" style:family="paragraph" style:parent-style-name="Normal_20__28_Web_29_">
      <style:text-properties style:text-line-through-style="none" style:text-line-through-type="none" style:font-name="Liberation Serif1" fo:language="ru" fo:country="RU" fo:font-style="normal" style:text-underline-style="none" officeooo:rsid="2061900c" officeooo:paragraph-rsid="20628892" style:font-name-asian="Times New Roman1" style:font-style-asian="normal" style:font-name-complex="Times New Roman1" style:font-style-complex="normal"/>
    </style:style>
    <style:style style:name="P123" style:family="paragraph" style:parent-style-name="Normal_20__28_Web_29_">
      <style:text-properties style:text-line-through-style="none" style:text-line-through-type="none" style:font-name="Liberation Serif1" fo:language="ru" fo:country="RU" fo:font-style="normal" style:text-underline-style="none" officeooo:rsid="2082f75b" officeooo:paragraph-rsid="208466f9" style:font-name-asian="Times New Roman1" style:font-style-asian="normal" style:font-name-complex="Times New Roman1" style:font-style-complex="normal"/>
    </style:style>
    <style:style style:name="P124" style:family="paragraph" style:parent-style-name="Normal_20__28_Web_29_">
      <style:text-properties style:text-line-through-style="none" style:text-line-through-type="none" style:font-name="Liberation Serif1" fo:language="ru" fo:country="RU" fo:font-style="normal" style:text-underline-style="none" officeooo:rsid="20977316" officeooo:paragraph-rsid="20a445b4" style:font-name-asian="Times New Roman1" style:font-style-asian="normal" style:font-name-complex="Times New Roman1" style:font-style-complex="normal"/>
    </style:style>
    <style:style style:name="P125" style:family="paragraph" style:parent-style-name="Normal_20__28_Web_29_">
      <style:text-properties style:text-line-through-style="none" style:text-line-through-type="none" style:font-name="Liberation Serif1" fo:language="ru" fo:country="RU" fo:font-style="normal" style:text-underline-style="none" officeooo:rsid="20a5f278" officeooo:paragraph-rsid="20c6ef9e" style:font-name-asian="Times New Roman1" style:font-style-asian="normal" style:font-name-complex="Times New Roman1" style:font-style-complex="normal"/>
    </style:style>
    <style:style style:name="P126" style:family="paragraph" style:parent-style-name="Normal_20__28_Web_29_">
      <style:text-properties style:text-line-through-style="none" style:text-line-through-type="none" style:font-name="Liberation Serif1" fo:language="ru" fo:country="RU" fo:font-style="normal" style:text-underline-style="none" officeooo:rsid="20725e94" officeooo:paragraph-rsid="20725e94" style:font-name-asian="Times New Roman1" style:font-style-asian="normal" style:font-name-complex="Times New Roman1" style:font-style-complex="normal"/>
    </style:style>
    <style:style style:name="P127" style:family="paragraph" style:parent-style-name="Normal_20__28_Web_29_">
      <style:text-properties style:text-line-through-style="none" style:text-line-through-type="none" style:font-name="Liberation Serif1" fo:language="ru" fo:country="RU" fo:font-style="normal" style:text-underline-style="none" officeooo:rsid="20c81b06" officeooo:paragraph-rsid="20dabdbd" style:font-name-asian="Times New Roman1" style:font-style-asian="normal" style:font-name-complex="Times New Roman1" style:font-style-complex="normal"/>
    </style:style>
    <style:style style:name="P128" style:family="paragraph" style:parent-style-name="Normal_20__28_Web_29_">
      <style:text-properties style:text-line-through-style="none" style:text-line-through-type="none" style:font-name="Liberation Serif1" fo:language="ru" fo:country="RU" fo:font-style="normal" style:text-underline-style="none" officeooo:rsid="20df5116" officeooo:paragraph-rsid="20df5116" style:font-name-asian="Times New Roman1" style:font-style-asian="normal" style:font-name-complex="Times New Roman1" style:font-style-complex="normal"/>
    </style:style>
    <style:style style:name="P129" style:family="paragraph" style:parent-style-name="Normal_20__28_Web_29_">
      <style:text-properties style:text-line-through-style="none" style:text-line-through-type="none" style:font-name="Liberation Serif1" fo:language="ru" fo:country="RU" fo:font-style="normal" style:text-underline-style="none" officeooo:rsid="20e89b9d" officeooo:paragraph-rsid="20e89b9d" style:font-name-asian="Times New Roman1" style:font-style-asian="normal" style:font-name-complex="Times New Roman1" style:font-style-complex="normal"/>
    </style:style>
    <style:style style:name="P130" style:family="paragraph" style:parent-style-name="Normal_20__28_Web_29_">
      <style:text-properties style:text-line-through-style="none" style:text-line-through-type="none" style:font-name="Liberation Serif1" fo:language="ru" fo:country="RU" fo:font-style="normal" style:text-underline-style="none" officeooo:rsid="20edf6b9" officeooo:paragraph-rsid="20f6c493" style:font-name-asian="Times New Roman1" style:font-style-asian="normal" style:font-name-complex="Times New Roman1" style:font-style-complex="normal"/>
    </style:style>
    <style:style style:name="P131" style:family="paragraph" style:parent-style-name="Normal_20__28_Web_29_">
      <style:text-properties style:text-line-through-style="none" style:text-line-through-type="none" style:font-name="Liberation Serif1" fo:language="ru" fo:country="RU" fo:font-style="normal" style:text-underline-style="none" officeooo:rsid="20fb188f" officeooo:paragraph-rsid="20fb8de1" style:font-name-asian="Times New Roman1" style:font-style-asian="normal" style:font-name-complex="Times New Roman1" style:font-style-complex="normal"/>
    </style:style>
    <style:style style:name="P132" style:family="paragraph" style:parent-style-name="Normal_20__28_Web_29_">
      <style:text-properties style:text-line-through-style="none" style:text-line-through-type="none" style:font-name="Liberation Serif1" fo:language="ru" fo:country="RU" fo:font-style="normal" style:text-underline-style="none" officeooo:rsid="20fe2d7f" officeooo:paragraph-rsid="2102308d" style:font-name-asian="Times New Roman1" style:font-style-asian="normal" style:font-name-complex="Times New Roman1" style:font-style-complex="normal"/>
    </style:style>
    <style:style style:name="P133" style:family="paragraph" style:parent-style-name="Normal_20__28_Web_29_">
      <style:text-properties style:text-line-through-style="none" style:text-line-through-type="none" style:font-name="Liberation Serif1" fo:language="ru" fo:country="RU" fo:font-style="normal" style:text-underline-style="none" officeooo:rsid="2108c18e" officeooo:paragraph-rsid="2115d0e9" style:font-name-asian="Times New Roman1" style:font-style-asian="normal" style:font-name-complex="Times New Roman1" style:font-style-complex="normal"/>
    </style:style>
    <style:style style:name="P134" style:family="paragraph" style:parent-style-name="Normal_20__28_Web_29_">
      <style:text-properties style:text-line-through-style="none" style:text-line-through-type="none" style:font-name="Liberation Serif1" fo:language="ru" fo:country="RU" fo:font-style="normal" style:text-underline-style="none" officeooo:rsid="211b1705" officeooo:paragraph-rsid="2128e7ce" style:font-name-asian="Times New Roman1" style:font-style-asian="normal" style:font-name-complex="Times New Roman1" style:font-style-complex="normal"/>
    </style:style>
    <style:style style:name="P135" style:family="paragraph" style:parent-style-name="Normal_20__28_Web_29_">
      <style:text-properties style:text-line-through-style="none" style:text-line-through-type="none" style:font-name="Liberation Serif1" fo:language="ru" fo:country="RU" fo:font-style="normal" style:text-underline-style="none" officeooo:rsid="212a3fff" officeooo:paragraph-rsid="212f129e" style:font-name-asian="Times New Roman1" style:font-style-asian="normal" style:font-name-complex="Times New Roman1" style:font-style-complex="normal"/>
    </style:style>
    <style:style style:name="P136" style:family="paragraph" style:parent-style-name="Normal_20__28_Web_29_">
      <style:text-properties style:text-line-through-style="none" style:text-line-through-type="none" style:font-name="Liberation Serif1" fo:language="ru" fo:country="RU" fo:font-style="normal" style:text-underline-style="none" officeooo:rsid="212a3fff" officeooo:paragraph-rsid="2140f4c8" style:font-name-asian="Times New Roman1" style:font-style-asian="normal" style:font-name-complex="Times New Roman1" style:font-style-complex="normal"/>
    </style:style>
    <style:style style:name="P137" style:family="paragraph" style:parent-style-name="Normal_20__28_Web_29_">
      <style:text-properties style:text-line-through-style="none" style:text-line-through-type="none" style:font-name="Liberation Serif1" fo:language="ru" fo:country="RU" fo:font-style="normal" style:text-underline-style="none" officeooo:rsid="2128e7ce" officeooo:paragraph-rsid="2128e7ce" style:font-name-asian="Times New Roman1" style:font-style-asian="normal" style:font-name-complex="Times New Roman1" style:font-style-complex="normal"/>
    </style:style>
    <style:style style:name="P138" style:family="paragraph" style:parent-style-name="Normal_20__28_Web_29_">
      <style:text-properties style:text-line-through-style="none" style:text-line-through-type="none" style:font-name="Liberation Serif1" fo:language="ru" fo:country="RU" fo:font-style="normal" style:text-underline-style="none" officeooo:rsid="21434ddd" officeooo:paragraph-rsid="21487514" style:font-name-asian="Times New Roman1" style:font-style-asian="normal" style:font-name-complex="Times New Roman1" style:font-style-complex="normal"/>
    </style:style>
    <style:style style:name="P139" style:family="paragraph" style:parent-style-name="Normal_20__28_Web_29_">
      <style:text-properties style:text-line-through-style="none" style:text-line-through-type="none" style:font-name="Liberation Serif1" fo:language="ru" fo:country="RU" fo:font-style="normal" style:text-underline-style="none" officeooo:rsid="214e9144" officeooo:paragraph-rsid="2151b198" style:font-name-asian="Times New Roman1" style:font-style-asian="normal" style:font-name-complex="Times New Roman1" style:font-style-complex="normal"/>
    </style:style>
    <style:style style:name="P140" style:family="paragraph" style:parent-style-name="Normal_20__28_Web_29_">
      <style:text-properties style:text-line-through-style="none" style:text-line-through-type="none" style:font-name="Liberation Serif1" fo:language="ru" fo:country="RU" fo:font-style="normal" style:text-underline-style="none" officeooo:rsid="21539838" officeooo:paragraph-rsid="216dc4ff" style:font-name-asian="Times New Roman1" style:font-style-asian="normal" style:font-name-complex="Times New Roman1" style:font-style-complex="normal"/>
    </style:style>
    <style:style style:name="P141" style:family="paragraph" style:parent-style-name="Normal_20__28_Web_29_">
      <style:text-properties style:text-line-through-style="none" style:text-line-through-type="none" style:font-name="Liberation Serif1" fo:language="ru" fo:country="RU" fo:font-style="normal" style:text-underline-style="none" officeooo:rsid="21737afd" officeooo:paragraph-rsid="21737afd" style:font-name-asian="Times New Roman1" style:font-style-asian="normal" style:font-name-complex="Times New Roman1" style:font-style-complex="normal"/>
    </style:style>
    <style:style style:name="P142" style:family="paragraph" style:parent-style-name="Normal_20__28_Web_29_">
      <style:text-properties style:text-line-through-style="none" style:text-line-through-type="none" style:font-name="Liberation Serif1" fo:language="ru" fo:country="RU" fo:font-style="normal" style:text-underline-style="none" officeooo:rsid="21756c4f" officeooo:paragraph-rsid="21804beb" style:font-name-asian="Times New Roman1" style:font-style-asian="normal" style:font-name-complex="Times New Roman1" style:font-style-complex="normal"/>
    </style:style>
    <style:style style:name="P143" style:family="paragraph" style:parent-style-name="Normal_20__28_Web_29_">
      <style:text-properties style:text-line-through-style="none" style:text-line-through-type="none" style:font-name="Liberation Serif1" fo:language="ru" fo:country="RU" fo:font-style="normal" style:text-underline-style="none" officeooo:rsid="21858cfd" officeooo:paragraph-rsid="21858cfd" style:font-name-asian="Times New Roman1" style:font-style-asian="normal" style:font-name-complex="Times New Roman1" style:font-style-complex="normal"/>
    </style:style>
    <style:style style:name="P144" style:family="paragraph" style:parent-style-name="Normal_20__28_Web_29_">
      <style:text-properties style:text-line-through-style="none" style:text-line-through-type="none" style:font-name="Liberation Serif1" fo:language="ru" fo:country="RU" fo:font-style="normal" style:text-underline-style="none" officeooo:rsid="2194fe94" officeooo:paragraph-rsid="2194fe94" style:font-name-asian="Times New Roman1" style:font-style-asian="normal" style:font-name-complex="Times New Roman1" style:font-style-complex="normal"/>
    </style:style>
    <style:style style:name="P145" style:family="paragraph" style:parent-style-name="Normal_20__28_Web_29_">
      <style:text-properties style:text-line-through-style="none" style:text-line-through-type="none" style:font-name="Liberation Serif1" fo:language="ru" fo:country="RU" fo:font-style="normal" style:text-underline-style="none" officeooo:rsid="219c2d3f" officeooo:paragraph-rsid="21a24ce8" style:font-name-asian="Times New Roman1" style:font-style-asian="normal" style:font-name-complex="Times New Roman1" style:font-style-complex="normal"/>
    </style:style>
    <style:style style:name="P146" style:family="paragraph" style:parent-style-name="Normal_20__28_Web_29_">
      <style:text-properties style:text-line-through-style="none" style:text-line-through-type="none" style:font-name="Liberation Serif1" fo:language="ru" fo:country="RU" fo:font-style="normal" style:text-underline-style="none" officeooo:rsid="21a3f009" officeooo:paragraph-rsid="21bf88b5" style:font-name-asian="Times New Roman1" style:font-style-asian="normal" style:font-name-complex="Times New Roman1" style:font-style-complex="normal"/>
    </style:style>
    <style:style style:name="P147" style:family="paragraph" style:parent-style-name="Normal_20__28_Web_29_">
      <style:text-properties style:text-line-through-style="none" style:text-line-through-type="none" style:font-name="Liberation Serif1" fo:language="ru" fo:country="RU" fo:font-style="normal" style:text-underline-style="none" officeooo:rsid="21a3f009" officeooo:paragraph-rsid="21d5351c" style:font-name-asian="Times New Roman1" style:font-style-asian="normal" style:font-name-complex="Times New Roman1" style:font-style-complex="normal"/>
    </style:style>
    <style:style style:name="P148" style:family="paragraph" style:parent-style-name="Normal_20__28_Web_29_">
      <style:text-properties style:text-line-through-style="none" style:text-line-through-type="none" style:font-name="Liberation Serif1" fo:language="ru" fo:country="RU" fo:font-style="normal" style:text-underline-style="none" officeooo:rsid="21d677af" officeooo:paragraph-rsid="21dd84bc" style:font-name-asian="Times New Roman1" style:font-style-asian="normal" style:font-name-complex="Times New Roman1" style:font-style-complex="normal"/>
    </style:style>
    <style:style style:name="P149" style:family="paragraph" style:parent-style-name="Normal_20__28_Web_29_">
      <style:text-properties style:text-line-through-style="none" style:text-line-through-type="none" style:font-name="Liberation Serif1" fo:language="ru" fo:country="RU" fo:font-style="normal" style:text-underline-style="none" officeooo:rsid="21e2e62b" officeooo:paragraph-rsid="21e2e62b" style:font-name-asian="Times New Roman1" style:font-style-asian="normal" style:font-name-complex="Times New Roman1" style:font-style-complex="normal"/>
    </style:style>
    <style:style style:name="P150" style:family="paragraph" style:parent-style-name="Normal_20__28_Web_29_">
      <style:text-properties style:text-line-through-style="none" style:text-line-through-type="none" style:font-name="Liberation Serif1" fo:language="ru" fo:country="RU" fo:font-style="normal" style:text-underline-style="none" officeooo:rsid="21ee0300" officeooo:paragraph-rsid="21f90cce" style:font-name-asian="Times New Roman1" style:font-style-asian="normal" style:font-name-complex="Times New Roman1" style:font-style-complex="normal"/>
    </style:style>
    <style:style style:name="P151" style:family="paragraph" style:parent-style-name="Normal_20__28_Web_29_">
      <style:text-properties style:text-line-through-style="none" style:text-line-through-type="none" style:font-name="Liberation Serif1" fo:language="ru" fo:country="RU" fo:font-style="normal" style:text-underline-style="none" officeooo:rsid="2206db4a" officeooo:paragraph-rsid="220d9bdf" style:font-name-asian="Times New Roman1" style:font-style-asian="normal" style:font-name-complex="Times New Roman1" style:font-style-complex="normal"/>
    </style:style>
    <style:style style:name="P152" style:family="paragraph" style:parent-style-name="Normal_20__28_Web_29_">
      <style:text-properties style:text-line-through-style="none" style:text-line-through-type="none" style:font-name="Liberation Serif1" fo:language="ru" fo:country="RU" fo:font-style="normal" style:text-underline-style="none" officeooo:rsid="22132501" officeooo:paragraph-rsid="22151034" style:font-name-asian="Times New Roman1" style:font-style-asian="normal" style:font-name-complex="Times New Roman1" style:font-style-complex="normal"/>
    </style:style>
    <style:style style:name="P153" style:family="paragraph" style:parent-style-name="Normal_20__28_Web_29_">
      <style:text-properties style:text-line-through-style="none" style:text-line-through-type="none" style:font-name="Liberation Serif1" fo:language="ru" fo:country="RU" fo:font-style="normal" style:text-underline-style="none" officeooo:rsid="2224f3dd" officeooo:paragraph-rsid="2224f3dd" style:font-name-asian="Times New Roman1" style:font-style-asian="normal" style:font-name-complex="Times New Roman1" style:font-style-complex="normal"/>
    </style:style>
    <style:style style:name="P154" style:family="paragraph" style:parent-style-name="Normal_20__28_Web_29_">
      <style:text-properties style:text-line-through-style="none" style:text-line-through-type="none" style:font-name="Liberation Serif1" fo:language="ru" fo:country="RU" fo:font-style="normal" style:text-underline-style="none" officeooo:rsid="22286799" officeooo:paragraph-rsid="222a0657" style:font-name-asian="Times New Roman1" style:font-style-asian="normal" style:font-name-complex="Times New Roman1" style:font-style-complex="normal"/>
    </style:style>
    <style:style style:name="P155" style:family="paragraph" style:parent-style-name="Normal_20__28_Web_29_">
      <style:text-properties style:text-line-through-style="none" style:text-line-through-type="none" style:font-name="Liberation Serif1" fo:language="ru" fo:country="RU" fo:font-style="normal" style:text-underline-style="none" officeooo:rsid="222d5645" officeooo:paragraph-rsid="222d5645" style:font-name-asian="Times New Roman1" style:font-style-asian="normal" style:font-name-complex="Times New Roman1" style:font-style-complex="normal"/>
    </style:style>
    <style:style style:name="P156" style:family="paragraph" style:parent-style-name="Normal_20__28_Web_29_">
      <style:text-properties style:text-line-through-style="none" style:text-line-through-type="none" style:font-name="Liberation Serif1" fo:language="ru" fo:country="RU" fo:font-style="normal" style:text-underline-style="none" officeooo:rsid="2233d13e" officeooo:paragraph-rsid="2233d13e" style:font-name-asian="Times New Roman1" style:font-style-asian="normal" style:font-name-complex="Times New Roman1" style:font-style-complex="normal"/>
    </style:style>
    <style:style style:name="P157" style:family="paragraph" style:parent-style-name="Normal_20__28_Web_29_">
      <style:text-properties style:text-line-through-style="none" style:text-line-through-type="none" style:font-name="Liberation Serif1" fo:language="ru" fo:country="RU" fo:font-style="normal" style:text-underline-style="none" officeooo:rsid="220d9bdf" officeooo:paragraph-rsid="2212f860" style:font-name-asian="Times New Roman1" style:font-style-asian="normal" style:font-name-complex="Times New Roman1" style:font-style-complex="normal"/>
    </style:style>
    <style:style style:name="P158" style:family="paragraph" style:parent-style-name="Normal_20__28_Web_29_">
      <style:text-properties style:text-line-through-style="none" style:text-line-through-type="none" style:font-name="Liberation Serif1" fo:language="ru" fo:country="RU" fo:font-style="normal" style:text-underline-style="none" officeooo:rsid="22436617" officeooo:paragraph-rsid="22436617" style:font-name-asian="Times New Roman1" style:font-style-asian="normal" style:font-name-complex="Times New Roman1" style:font-style-complex="normal"/>
    </style:style>
    <style:style style:name="P159" style:family="paragraph" style:parent-style-name="Normal_20__28_Web_29_">
      <style:text-properties style:text-line-through-style="none" style:text-line-through-type="none" style:font-name="Liberation Serif1" fo:language="ru" fo:country="RU" fo:font-style="normal" style:text-underline-style="none" officeooo:rsid="22457a0d" officeooo:paragraph-rsid="22457a0d" style:font-name-asian="Times New Roman1" style:font-style-asian="normal" style:font-name-complex="Times New Roman1" style:font-style-complex="normal"/>
    </style:style>
    <style:style style:name="P160" style:family="paragraph" style:parent-style-name="Normal_20__28_Web_29_">
      <style:text-properties style:text-line-through-style="none" style:text-line-through-type="none" style:font-name="Liberation Serif1" fo:language="ru" fo:country="RU" fo:font-style="normal" style:text-underline-style="none" officeooo:rsid="2246f29e" officeooo:paragraph-rsid="224a5870" style:font-name-asian="Times New Roman1" style:font-style-asian="normal" style:font-name-complex="Times New Roman1" style:font-style-complex="normal"/>
    </style:style>
    <style:style style:name="P161" style:family="paragraph" style:parent-style-name="Normal_20__28_Web_29_">
      <style:text-properties style:text-line-through-style="none" style:text-line-through-type="none" style:font-name="Liberation Serif1" fo:language="ru" fo:country="RU" fo:font-style="normal" style:text-underline-style="none" officeooo:rsid="2254a4cb" officeooo:paragraph-rsid="22555d35" style:font-name-asian="Times New Roman1" style:font-style-asian="normal" style:font-name-complex="Times New Roman1" style:font-style-complex="normal"/>
    </style:style>
    <style:style style:name="P162" style:family="paragraph" style:parent-style-name="Normal_20__28_Web_29_">
      <style:text-properties style:text-line-through-style="none" style:text-line-through-type="none" style:font-name="Liberation Serif1" fo:language="ru" fo:country="RU" fo:font-style="normal" style:text-underline-style="none" officeooo:rsid="225bd618" officeooo:paragraph-rsid="226df335" style:font-name-asian="Times New Roman1" style:font-style-asian="normal" style:font-name-complex="Times New Roman1" style:font-style-complex="normal"/>
    </style:style>
    <style:style style:name="P163" style:family="paragraph" style:parent-style-name="Normal_20__28_Web_29_">
      <style:text-properties style:text-line-through-style="none" style:text-line-through-type="none" style:font-name="Liberation Serif1" fo:language="ru" fo:country="RU" fo:font-style="normal" style:text-underline-style="none" officeooo:rsid="2274de98" officeooo:paragraph-rsid="22a9b1a6" style:font-name-asian="Times New Roman1" style:font-style-asian="normal" style:font-name-complex="Times New Roman1" style:font-style-complex="normal"/>
    </style:style>
    <style:style style:name="P164" style:family="paragraph" style:parent-style-name="Normal_20__28_Web_29_">
      <style:text-properties style:text-line-through-style="none" style:text-line-through-type="none" style:font-name="Liberation Serif1" fo:language="ru" fo:country="RU" fo:font-style="normal" style:text-underline-style="none" officeooo:rsid="22b42a62" officeooo:paragraph-rsid="22f0503e" style:font-name-asian="Times New Roman1" style:font-style-asian="normal" style:font-name-complex="Times New Roman1" style:font-style-complex="normal"/>
    </style:style>
    <style:style style:name="P165" style:family="paragraph" style:parent-style-name="Normal_20__28_Web_29_">
      <style:text-properties style:text-line-through-style="none" style:text-line-through-type="none" style:font-name="Liberation Serif1" fo:language="ru" fo:country="RU" fo:font-style="normal" style:text-underline-style="none" officeooo:rsid="22f07e97" officeooo:paragraph-rsid="22f07e97" style:font-name-asian="Times New Roman1" style:font-style-asian="normal" style:font-name-complex="Times New Roman1" style:font-style-complex="normal"/>
    </style:style>
    <style:style style:name="P166" style:family="paragraph" style:parent-style-name="Normal_20__28_Web_29_">
      <style:text-properties style:text-line-through-style="none" style:text-line-through-type="none" style:font-name="Liberation Serif1" fo:language="ru" fo:country="RU" fo:font-style="normal" style:text-underline-style="none" officeooo:rsid="22f2575c" officeooo:paragraph-rsid="22f2575c" style:font-name-asian="Times New Roman1" style:font-style-asian="normal" style:font-name-complex="Times New Roman1" style:font-style-complex="normal"/>
    </style:style>
    <style:style style:name="P167" style:family="paragraph" style:parent-style-name="Normal_20__28_Web_29_">
      <style:text-properties style:text-line-through-style="none" style:text-line-through-type="none" style:font-name="Liberation Serif1" fo:language="ru" fo:country="RU" fo:font-style="normal" style:text-underline-style="none" officeooo:rsid="22f5ce14" officeooo:paragraph-rsid="22f5ce14" style:font-name-asian="Times New Roman1" style:font-style-asian="normal" style:font-name-complex="Times New Roman1" style:font-style-complex="normal"/>
    </style:style>
    <style:style style:name="P168" style:family="paragraph" style:parent-style-name="Normal_20__28_Web_29_">
      <style:text-properties style:text-line-through-style="none" style:text-line-through-type="none" style:font-name="Liberation Serif1" fo:language="ru" fo:country="RU" fo:font-style="normal" style:text-underline-style="none" officeooo:rsid="230267de" officeooo:paragraph-rsid="230916ee" style:font-name-asian="Times New Roman1" style:font-style-asian="normal" style:font-name-complex="Times New Roman1" style:font-style-complex="normal"/>
    </style:style>
    <style:style style:name="P169" style:family="paragraph" style:parent-style-name="Normal_20__28_Web_29_">
      <style:paragraph-properties fo:text-align="center" style:justify-single-word="false"/>
      <style:text-properties fo:font-variant="small-caps" style:text-line-through-style="none" style:text-line-through-type="none" style:font-name="Liberation Serif1" fo:language="ru" fo:country="RU" fo:font-style="normal" style:text-underline-style="none" officeooo:rsid="1bf732ed" officeooo:paragraph-rsid="1bf732ed" style:font-name-asian="Times New Roman1" style:font-style-asian="normal" style:font-name-complex="Times New Roman1" style:font-style-complex="normal"/>
    </style:style>
    <style:style style:name="P170" style:family="paragraph" style:parent-style-name="Normal_20__28_Web_29_">
      <style:paragraph-properties fo:text-align="center" style:justify-single-word="false"/>
      <style:text-properties fo:font-variant="small-caps" style:text-line-through-style="none" style:text-line-through-type="none" style:font-name="Liberation Serif1" fo:language="ru" fo:country="RU" fo:font-style="normal" style:text-underline-style="none" officeooo:rsid="2311e3c9" officeooo:paragraph-rsid="2311e3c9" style:font-name-asian="Times New Roman1" style:font-style-asian="normal" style:font-name-complex="Times New Roman1" style:font-style-complex="normal"/>
    </style:style>
    <style:style style:name="P171" style:family="paragraph" style:parent-style-name="Normal_20__28_Web_29_">
      <style:paragraph-properties fo:text-align="start" style:justify-single-word="false"/>
      <style:text-properties fo:font-variant="small-caps" style:text-line-through-style="none" style:text-line-through-type="none" style:font-name="Liberation Serif1" fo:language="ru" fo:country="RU" fo:font-style="normal" style:text-underline-style="none" officeooo:rsid="2311e3c9" officeooo:paragraph-rsid="2311e3c9" style:font-name-asian="Times New Roman1" style:font-style-asian="normal" style:font-name-complex="Times New Roman1" style:font-style-complex="normal"/>
    </style:style>
    <style:style style:name="P172"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df06959" officeooo:paragraph-rsid="1df5120d" style:font-name-asian="Times New Roman1" style:font-style-asian="normal" style:font-name-complex="Times New Roman1" style:font-style-complex="normal"/>
    </style:style>
    <style:style style:name="P173"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df5120d" officeooo:paragraph-rsid="1dfce0ff" style:font-name-asian="Times New Roman1" style:font-style-asian="normal" style:font-name-complex="Times New Roman1" style:font-style-complex="normal"/>
    </style:style>
    <style:style style:name="P174"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06c9e7" officeooo:paragraph-rsid="1e06c9e7" style:font-name-asian="Times New Roman1" style:font-style-asian="normal" style:font-name-complex="Times New Roman1" style:font-style-complex="normal"/>
    </style:style>
    <style:style style:name="P175"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0a1217" officeooo:paragraph-rsid="1e0c5c57" style:font-name-asian="Times New Roman1" style:font-style-asian="normal" style:font-name-complex="Times New Roman1" style:font-style-complex="normal"/>
    </style:style>
    <style:style style:name="P176"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0ea53b" style:font-name-asian="Times New Roman1" style:font-style-asian="normal" style:font-name-complex="Times New Roman1" style:font-style-complex="normal"/>
    </style:style>
    <style:style style:name="P177"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13473a" style:font-name-asian="Times New Roman1" style:font-style-asian="normal" style:font-name-complex="Times New Roman1" style:font-style-complex="normal"/>
    </style:style>
    <style:style style:name="P178"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36f197" style:font-name-asian="Times New Roman1" style:font-style-asian="normal" style:font-name-complex="Times New Roman1" style:font-style-complex="normal"/>
    </style:style>
    <style:style style:name="P179"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37757f" style:font-name-asian="Times New Roman1" style:font-style-asian="normal" style:font-name-complex="Times New Roman1" style:font-style-complex="normal"/>
    </style:style>
    <style:style style:name="P180"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391f61" style:font-name-asian="Times New Roman1" style:font-style-asian="normal" style:font-name-complex="Times New Roman1" style:font-style-complex="normal"/>
    </style:style>
    <style:style style:name="P181"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3a3e15" style:font-name-asian="Times New Roman1" style:font-style-asian="normal" style:font-name-complex="Times New Roman1" style:font-style-complex="normal"/>
    </style:style>
    <style:style style:name="P182"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3c1ec1" style:font-name-asian="Times New Roman1" style:font-style-asian="normal" style:font-name-complex="Times New Roman1" style:font-style-complex="normal"/>
    </style:style>
    <style:style style:name="P183"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41c427" style:font-name-asian="Times New Roman1" style:font-style-asian="normal" style:font-name-complex="Times New Roman1" style:font-style-complex="normal"/>
    </style:style>
    <style:style style:name="P184"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4653b8" style:font-name-asian="Times New Roman1" style:font-style-asian="normal" style:font-name-complex="Times New Roman1" style:font-style-complex="normal"/>
    </style:style>
    <style:style style:name="P185"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493ffa" style:font-name-asian="Times New Roman1" style:font-style-asian="normal" style:font-name-complex="Times New Roman1" style:font-style-complex="normal"/>
    </style:style>
    <style:style style:name="P186"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6d4bda" style:font-name-asian="Times New Roman1" style:font-style-asian="normal" style:font-name-complex="Times New Roman1" style:font-style-complex="normal"/>
    </style:style>
    <style:style style:name="P187"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72b37c" style:font-name-asian="Times New Roman1" style:font-style-asian="normal" style:font-name-complex="Times New Roman1" style:font-style-complex="normal"/>
    </style:style>
    <style:style style:name="P188"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74711e" style:font-name-asian="Times New Roman1" style:font-style-asian="normal" style:font-name-complex="Times New Roman1" style:font-style-complex="normal"/>
    </style:style>
    <style:style style:name="P189"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872cee" style:font-name-asian="Times New Roman1" style:font-style-asian="normal" style:font-name-complex="Times New Roman1" style:font-style-complex="normal"/>
    </style:style>
    <style:style style:name="P190"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93c69e" style:font-name-asian="Times New Roman1" style:font-style-asian="normal" style:font-name-complex="Times New Roman1" style:font-style-complex="normal"/>
    </style:style>
    <style:style style:name="P191"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e86bf1b" style:font-name-asian="Times New Roman1" style:font-style-asian="normal" style:font-name-complex="Times New Roman1" style:font-style-complex="normal"/>
    </style:style>
    <style:style style:name="P192"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0a5379" style:font-name-asian="Times New Roman1" style:font-style-asian="normal" style:font-name-complex="Times New Roman1" style:font-style-complex="normal"/>
    </style:style>
    <style:style style:name="P193"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0e7889" style:font-name-asian="Times New Roman1" style:font-style-asian="normal" style:font-name-complex="Times New Roman1" style:font-style-complex="normal"/>
    </style:style>
    <style:style style:name="P194"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2f9caa" style:font-name-asian="Times New Roman1" style:font-style-asian="normal" style:font-name-complex="Times New Roman1" style:font-style-complex="normal"/>
    </style:style>
    <style:style style:name="P195"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33ba6e" style:font-name-asian="Times New Roman1" style:font-style-asian="normal" style:font-name-complex="Times New Roman1" style:font-style-complex="normal"/>
    </style:style>
    <style:style style:name="P196"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39b3b7" style:font-name-asian="Times New Roman1" style:font-style-asian="normal" style:font-name-complex="Times New Roman1" style:font-style-complex="normal"/>
    </style:style>
    <style:style style:name="P197"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3a08fb" style:font-name-asian="Times New Roman1" style:font-style-asian="normal" style:font-name-complex="Times New Roman1" style:font-style-complex="normal"/>
    </style:style>
    <style:style style:name="P198"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7531d0" style:font-name-asian="Times New Roman1" style:font-style-asian="normal" style:font-name-complex="Times New Roman1" style:font-style-complex="normal"/>
    </style:style>
    <style:style style:name="P199"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0b43439c" officeooo:paragraph-rsid="1f763819" style:font-name-asian="Times New Roman1" style:font-style-asian="normal" style:font-name-complex="Times New Roman1" style:font-style-complex="normal"/>
    </style:style>
    <style:style style:name="P200"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0ea53b" officeooo:paragraph-rsid="1e1343c1" style:font-name-asian="Times New Roman1" style:font-style-asian="normal" style:font-name-complex="Times New Roman1" style:font-style-complex="normal"/>
    </style:style>
    <style:style style:name="P201"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1f4ea9" officeooo:paragraph-rsid="1e1f4ea9" style:font-name-asian="Times New Roman1" style:font-style-asian="normal" style:font-name-complex="Times New Roman1" style:font-style-complex="normal"/>
    </style:style>
    <style:style style:name="P202"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26350a" officeooo:paragraph-rsid="1e26350a" style:font-name-asian="Times New Roman1" style:font-style-asian="normal" style:font-name-complex="Times New Roman1" style:font-style-complex="normal"/>
    </style:style>
    <style:style style:name="P203"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2b9ed9" officeooo:paragraph-rsid="1e2fc37a" style:font-name-asian="Times New Roman1" style:font-style-asian="normal" style:font-name-complex="Times New Roman1" style:font-style-complex="normal"/>
    </style:style>
    <style:style style:name="P204"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3558c2" officeooo:paragraph-rsid="1e3558c2" style:font-name-asian="Times New Roman1" style:font-style-asian="normal" style:font-name-complex="Times New Roman1" style:font-style-complex="normal"/>
    </style:style>
    <style:style style:name="P205"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4a7067" officeooo:paragraph-rsid="1e4db3e2" style:font-name-asian="Times New Roman1" style:font-style-asian="normal" style:font-name-complex="Times New Roman1" style:font-style-complex="normal"/>
    </style:style>
    <style:style style:name="P206"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4f1b1c" officeooo:paragraph-rsid="1e69bc29" style:font-name-asian="Times New Roman1" style:font-style-asian="normal" style:font-name-complex="Times New Roman1" style:font-style-complex="normal"/>
    </style:style>
    <style:style style:name="P207"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6b5f2f" officeooo:paragraph-rsid="1e6d4bda" style:font-name-asian="Times New Roman1" style:font-style-asian="normal" style:font-name-complex="Times New Roman1" style:font-style-complex="normal"/>
    </style:style>
    <style:style style:name="P208"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76f931" officeooo:paragraph-rsid="1e7e5440" style:font-name-asian="Times New Roman1" style:font-style-asian="normal" style:font-name-complex="Times New Roman1" style:font-style-complex="normal"/>
    </style:style>
    <style:style style:name="P209"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8353be" officeooo:paragraph-rsid="1e85b893" style:font-name-asian="Times New Roman1" style:font-style-asian="normal" style:font-name-complex="Times New Roman1" style:font-style-complex="normal"/>
    </style:style>
    <style:style style:name="P210"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888001" officeooo:paragraph-rsid="1e8bceb2" style:font-name-asian="Times New Roman1" style:font-style-asian="normal" style:font-name-complex="Times New Roman1" style:font-style-complex="normal"/>
    </style:style>
    <style:style style:name="P211"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e9e2cf6" officeooo:paragraph-rsid="1e9e2cf6" style:font-name-asian="Times New Roman1" style:font-style-asian="normal" style:font-name-complex="Times New Roman1" style:font-style-complex="normal"/>
    </style:style>
    <style:style style:name="P212"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0fc8b4" officeooo:paragraph-rsid="1f105b47" style:font-name-asian="Times New Roman1" style:font-style-asian="normal" style:font-name-complex="Times New Roman1" style:font-style-complex="normal"/>
    </style:style>
    <style:style style:name="P213"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214f73" officeooo:paragraph-rsid="1f214f73" style:font-name-asian="Times New Roman1" style:font-style-asian="normal" style:font-name-complex="Times New Roman1" style:font-style-complex="normal"/>
    </style:style>
    <style:style style:name="P214"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281b1d" officeooo:paragraph-rsid="1f281b1d" style:font-name-asian="Times New Roman1" style:font-style-asian="normal" style:font-name-complex="Times New Roman1" style:font-style-complex="normal"/>
    </style:style>
    <style:style style:name="P215"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3a08fb" officeooo:paragraph-rsid="1f3d515d" style:font-name-asian="Times New Roman1" style:font-style-asian="normal" style:font-name-complex="Times New Roman1" style:font-style-complex="normal"/>
    </style:style>
    <style:style style:name="P216"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429c1b" officeooo:paragraph-rsid="1f515b35" style:font-name-asian="Times New Roman1" style:font-style-asian="normal" style:font-name-complex="Times New Roman1" style:font-style-complex="normal"/>
    </style:style>
    <style:style style:name="P217"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520a77" officeooo:paragraph-rsid="1f5e551b" style:font-name-asian="Times New Roman1" style:font-style-asian="normal" style:font-name-complex="Times New Roman1" style:font-style-complex="normal"/>
    </style:style>
    <style:style style:name="P218"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698aca" officeooo:paragraph-rsid="1f698aca" style:font-name-asian="Times New Roman1" style:font-style-asian="normal" style:font-name-complex="Times New Roman1" style:font-style-complex="normal"/>
    </style:style>
    <style:style style:name="P219"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703a09" officeooo:paragraph-rsid="1f71c385" style:font-name-asian="Times New Roman1" style:font-style-asian="normal" style:font-name-complex="Times New Roman1" style:font-style-complex="normal"/>
    </style:style>
    <style:style style:name="P220"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780db2" officeooo:paragraph-rsid="1f780db2" style:font-name-asian="Times New Roman1" style:font-style-asian="normal" style:font-name-complex="Times New Roman1" style:font-style-complex="normal"/>
    </style:style>
    <style:style style:name="P221"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7e17bd" officeooo:paragraph-rsid="1f9b2eb7" style:font-name-asian="Times New Roman1" style:font-style-asian="normal" style:font-name-complex="Times New Roman1" style:font-style-complex="normal"/>
    </style:style>
    <style:style style:name="P222" style:family="paragraph" style:parent-style-name="Normal_20__28_Web_29_">
      <style:text-properties fo:font-variant="normal" fo:text-transform="none" style:text-line-through-style="none" style:text-line-through-type="none" style:font-name="Liberation Serif1" fo:language="ru" fo:country="RU" fo:font-style="normal" style:text-underline-style="none" officeooo:rsid="1f9c02e2" officeooo:paragraph-rsid="1fb45622" style:font-name-asian="Times New Roman1" style:font-style-asian="normal" style:font-name-complex="Times New Roman1" style:font-style-complex="normal"/>
    </style:style>
    <style:style style:name="P223"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732ed" officeooo:paragraph-rsid="1bf732ed" style:font-name-asian="Times New Roman1" style:font-style-asian="normal" style:font-name-complex="Times New Roman1" style:font-style-complex="normal"/>
    </style:style>
    <style:style style:name="P224"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732ed" officeooo:paragraph-rsid="1bf845b3" style:font-name-asian="Times New Roman1" style:font-style-asian="normal" style:font-name-complex="Times New Roman1" style:font-style-complex="normal"/>
    </style:style>
    <style:style style:name="P225"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845b3" officeooo:paragraph-rsid="1bf845b3" style:font-name-asian="Times New Roman1" style:font-style-asian="normal" style:font-name-complex="Times New Roman1" style:font-style-complex="normal"/>
    </style:style>
    <style:style style:name="P226"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a0eea" officeooo:paragraph-rsid="1bfa0eea" style:font-name-asian="Times New Roman1" style:font-style-asian="normal" style:font-name-complex="Times New Roman1" style:font-style-complex="normal"/>
    </style:style>
    <style:style style:name="P227"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b13bb" officeooo:paragraph-rsid="1bfb13bb" style:font-name-asian="Times New Roman1" style:font-style-asian="normal" style:font-name-complex="Times New Roman1" style:font-style-complex="normal"/>
    </style:style>
    <style:style style:name="P228"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c73aa" officeooo:paragraph-rsid="1bfc73aa" style:font-name-asian="Times New Roman1" style:font-style-asian="normal" style:font-name-complex="Times New Roman1" style:font-style-complex="normal"/>
    </style:style>
    <style:style style:name="P229"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bfe40f9" officeooo:paragraph-rsid="1bfe40f9" style:font-name-asian="Times New Roman1" style:font-style-asian="normal" style:font-name-complex="Times New Roman1" style:font-style-complex="normal"/>
    </style:style>
    <style:style style:name="P230" style:family="paragraph" style:parent-style-name="Normal_20__28_Web_29_">
      <style:paragraph-properties fo:margin-left="0.9846in" fo:margin-right="0in" fo:text-align="start" style:justify-single-word="false" fo:text-indent="0in" style:auto-text-indent="false"/>
      <style:text-properties fo:font-variant="normal" fo:text-transform="none" style:text-line-through-style="none" style:text-line-through-type="none" style:font-name="Liberation Serif1" fo:language="ru" fo:country="RU" fo:font-style="normal" style:text-underline-style="none" officeooo:rsid="2311e3c9" officeooo:paragraph-rsid="2311e3c9" style:font-name-asian="Times New Roman1" style:font-style-asian="normal" style:font-name-complex="Times New Roman1" style:font-style-complex="normal"/>
    </style:style>
    <style:style style:name="P231" style:family="paragraph" style:parent-style-name="Normal_20__28_Web_29_">
      <style:paragraph-properties fo:margin-left="0.9846in" fo:margin-right="0in" fo:text-align="start" style:justify-single-word="false" fo:text-indent="0in" style:auto-text-indent="false"/>
      <style:text-properties fo:font-variant="normal" fo:text-transform="none" style:text-line-through-style="none" style:text-line-through-type="none" style:font-name="Liberation Serif1" fo:language="ru" fo:country="RU" fo:font-style="italic" style:text-underline-style="none" officeooo:rsid="2311e3c9" officeooo:paragraph-rsid="2311e3c9" style:font-name-asian="Times New Roman1" style:font-style-asian="italic" style:font-name-complex="Times New Roman1" style:font-style-complex="italic"/>
    </style:style>
    <style:style style:name="P232"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b3bcff" style:font-name-asian="Times New Roman1" style:font-style-asian="normal" style:font-name-complex="Times New Roman1" style:font-style-complex="normal"/>
    </style:style>
    <style:style style:name="P233"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b579bb" style:font-name-asian="Times New Roman1" style:font-style-asian="normal" style:font-name-complex="Times New Roman1" style:font-style-complex="normal"/>
    </style:style>
    <style:style style:name="P234"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b788c7" style:font-name-asian="Times New Roman1" style:font-style-asian="normal" style:font-name-complex="Times New Roman1" style:font-style-complex="normal"/>
    </style:style>
    <style:style style:name="P235"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b810e2" style:font-name-asian="Times New Roman1" style:font-style-asian="normal" style:font-name-complex="Times New Roman1" style:font-style-complex="normal"/>
    </style:style>
    <style:style style:name="P236"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b965bb" style:font-name-asian="Times New Roman1" style:font-style-asian="normal" style:font-name-complex="Times New Roman1" style:font-style-complex="normal"/>
    </style:style>
    <style:style style:name="P237"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d78221" style:font-name-asian="Times New Roman1" style:font-style-asian="normal" style:font-name-complex="Times New Roman1" style:font-style-complex="normal"/>
    </style:style>
    <style:style style:name="P238"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0b43439c" officeooo:paragraph-rsid="1ee3ad63" style:font-name-asian="Times New Roman1" style:font-style-asian="normal" style:font-name-complex="Times New Roman1" style:font-style-complex="normal"/>
    </style:style>
    <style:style style:name="P239"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1ea86144" officeooo:paragraph-rsid="1ea86144" style:font-name-asian="Times New Roman1" style:font-style-asian="normal" style:font-name-complex="Times New Roman1" style:font-style-complex="normal"/>
    </style:style>
    <style:style style:name="P240"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1eb20c0c" officeooo:paragraph-rsid="1eb20c0c" style:font-name-asian="Times New Roman1" style:font-style-asian="normal" style:font-name-complex="Times New Roman1" style:font-style-complex="normal"/>
    </style:style>
    <style:style style:name="P241"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1eddae12" officeooo:paragraph-rsid="1ee23c0c" style:font-name-asian="Times New Roman1" style:font-style-asian="normal" style:font-name-complex="Times New Roman1" style:font-style-complex="normal"/>
    </style:style>
    <style:style style:name="P242"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1ee53a46" officeooo:paragraph-rsid="1efc9291" style:font-name-asian="Times New Roman1" style:font-style-asian="normal" style:font-name-complex="Times New Roman1" style:font-style-complex="normal"/>
    </style:style>
    <style:style style:name="P243" style:family="paragraph" style:parent-style-name="Normal_20__28_Web_29_">
      <style:paragraph-properties fo:margin-left="0in" fo:margin-right="0in" fo:text-indent="0in" style:auto-text-indent="false"/>
      <style:text-properties fo:font-variant="normal" fo:text-transform="none" style:text-line-through-style="none" style:text-line-through-type="none" style:font-name="Liberation Serif1" fo:language="ru" fo:country="RU" fo:font-style="normal" style:text-underline-style="none" officeooo:rsid="1efd7a7c" officeooo:paragraph-rsid="1f075e52" style:font-name-asian="Times New Roman1" style:font-style-asian="normal" style:font-name-complex="Times New Roman1" style:font-style-complex="normal"/>
    </style:style>
    <style:style style:name="P244" style:family="paragraph" style:parent-style-name="Normal_20__28_Web_29_">
      <style:paragraph-properties fo:margin-left="0.4925in" fo:margin-right="0in" fo:text-indent="0in" style:auto-text-indent="false"/>
      <style:text-properties style:text-line-through-style="none" style:text-line-through-type="none" style:font-name="Liberation Serif1" fo:language="ru" fo:country="RU" fo:font-style="normal" style:text-underline-style="none" officeooo:rsid="1d5d7525" officeooo:paragraph-rsid="1d5d7525" style:font-name-asian="Times New Roman1" style:font-style-asian="normal" style:font-name-complex="Times New Roman1" style:font-style-complex="normal"/>
    </style:style>
    <style:style style:name="P245" style:family="paragraph" style:parent-style-name="Normal_20__28_Web_29_">
      <style:paragraph-properties fo:margin-left="0.4925in" fo:margin-right="0in" fo:text-indent="0in" style:auto-text-indent="false"/>
      <style:text-properties fo:font-variant="normal" fo:text-transform="none" style:text-line-through-style="none" style:text-line-through-type="none" style:font-name="Liberation Serif1" fo:language="ru" fo:country="RU" fo:font-style="italic" style:text-underline-style="none" officeooo:rsid="0b43439c" officeooo:paragraph-rsid="1e72b37c" style:font-name-asian="Times New Roman1" style:font-style-asian="italic" style:font-name-complex="Times New Roman1" style:font-style-complex="italic"/>
    </style:style>
    <style:style style:name="P246" style:family="paragraph" style:parent-style-name="Normal_20__28_Web_29_" style:master-page-name="Standard">
      <style:paragraph-properties style:page-number="auto"/>
      <style:text-properties style:text-line-through-style="none" style:text-line-through-type="none" style:font-name="Liberation Serif1" fo:language="ru" fo:country="RU" fo:font-style="normal" style:text-underline-style="none" officeooo:rsid="1c3b6534" officeooo:paragraph-rsid="1c3dae5f" style:font-name-asian="Times New Roman1" style:font-style-asian="normal" style:font-name-complex="Times New Roman1" style:font-style-complex="normal"/>
    </style:style>
    <style:style style:name="T1" style:family="text">
      <style:text-properties fo:font-style="italic" style:font-style-asian="italic" style:font-style-complex="italic"/>
    </style:style>
    <style:style style:name="T2" style:family="text">
      <style:text-properties fo:font-style="italic" officeooo:rsid="0b43439c" style:font-style-asian="italic" style:font-style-complex="italic"/>
    </style:style>
    <style:style style:name="T3" style:family="text">
      <style:text-properties fo:font-style="italic" officeooo:rsid="1bd25bc4" style:font-style-asian="italic" style:font-style-complex="italic"/>
    </style:style>
    <style:style style:name="T4" style:family="text">
      <style:text-properties fo:font-style="italic" officeooo:rsid="1c16b9c3" style:font-style-asian="italic" style:font-style-complex="italic"/>
    </style:style>
    <style:style style:name="T5" style:family="text">
      <style:text-properties fo:font-style="italic" officeooo:rsid="1c178378" style:font-style-asian="italic" style:font-style-complex="italic"/>
    </style:style>
    <style:style style:name="T6" style:family="text">
      <style:text-properties fo:font-style="italic" officeooo:rsid="1c4ad1d7" style:font-style-asian="italic" style:font-style-complex="italic"/>
    </style:style>
    <style:style style:name="T7" style:family="text">
      <style:text-properties fo:font-style="italic" officeooo:rsid="1c55b597" style:font-style-asian="italic" style:font-style-complex="italic"/>
    </style:style>
    <style:style style:name="T8" style:family="text">
      <style:text-properties fo:font-style="italic" officeooo:rsid="1c5bebb7" style:font-style-asian="italic" style:font-style-complex="italic"/>
    </style:style>
    <style:style style:name="T9" style:family="text">
      <style:text-properties fo:font-style="italic" officeooo:rsid="1c5cf140" style:font-style-asian="italic" style:font-style-complex="italic"/>
    </style:style>
    <style:style style:name="T10" style:family="text">
      <style:text-properties fo:font-style="italic" officeooo:rsid="1c65d0f8" style:font-style-asian="italic" style:font-style-complex="italic"/>
    </style:style>
    <style:style style:name="T11" style:family="text">
      <style:text-properties fo:font-style="italic" officeooo:rsid="1ca9d8f0" style:font-style-asian="italic" style:font-style-complex="italic"/>
    </style:style>
    <style:style style:name="T12" style:family="text">
      <style:text-properties fo:font-style="italic" officeooo:rsid="1ced4929" style:font-style-asian="italic" style:font-style-complex="italic"/>
    </style:style>
    <style:style style:name="T13" style:family="text">
      <style:text-properties fo:font-style="italic" officeooo:rsid="1cefe854" style:font-style-asian="italic" style:font-style-complex="italic"/>
    </style:style>
    <style:style style:name="T14" style:family="text">
      <style:text-properties fo:font-style="italic" officeooo:rsid="1cf9910f" style:font-style-asian="italic" style:font-style-complex="italic"/>
    </style:style>
    <style:style style:name="T15" style:family="text">
      <style:text-properties fo:font-style="italic" officeooo:rsid="1cfeba5f" style:font-style-asian="italic" style:font-style-complex="italic"/>
    </style:style>
    <style:style style:name="T16" style:family="text">
      <style:text-properties fo:font-style="italic" officeooo:rsid="1d0ef4a0" style:font-style-asian="italic" style:font-style-complex="italic"/>
    </style:style>
    <style:style style:name="T17" style:family="text">
      <style:text-properties fo:font-style="italic" officeooo:rsid="1d12dc35" style:font-style-asian="italic" style:font-style-complex="italic"/>
    </style:style>
    <style:style style:name="T18" style:family="text">
      <style:text-properties fo:font-style="italic" officeooo:rsid="1d24acea" style:font-style-asian="italic" style:font-style-complex="italic"/>
    </style:style>
    <style:style style:name="T19" style:family="text">
      <style:text-properties fo:font-style="italic" officeooo:rsid="1d2a19ee" style:font-style-asian="italic" style:font-style-complex="italic"/>
    </style:style>
    <style:style style:name="T20" style:family="text">
      <style:text-properties fo:font-style="italic" officeooo:rsid="1d32c126" style:font-style-asian="italic" style:font-style-complex="italic"/>
    </style:style>
    <style:style style:name="T21" style:family="text">
      <style:text-properties fo:font-style="italic" officeooo:rsid="1d32fb2a" style:font-style-asian="italic" style:font-style-complex="italic"/>
    </style:style>
    <style:style style:name="T22" style:family="text">
      <style:text-properties fo:font-style="italic" officeooo:rsid="1d3aac0f" style:font-style-asian="italic" style:font-style-complex="italic"/>
    </style:style>
    <style:style style:name="T23" style:family="text">
      <style:text-properties fo:font-style="italic" officeooo:rsid="1d3bc875" style:font-style-asian="italic" style:font-style-complex="italic"/>
    </style:style>
    <style:style style:name="T24" style:family="text">
      <style:text-properties fo:font-style="italic" officeooo:rsid="1d467a29" style:font-style-asian="italic" style:font-style-complex="italic"/>
    </style:style>
    <style:style style:name="T25" style:family="text">
      <style:text-properties fo:font-style="italic" officeooo:rsid="1d542d45" style:font-style-asian="italic" style:font-style-complex="italic"/>
    </style:style>
    <style:style style:name="T26" style:family="text">
      <style:text-properties fo:font-style="italic" officeooo:rsid="1d93ecfe" style:font-style-asian="italic" style:font-style-complex="italic"/>
    </style:style>
    <style:style style:name="T27" style:family="text">
      <style:text-properties fo:font-style="italic" officeooo:rsid="1db1534b" style:font-style-asian="italic" style:font-style-complex="italic"/>
    </style:style>
    <style:style style:name="T28" style:family="text">
      <style:text-properties fo:font-style="italic" officeooo:rsid="1dbe51b9" style:font-style-asian="italic" style:font-style-complex="italic"/>
    </style:style>
    <style:style style:name="T29" style:family="text">
      <style:text-properties fo:font-style="italic" officeooo:rsid="1df5bc74" style:font-style-asian="italic" style:font-style-complex="italic"/>
    </style:style>
    <style:style style:name="T30" style:family="text">
      <style:text-properties fo:font-style="italic" officeooo:rsid="1e27de83" style:font-style-asian="italic" style:font-style-complex="italic"/>
    </style:style>
    <style:style style:name="T31" style:family="text">
      <style:text-properties fo:font-style="italic" officeooo:rsid="1e2bd808" style:font-style-asian="italic" style:font-style-complex="italic"/>
    </style:style>
    <style:style style:name="T32" style:family="text">
      <style:text-properties fo:font-style="italic" officeooo:rsid="1e3c1ec1" style:font-style-asian="italic" style:font-style-complex="italic"/>
    </style:style>
    <style:style style:name="T33" style:family="text">
      <style:text-properties fo:font-style="italic" officeooo:rsid="1e472f3a" style:font-style-asian="italic" style:font-style-complex="italic"/>
    </style:style>
    <style:style style:name="T34" style:family="text">
      <style:text-properties fo:font-style="italic" officeooo:rsid="1e4a9b5d" style:font-style-asian="italic" style:font-style-complex="italic"/>
    </style:style>
    <style:style style:name="T35" style:family="text">
      <style:text-properties fo:font-style="italic" officeooo:rsid="1e504880" style:font-style-asian="italic" style:font-style-complex="italic"/>
    </style:style>
    <style:style style:name="T36" style:family="text">
      <style:text-properties fo:font-style="italic" officeooo:rsid="1e78a967" style:font-style-asian="italic" style:font-style-complex="italic"/>
    </style:style>
    <style:style style:name="T37" style:family="text">
      <style:text-properties fo:font-style="italic" officeooo:rsid="1e83bfbb" style:font-style-asian="italic" style:font-style-complex="italic"/>
    </style:style>
    <style:style style:name="T38" style:family="text">
      <style:text-properties fo:font-style="italic" officeooo:rsid="1e872cee" style:font-style-asian="italic" style:font-style-complex="italic"/>
    </style:style>
    <style:style style:name="T39" style:family="text">
      <style:text-properties fo:font-style="italic" officeooo:rsid="1e88ba64" style:font-style-asian="italic" style:font-style-complex="italic"/>
    </style:style>
    <style:style style:name="T40" style:family="text">
      <style:text-properties fo:font-style="italic" officeooo:rsid="1e93c69e" style:font-style-asian="italic" style:font-style-complex="italic"/>
    </style:style>
    <style:style style:name="T41" style:family="text">
      <style:text-properties fo:font-style="italic" officeooo:rsid="1e9e5965" style:font-style-asian="italic" style:font-style-complex="italic"/>
    </style:style>
    <style:style style:name="T42" style:family="text">
      <style:text-properties fo:font-style="italic" officeooo:rsid="1ea86144" style:font-style-asian="italic" style:font-style-complex="italic"/>
    </style:style>
    <style:style style:name="T43" style:family="text">
      <style:text-properties fo:font-style="italic" officeooo:rsid="1eaa0683" style:font-style-asian="italic" style:font-style-complex="italic"/>
    </style:style>
    <style:style style:name="T44" style:family="text">
      <style:text-properties fo:font-style="italic" officeooo:rsid="1eb579bb" style:font-style-asian="italic" style:font-style-complex="italic"/>
    </style:style>
    <style:style style:name="T45" style:family="text">
      <style:text-properties fo:font-style="italic" officeooo:rsid="1eb965bb" style:font-style-asian="italic" style:font-style-complex="italic"/>
    </style:style>
    <style:style style:name="T46" style:family="text">
      <style:text-properties fo:font-style="italic" officeooo:rsid="1ee6b53f" style:font-style-asian="italic" style:font-style-complex="italic"/>
    </style:style>
    <style:style style:name="T47" style:family="text">
      <style:text-properties fo:font-style="italic" officeooo:rsid="1efe4819" style:font-style-asian="italic" style:font-style-complex="italic"/>
    </style:style>
    <style:style style:name="T48" style:family="text">
      <style:text-properties fo:font-style="italic" officeooo:rsid="1f075e52" style:font-style-asian="italic" style:font-style-complex="italic"/>
    </style:style>
    <style:style style:name="T49" style:family="text">
      <style:text-properties fo:font-style="italic" officeooo:rsid="1f105b47" style:font-style-asian="italic" style:font-style-complex="italic"/>
    </style:style>
    <style:style style:name="T50" style:family="text">
      <style:text-properties fo:font-style="italic" officeooo:rsid="1f1332e4" style:font-style-asian="italic" style:font-style-complex="italic"/>
    </style:style>
    <style:style style:name="T51" style:family="text">
      <style:text-properties fo:font-style="italic" officeooo:rsid="1f2f9caa" style:font-style-asian="italic" style:font-style-complex="italic"/>
    </style:style>
    <style:style style:name="T52" style:family="text">
      <style:text-properties fo:font-style="italic" officeooo:rsid="1f348019" style:font-style-asian="italic" style:font-style-complex="italic"/>
    </style:style>
    <style:style style:name="T53" style:family="text">
      <style:text-properties fo:font-style="italic" officeooo:rsid="1f448b6c" style:font-style-asian="italic" style:font-style-complex="italic"/>
    </style:style>
    <style:style style:name="T54" style:family="text">
      <style:text-properties fo:font-style="italic" officeooo:rsid="1f5e9694" style:font-style-asian="italic" style:font-style-complex="italic"/>
    </style:style>
    <style:style style:name="T55" style:family="text">
      <style:text-properties fo:font-style="italic" officeooo:rsid="1f6a940f" style:font-style-asian="italic" style:font-style-complex="italic"/>
    </style:style>
    <style:style style:name="T56" style:family="text">
      <style:text-properties fo:font-style="italic" officeooo:rsid="1f7531d0" style:font-style-asian="italic" style:font-style-complex="italic"/>
    </style:style>
    <style:style style:name="T57" style:family="text">
      <style:text-properties fo:font-style="italic" officeooo:rsid="1f790108" style:font-style-asian="italic" style:font-style-complex="italic"/>
    </style:style>
    <style:style style:name="T58" style:family="text">
      <style:text-properties fo:font-style="italic" officeooo:rsid="1f7f172a" style:font-style-asian="italic" style:font-style-complex="italic"/>
    </style:style>
    <style:style style:name="T59" style:family="text">
      <style:text-properties fo:font-style="italic" officeooo:rsid="1f9c3649" style:font-style-asian="italic" style:font-style-complex="italic"/>
    </style:style>
    <style:style style:name="T60" style:family="text">
      <style:text-properties fo:font-style="italic" officeooo:rsid="1fa44f50" style:font-style-asian="italic" style:font-style-complex="italic"/>
    </style:style>
    <style:style style:name="T61" style:family="text">
      <style:text-properties fo:font-style="italic" officeooo:rsid="1fb731f5" style:font-style-asian="italic" style:font-style-complex="italic"/>
    </style:style>
    <style:style style:name="T62" style:family="text">
      <style:text-properties fo:font-style="italic" officeooo:rsid="1febb3a1" style:font-style-asian="italic" style:font-style-complex="italic"/>
    </style:style>
    <style:style style:name="T63" style:family="text">
      <style:text-properties fo:font-style="italic" officeooo:rsid="1ff409a1" style:font-style-asian="italic" style:font-style-complex="italic"/>
    </style:style>
    <style:style style:name="T64" style:family="text">
      <style:text-properties fo:font-style="italic" officeooo:rsid="1ff8d4df" style:font-style-asian="italic" style:font-style-complex="italic"/>
    </style:style>
    <style:style style:name="T65" style:family="text">
      <style:text-properties fo:font-style="italic" officeooo:rsid="1ffd2a34" style:font-style-asian="italic" style:font-style-complex="italic"/>
    </style:style>
    <style:style style:name="T66" style:family="text">
      <style:text-properties fo:font-style="italic" officeooo:rsid="201fa01c" style:font-style-asian="italic" style:font-style-complex="italic"/>
    </style:style>
    <style:style style:name="T67" style:family="text">
      <style:text-properties fo:font-style="italic" officeooo:rsid="20391b42" style:font-style-asian="italic" style:font-style-complex="italic"/>
    </style:style>
    <style:style style:name="T68" style:family="text">
      <style:text-properties fo:font-style="italic" officeooo:rsid="20585497" style:font-style-asian="italic" style:font-style-complex="italic"/>
    </style:style>
    <style:style style:name="T69" style:family="text">
      <style:text-properties fo:font-style="italic" officeooo:rsid="20628892" style:font-style-asian="italic" style:font-style-complex="italic"/>
    </style:style>
    <style:style style:name="T70" style:family="text">
      <style:text-properties fo:font-style="italic" officeooo:rsid="20cf02b0" style:font-style-asian="italic" style:font-style-complex="italic"/>
    </style:style>
    <style:style style:name="T71" style:family="text">
      <style:text-properties fo:font-style="italic" officeooo:rsid="20e6fc81" style:font-style-asian="italic" style:font-style-complex="italic"/>
    </style:style>
    <style:style style:name="T72" style:family="text">
      <style:text-properties fo:font-style="italic" officeooo:rsid="20eba642" style:font-style-asian="italic" style:font-style-complex="italic"/>
    </style:style>
    <style:style style:name="T73" style:family="text">
      <style:text-properties fo:font-style="italic" officeooo:rsid="20fe2d7f" style:font-style-asian="italic" style:font-style-complex="italic"/>
    </style:style>
    <style:style style:name="T74" style:family="text">
      <style:text-properties fo:font-style="italic" officeooo:rsid="21099b3b" style:font-style-asian="italic" style:font-style-complex="italic"/>
    </style:style>
    <style:style style:name="T75" style:family="text">
      <style:text-properties fo:font-style="italic" officeooo:rsid="212bc6d2" style:font-style-asian="italic" style:font-style-complex="italic"/>
    </style:style>
    <style:style style:name="T76" style:family="text">
      <style:text-properties fo:font-style="italic" officeooo:rsid="212fe0fc" style:font-style-asian="italic" style:font-style-complex="italic"/>
    </style:style>
    <style:style style:name="T77" style:family="text">
      <style:text-properties fo:font-style="italic" officeooo:rsid="2144b29c" style:font-style-asian="italic" style:font-style-complex="italic"/>
    </style:style>
    <style:style style:name="T78" style:family="text">
      <style:text-properties fo:font-style="italic" officeooo:rsid="2153d519" style:font-style-asian="italic" style:font-style-complex="italic"/>
    </style:style>
    <style:style style:name="T79" style:family="text">
      <style:text-properties fo:font-style="italic" officeooo:rsid="2175a86a" style:font-style-asian="italic" style:font-style-complex="italic"/>
    </style:style>
    <style:style style:name="T80" style:family="text">
      <style:text-properties fo:font-style="italic" officeooo:rsid="21a555c1" style:font-style-asian="italic" style:font-style-complex="italic"/>
    </style:style>
    <style:style style:name="T81" style:family="text">
      <style:text-properties fo:font-style="italic" officeooo:rsid="21c00a41" style:font-style-asian="italic" style:font-style-complex="italic"/>
    </style:style>
    <style:style style:name="T82" style:family="text">
      <style:text-properties fo:font-style="italic" officeooo:rsid="21ef8b86" style:font-style-asian="italic" style:font-style-complex="italic"/>
    </style:style>
    <style:style style:name="T83" style:family="text">
      <style:text-properties fo:font-style="italic" officeooo:rsid="2248a4a6" style:font-style-asian="italic" style:font-style-complex="italic"/>
    </style:style>
    <style:style style:name="T84" style:family="text">
      <style:text-properties fo:font-style="italic" officeooo:rsid="224c666e" style:font-style-asian="italic" style:font-style-complex="italic"/>
    </style:style>
    <style:style style:name="T85" style:family="text">
      <style:text-properties fo:font-style="italic" officeooo:rsid="225d6a13" style:font-style-asian="italic" style:font-style-complex="italic"/>
    </style:style>
    <style:style style:name="T86" style:family="text">
      <style:text-properties fo:font-style="italic" officeooo:rsid="22b4456e" style:font-style-asian="italic" style:font-style-complex="italic"/>
    </style:style>
    <style:style style:name="T87" style:family="text">
      <style:text-properties fo:font-style="italic" fo:font-weight="normal" officeooo:rsid="1c0aada7" style:font-style-asian="italic" style:font-weight-asian="normal" style:font-style-complex="italic" style:font-weight-complex="normal"/>
    </style:style>
    <style:style style:name="T88" style:family="text">
      <style:text-properties fo:font-style="italic" fo:font-weight="normal" officeooo:rsid="230be74c" style:font-style-asian="italic" style:font-weight-asian="normal" style:font-style-complex="italic" style:font-weight-complex="normal"/>
    </style:style>
    <style:style style:name="T89" style:family="text">
      <style:text-properties fo:font-weight="normal" style:font-weight-asian="normal" style:font-weight-complex="normal"/>
    </style:style>
    <style:style style:name="T90" style:family="text">
      <style:text-properties fo:font-weight="normal" officeooo:rsid="0b43439c" style:font-weight-asian="normal" style:font-weight-complex="normal"/>
    </style:style>
    <style:style style:name="T91" style:family="text">
      <style:text-properties fo:font-weight="normal" officeooo:rsid="1c0114ba" style:font-weight-asian="normal" style:font-weight-complex="normal"/>
    </style:style>
    <style:style style:name="T92" style:family="text">
      <style:text-properties fo:font-weight="normal" officeooo:rsid="1c017e21" style:font-weight-asian="normal" style:font-weight-complex="normal"/>
    </style:style>
    <style:style style:name="T93" style:family="text">
      <style:text-properties fo:font-weight="normal" officeooo:rsid="1c0379bd" style:font-weight-asian="normal" style:font-weight-complex="normal"/>
    </style:style>
    <style:style style:name="T94" style:family="text">
      <style:text-properties fo:font-weight="normal" officeooo:rsid="1c03f2ad" style:font-weight-asian="normal" style:font-weight-complex="normal"/>
    </style:style>
    <style:style style:name="T95" style:family="text">
      <style:text-properties fo:font-weight="normal" officeooo:rsid="1c0500ba" style:font-weight-asian="normal" style:font-weight-complex="normal"/>
    </style:style>
    <style:style style:name="T96" style:family="text">
      <style:text-properties fo:font-weight="normal" officeooo:rsid="1c05c2d2" style:font-weight-asian="normal" style:font-weight-complex="normal"/>
    </style:style>
    <style:style style:name="T97" style:family="text">
      <style:text-properties fo:font-weight="normal" officeooo:rsid="1c07030d" style:font-weight-asian="normal" style:font-weight-complex="normal"/>
    </style:style>
    <style:style style:name="T98" style:family="text">
      <style:text-properties fo:font-weight="normal" officeooo:rsid="1c08e0bc" style:font-weight-asian="normal" style:font-weight-complex="normal"/>
    </style:style>
    <style:style style:name="T99" style:family="text">
      <style:text-properties fo:font-weight="normal" officeooo:rsid="1c0aada7" style:font-weight-asian="normal" style:font-weight-complex="normal"/>
    </style:style>
    <style:style style:name="T100" style:family="text">
      <style:text-properties fo:font-weight="normal" officeooo:rsid="1c0c1fed" style:font-weight-asian="normal" style:font-weight-complex="normal"/>
    </style:style>
    <style:style style:name="T101" style:family="text">
      <style:text-properties fo:font-weight="normal" officeooo:rsid="1c0c8d89" style:font-weight-asian="normal" style:font-weight-complex="normal"/>
    </style:style>
    <style:style style:name="T102" style:family="text">
      <style:text-properties fo:font-weight="normal" officeooo:rsid="1c0db7d5" style:font-weight-asian="normal" style:font-weight-complex="normal"/>
    </style:style>
    <style:style style:name="T103" style:family="text">
      <style:text-properties fo:font-weight="normal" officeooo:rsid="1c0fb5cc" style:font-weight-asian="normal" style:font-weight-complex="normal"/>
    </style:style>
    <style:style style:name="T104" style:family="text">
      <style:text-properties fo:font-weight="normal" officeooo:rsid="1c107fa7" style:font-weight-asian="normal" style:font-weight-complex="normal"/>
    </style:style>
    <style:style style:name="T105" style:family="text">
      <style:text-properties fo:font-weight="normal" officeooo:rsid="1c11be56" style:font-weight-asian="normal" style:font-weight-complex="normal"/>
    </style:style>
    <style:style style:name="T106" style:family="text">
      <style:text-properties fo:font-weight="normal" officeooo:rsid="1c12a245" style:font-weight-asian="normal" style:font-weight-complex="normal"/>
    </style:style>
    <style:style style:name="T107" style:family="text">
      <style:text-properties fo:font-variant="normal" fo:text-transform="none"/>
    </style:style>
    <style:style style:name="T108" style:family="text">
      <style:text-properties fo:font-variant="normal" fo:text-transform="none" officeooo:rsid="1dc0f6fe"/>
    </style:style>
    <style:style style:name="T109" style:family="text">
      <style:text-properties fo:font-variant="normal" fo:text-transform="none" officeooo:rsid="1dc2df9f"/>
    </style:style>
    <style:style style:name="T110" style:family="text">
      <style:text-properties fo:font-variant="normal" fo:text-transform="none" officeooo:rsid="1dc3f694"/>
    </style:style>
    <style:style style:name="T111" style:family="text">
      <style:text-properties fo:font-variant="normal" fo:text-transform="none" officeooo:rsid="1dc435d3"/>
    </style:style>
    <style:style style:name="T112" style:family="text">
      <style:text-properties fo:font-variant="normal" fo:text-transform="none" officeooo:rsid="1dc5c7c3"/>
    </style:style>
    <style:style style:name="T113" style:family="text">
      <style:text-properties fo:font-variant="normal" fo:text-transform="none" officeooo:rsid="1dc738d1"/>
    </style:style>
    <style:style style:name="T114" style:family="text">
      <style:text-properties fo:font-variant="normal" fo:text-transform="none" officeooo:rsid="1dc864d3"/>
    </style:style>
    <style:style style:name="T115" style:family="text">
      <style:text-properties fo:font-variant="normal" fo:text-transform="none" officeooo:rsid="1dc975c0"/>
    </style:style>
    <style:style style:name="T116" style:family="text">
      <style:text-properties fo:font-variant="normal" fo:text-transform="none" officeooo:rsid="1dc98471"/>
    </style:style>
    <style:style style:name="T117" style:family="text">
      <style:text-properties fo:font-variant="normal" fo:text-transform="none" officeooo:rsid="1dc99fc7"/>
    </style:style>
    <style:style style:name="T118" style:family="text">
      <style:text-properties fo:font-variant="normal" fo:text-transform="none" style:text-line-through-style="solid" style:text-line-through-type="single" officeooo:rsid="1dc99fc7"/>
    </style:style>
    <style:style style:name="T119" style:family="text">
      <style:text-properties fo:font-variant="normal" fo:text-transform="none" officeooo:rsid="1dcafb82"/>
    </style:style>
    <style:style style:name="T120" style:family="text">
      <style:text-properties fo:font-variant="normal" fo:text-transform="none" officeooo:rsid="0b43439c"/>
    </style:style>
    <style:style style:name="T121" style:family="text">
      <style:text-properties fo:font-variant="normal" fo:text-transform="none" officeooo:rsid="1dccf07f"/>
    </style:style>
    <style:style style:name="T122" style:family="text">
      <style:text-properties fo:font-variant="normal" fo:text-transform="none" officeooo:rsid="1dcea22e"/>
    </style:style>
    <style:style style:name="T123" style:family="text">
      <style:text-properties fo:font-variant="normal" fo:text-transform="none" officeooo:rsid="1dd09f40"/>
    </style:style>
    <style:style style:name="T124" style:family="text">
      <style:text-properties fo:font-variant="normal" fo:text-transform="none" officeooo:rsid="1dd0f932"/>
    </style:style>
    <style:style style:name="T125" style:family="text">
      <style:text-properties fo:font-variant="normal" fo:text-transform="none" officeooo:rsid="1dd16e83"/>
    </style:style>
    <style:style style:name="T126" style:family="text">
      <style:text-properties fo:font-variant="normal" fo:text-transform="none" officeooo:rsid="1dd26b72"/>
    </style:style>
    <style:style style:name="T127" style:family="text">
      <style:text-properties fo:font-variant="normal" fo:text-transform="none" officeooo:rsid="1dd335d8"/>
    </style:style>
    <style:style style:name="T128" style:family="text">
      <style:text-properties fo:font-variant="normal" fo:text-transform="none" officeooo:rsid="1dd45efa"/>
    </style:style>
    <style:style style:name="T129" style:family="text">
      <style:text-properties fo:font-variant="normal" fo:text-transform="none" officeooo:rsid="1dd58666"/>
    </style:style>
    <style:style style:name="T130" style:family="text">
      <style:text-properties fo:font-variant="normal" fo:text-transform="none" officeooo:rsid="1dd62b26"/>
    </style:style>
    <style:style style:name="T131" style:family="text">
      <style:text-properties fo:font-variant="normal" fo:text-transform="none" officeooo:rsid="1dd7b6db"/>
    </style:style>
    <style:style style:name="T132" style:family="text">
      <style:text-properties fo:font-variant="normal" fo:text-transform="none" officeooo:rsid="1dd84edd"/>
    </style:style>
    <style:style style:name="T133" style:family="text">
      <style:text-properties fo:font-variant="normal" fo:text-transform="none" officeooo:rsid="1dd94f21"/>
    </style:style>
    <style:style style:name="T134" style:family="text">
      <style:text-properties fo:font-variant="normal" fo:text-transform="none" officeooo:rsid="1dd9cd8c"/>
    </style:style>
    <style:style style:name="T135" style:family="text">
      <style:text-properties fo:font-variant="normal" fo:text-transform="none" officeooo:rsid="1dda107d"/>
    </style:style>
    <style:style style:name="T136" style:family="text">
      <style:text-properties fo:font-variant="normal" fo:text-transform="none" officeooo:rsid="1ddae706"/>
    </style:style>
    <style:style style:name="T137" style:family="text">
      <style:text-properties fo:font-variant="normal" fo:text-transform="none" officeooo:rsid="1dde69a2"/>
    </style:style>
    <style:style style:name="T138" style:family="text">
      <style:text-properties fo:font-variant="normal" fo:text-transform="none" officeooo:rsid="1ddf39a2"/>
    </style:style>
    <style:style style:name="T139" style:family="text">
      <style:text-properties fo:font-variant="normal" fo:text-transform="none" officeooo:rsid="1de0da21"/>
    </style:style>
    <style:style style:name="T140" style:family="text">
      <style:text-properties fo:font-variant="normal" fo:text-transform="none" officeooo:rsid="1de156b2"/>
    </style:style>
    <style:style style:name="T141" style:family="text">
      <style:text-properties fo:font-variant="normal" fo:text-transform="none" officeooo:rsid="1de16a91"/>
    </style:style>
    <style:style style:name="T142" style:family="text">
      <style:text-properties fo:font-variant="normal" fo:text-transform="none" officeooo:rsid="1de2f1f7"/>
    </style:style>
    <style:style style:name="T143" style:family="text">
      <style:text-properties fo:font-variant="normal" fo:text-transform="none" officeooo:rsid="1de43c9d"/>
    </style:style>
    <style:style style:name="T144" style:family="text">
      <style:text-properties fo:font-variant="normal" fo:text-transform="none" officeooo:rsid="1de528dc"/>
    </style:style>
    <style:style style:name="T145" style:family="text">
      <style:text-properties fo:font-variant="normal" fo:text-transform="none" officeooo:rsid="1de5f751"/>
    </style:style>
    <style:style style:name="T146" style:family="text">
      <style:text-properties fo:font-variant="normal" fo:text-transform="none" officeooo:rsid="1de6c7f0"/>
    </style:style>
    <style:style style:name="T147" style:family="text">
      <style:text-properties fo:font-variant="normal" fo:text-transform="none" officeooo:rsid="1de7b770"/>
    </style:style>
    <style:style style:name="T148" style:family="text">
      <style:text-properties fo:font-variant="normal" fo:text-transform="none" officeooo:rsid="1de93b20"/>
    </style:style>
    <style:style style:name="T149" style:family="text">
      <style:text-properties fo:font-variant="normal" fo:text-transform="none" officeooo:rsid="1deb220d"/>
    </style:style>
    <style:style style:name="T150" style:family="text">
      <style:text-properties fo:font-variant="normal" fo:text-transform="none" officeooo:rsid="1deba180"/>
    </style:style>
    <style:style style:name="T151" style:family="text">
      <style:text-properties fo:font-variant="normal" fo:text-transform="none" officeooo:rsid="1debb85a"/>
    </style:style>
    <style:style style:name="T152" style:family="text">
      <style:text-properties fo:font-variant="normal" fo:text-transform="none" officeooo:rsid="1ded36cb"/>
    </style:style>
    <style:style style:name="T153" style:family="text">
      <style:text-properties fo:font-variant="normal" fo:text-transform="none" officeooo:rsid="1deea99b"/>
    </style:style>
    <style:style style:name="T154" style:family="text">
      <style:text-properties fo:font-variant="normal" fo:text-transform="none" officeooo:rsid="1def6753"/>
    </style:style>
    <style:style style:name="T155" style:family="text">
      <style:text-properties fo:font-variant="normal" fo:text-transform="none" officeooo:rsid="1def97c3"/>
    </style:style>
    <style:style style:name="T156" style:family="text">
      <style:text-properties fo:font-variant="normal" fo:text-transform="none" officeooo:rsid="1fb51107"/>
    </style:style>
    <style:style style:name="T157" style:family="text">
      <style:text-properties officeooo:rsid="0b43439c"/>
    </style:style>
    <style:style style:name="T158" style:family="text">
      <style:text-properties style:text-line-through-style="solid" style:text-line-through-type="single" officeooo:rsid="1f226400"/>
    </style:style>
    <style:style style:name="T159" style:family="text">
      <style:text-properties style:text-line-through-style="solid" style:text-line-through-type="single" officeooo:rsid="2009a479"/>
    </style:style>
    <style:style style:name="T160" style:family="text">
      <style:text-properties style:text-line-through-style="solid" style:text-line-through-type="single" officeooo:rsid="2010a909"/>
    </style:style>
    <style:style style:name="T161" style:family="text">
      <style:text-properties style:text-line-through-style="solid" style:text-line-through-type="single" officeooo:rsid="20159c15"/>
    </style:style>
    <style:style style:name="T162" style:family="text">
      <style:text-properties style:text-line-through-style="solid" style:text-line-through-type="single" fo:font-style="italic" officeooo:rsid="21d6f7b4" style:font-style-asian="italic" style:font-style-complex="italic"/>
    </style:style>
    <style:style style:name="T163" style:family="text">
      <style:text-properties style:text-line-through-style="solid" style:text-line-through-type="single" officeooo:rsid="21d6f7b4"/>
    </style:style>
    <style:style style:name="T164" style:family="text">
      <style:text-properties fo:font-variant="small-caps" officeooo:rsid="1d3bc875"/>
    </style:style>
    <style:style style:name="T165" style:family="text">
      <style:text-properties fo:font-variant="small-caps" officeooo:rsid="1dbe51b9"/>
    </style:style>
    <style:style style:name="T166" style:family="text">
      <style:text-properties fo:font-variant="small-caps" officeooo:rsid="1dc06fb4"/>
    </style:style>
    <style:style style:name="T167" style:family="text">
      <style:text-properties fo:font-variant="small-caps" officeooo:rsid="1dc0f6fe"/>
    </style:style>
    <style:style style:name="T168" style:family="text">
      <style:text-properties fo:font-variant="small-caps" officeooo:rsid="1dd9cd8c"/>
    </style:style>
    <style:style style:name="T169" style:family="text">
      <style:text-properties style:font-name="Liberation Serif2" officeooo:rsid="21c00a41"/>
    </style:style>
    <style:style style:name="T170" style:family="text">
      <style:text-properties officeooo:rsid="1bd25bc4"/>
    </style:style>
    <style:style style:name="T171" style:family="text">
      <style:text-properties officeooo:rsid="1bebdc4b"/>
    </style:style>
    <style:style style:name="T172" style:family="text">
      <style:text-properties officeooo:rsid="1beebabe"/>
    </style:style>
    <style:style style:name="T173" style:family="text">
      <style:text-properties officeooo:rsid="1bf732ed"/>
    </style:style>
    <style:style style:name="T174" style:family="text">
      <style:text-properties officeooo:rsid="1bf845b3"/>
    </style:style>
    <style:style style:name="T175" style:family="text">
      <style:text-properties officeooo:rsid="1c0114ba"/>
    </style:style>
    <style:style style:name="T176" style:family="text">
      <style:text-properties officeooo:rsid="1c13e085"/>
    </style:style>
    <style:style style:name="T177" style:family="text">
      <style:text-properties officeooo:rsid="1c1504b6"/>
    </style:style>
    <style:style style:name="T178" style:family="text">
      <style:text-properties officeooo:rsid="1c166f8d"/>
    </style:style>
    <style:style style:name="T179" style:family="text">
      <style:text-properties officeooo:rsid="1c16b9c3"/>
    </style:style>
    <style:style style:name="T180" style:family="text">
      <style:text-properties officeooo:rsid="1c16eb86"/>
    </style:style>
    <style:style style:name="T181" style:family="text">
      <style:text-properties officeooo:rsid="1c178378"/>
    </style:style>
    <style:style style:name="T182" style:family="text">
      <style:text-properties officeooo:rsid="1c19d17a"/>
    </style:style>
    <style:style style:name="T183" style:family="text">
      <style:text-properties officeooo:rsid="1c1abfed"/>
    </style:style>
    <style:style style:name="T184" style:family="text">
      <style:text-properties officeooo:rsid="1c1dc7fe"/>
    </style:style>
    <style:style style:name="T185" style:family="text">
      <style:text-properties officeooo:rsid="1c1e393b"/>
    </style:style>
    <style:style style:name="T186" style:family="text">
      <style:text-properties officeooo:rsid="1c2181ad"/>
    </style:style>
    <style:style style:name="T187" style:family="text">
      <style:text-properties officeooo:rsid="1c2232f2"/>
    </style:style>
    <style:style style:name="T188" style:family="text">
      <style:text-properties officeooo:rsid="1c227318"/>
    </style:style>
    <style:style style:name="T189" style:family="text">
      <style:text-properties officeooo:rsid="1c2f2f24"/>
    </style:style>
    <style:style style:name="T190" style:family="text">
      <style:text-properties officeooo:rsid="1c318e48"/>
    </style:style>
    <style:style style:name="T191" style:family="text">
      <style:text-properties officeooo:rsid="1c3c0c3a"/>
    </style:style>
    <style:style style:name="T192" style:family="text">
      <style:text-properties officeooo:rsid="1c410180"/>
    </style:style>
    <style:style style:name="T193" style:family="text">
      <style:text-properties officeooo:rsid="1c4134e2"/>
    </style:style>
    <style:style style:name="T194" style:family="text">
      <style:text-properties officeooo:rsid="1c47ce3e"/>
    </style:style>
    <style:style style:name="T195" style:family="text">
      <style:text-properties officeooo:rsid="1c48786f"/>
    </style:style>
    <style:style style:name="T196" style:family="text">
      <style:text-properties officeooo:rsid="1c499949"/>
    </style:style>
    <style:style style:name="T197" style:family="text">
      <style:text-properties officeooo:rsid="1c4ad1d7"/>
    </style:style>
    <style:style style:name="T198" style:family="text">
      <style:text-properties officeooo:rsid="1c4c45c6"/>
    </style:style>
    <style:style style:name="T199" style:family="text">
      <style:text-properties officeooo:rsid="1c4e6b0f"/>
    </style:style>
    <style:style style:name="T200" style:family="text">
      <style:text-properties officeooo:rsid="1c4e8913"/>
    </style:style>
    <style:style style:name="T201" style:family="text">
      <style:text-properties officeooo:rsid="1c5142a2"/>
    </style:style>
    <style:style style:name="T202" style:family="text">
      <style:text-properties officeooo:rsid="1c55b597"/>
    </style:style>
    <style:style style:name="T203" style:family="text">
      <style:text-properties officeooo:rsid="1c5bebb7"/>
    </style:style>
    <style:style style:name="T204" style:family="text">
      <style:text-properties officeooo:rsid="1c5cf140"/>
    </style:style>
    <style:style style:name="T205" style:family="text">
      <style:text-properties officeooo:rsid="1c5da116"/>
    </style:style>
    <style:style style:name="T206" style:family="text">
      <style:text-properties officeooo:rsid="1c5e5f4d"/>
    </style:style>
    <style:style style:name="T207" style:family="text">
      <style:text-properties officeooo:rsid="1c62a61d"/>
    </style:style>
    <style:style style:name="T208" style:family="text">
      <style:text-properties officeooo:rsid="1c63a397"/>
    </style:style>
    <style:style style:name="T209" style:family="text">
      <style:text-properties officeooo:rsid="1c65d0f8"/>
    </style:style>
    <style:style style:name="T210" style:family="text">
      <style:text-properties officeooo:rsid="1c9fe00d"/>
    </style:style>
    <style:style style:name="T211" style:family="text">
      <style:text-properties officeooo:rsid="1ca9ce41"/>
    </style:style>
    <style:style style:name="T212" style:family="text">
      <style:text-properties officeooo:rsid="1ca9d8f0"/>
    </style:style>
    <style:style style:name="T213" style:family="text">
      <style:text-properties officeooo:rsid="1cb34e86"/>
    </style:style>
    <style:style style:name="T214" style:family="text">
      <style:text-properties officeooo:rsid="1cc718a9"/>
    </style:style>
    <style:style style:name="T215" style:family="text">
      <style:text-properties officeooo:rsid="1ceaac77"/>
    </style:style>
    <style:style style:name="T216" style:family="text">
      <style:text-properties officeooo:rsid="1ced4929"/>
    </style:style>
    <style:style style:name="T217" style:family="text">
      <style:text-properties officeooo:rsid="1cef8b3d"/>
    </style:style>
    <style:style style:name="T218" style:family="text">
      <style:text-properties officeooo:rsid="1cefe854"/>
    </style:style>
    <style:style style:name="T219" style:family="text">
      <style:text-properties officeooo:rsid="1cf052b8"/>
    </style:style>
    <style:style style:name="T220" style:family="text">
      <style:text-properties officeooo:rsid="1cf9910f"/>
    </style:style>
    <style:style style:name="T221" style:family="text">
      <style:text-properties officeooo:rsid="1cfa15f1"/>
    </style:style>
    <style:style style:name="T222" style:family="text">
      <style:text-properties officeooo:rsid="1cfdaec0"/>
    </style:style>
    <style:style style:name="T223" style:family="text">
      <style:text-properties officeooo:rsid="1cfeba5f"/>
    </style:style>
    <style:style style:name="T224" style:family="text">
      <style:text-properties officeooo:rsid="1d05ca91"/>
    </style:style>
    <style:style style:name="T225" style:family="text">
      <style:text-properties officeooo:rsid="1d0a6730"/>
    </style:style>
    <style:style style:name="T226" style:family="text">
      <style:text-properties officeooo:rsid="1d0b0fe1"/>
    </style:style>
    <style:style style:name="T227" style:family="text">
      <style:text-properties officeooo:rsid="1d0d05d9"/>
    </style:style>
    <style:style style:name="T228" style:family="text">
      <style:text-properties officeooo:rsid="1d0ef4a0"/>
    </style:style>
    <style:style style:name="T229" style:family="text">
      <style:text-properties officeooo:rsid="1d12dc35"/>
    </style:style>
    <style:style style:name="T230" style:family="text">
      <style:text-properties officeooo:rsid="1d192ca6"/>
    </style:style>
    <style:style style:name="T231" style:family="text">
      <style:text-properties officeooo:rsid="1d195dba"/>
    </style:style>
    <style:style style:name="T232" style:family="text">
      <style:text-properties officeooo:rsid="1d1b2092"/>
    </style:style>
    <style:style style:name="T233" style:family="text">
      <style:text-properties officeooo:rsid="1d1bfe57"/>
    </style:style>
    <style:style style:name="T234" style:family="text">
      <style:text-properties officeooo:rsid="1d1d4f2d"/>
    </style:style>
    <style:style style:name="T235" style:family="text">
      <style:text-properties officeooo:rsid="1d1eda4f"/>
    </style:style>
    <style:style style:name="T236" style:family="text">
      <style:text-properties officeooo:rsid="1d24acea"/>
    </style:style>
    <style:style style:name="T237" style:family="text">
      <style:text-properties officeooo:rsid="1d2a19ee"/>
    </style:style>
    <style:style style:name="T238" style:family="text">
      <style:text-properties officeooo:rsid="1d32c126"/>
    </style:style>
    <style:style style:name="T239" style:family="text">
      <style:text-properties officeooo:rsid="1d3a62a2"/>
    </style:style>
    <style:style style:name="T240" style:family="text">
      <style:text-properties officeooo:rsid="1d3aac0f"/>
    </style:style>
    <style:style style:name="T241" style:family="text">
      <style:text-properties officeooo:rsid="1d3bc875"/>
    </style:style>
    <style:style style:name="T242" style:family="text">
      <style:text-properties officeooo:rsid="1d467a29"/>
    </style:style>
    <style:style style:name="T243" style:family="text">
      <style:text-properties officeooo:rsid="1d542d45"/>
    </style:style>
    <style:style style:name="T244" style:family="text">
      <style:text-properties officeooo:rsid="1d5e6f46"/>
    </style:style>
    <style:style style:name="T245" style:family="text">
      <style:text-properties officeooo:rsid="1d6ded15"/>
    </style:style>
    <style:style style:name="T246" style:family="text">
      <style:text-properties officeooo:rsid="1d7030aa"/>
    </style:style>
    <style:style style:name="T247" style:family="text">
      <style:text-properties officeooo:rsid="1d93ecfe"/>
    </style:style>
    <style:style style:name="T248" style:family="text">
      <style:text-properties officeooo:rsid="1d97c629"/>
    </style:style>
    <style:style style:name="T249" style:family="text">
      <style:text-properties officeooo:rsid="1db1534b"/>
    </style:style>
    <style:style style:name="T250" style:family="text">
      <style:text-properties officeooo:rsid="1dbe34b7"/>
    </style:style>
    <style:style style:name="T251" style:family="text">
      <style:text-properties officeooo:rsid="1dbe51b9"/>
    </style:style>
    <style:style style:name="T252" style:family="text">
      <style:text-properties officeooo:rsid="1df26920"/>
    </style:style>
    <style:style style:name="T253" style:family="text">
      <style:text-properties officeooo:rsid="1df5bc74"/>
    </style:style>
    <style:style style:name="T254" style:family="text">
      <style:text-properties officeooo:rsid="1e08770b"/>
    </style:style>
    <style:style style:name="T255" style:family="text">
      <style:text-properties officeooo:rsid="1e0aaa1f"/>
    </style:style>
    <style:style style:name="T256" style:family="text">
      <style:text-properties officeooo:rsid="1e0ea53b"/>
    </style:style>
    <style:style style:name="T257" style:family="text">
      <style:text-properties officeooo:rsid="1e104fcb"/>
    </style:style>
    <style:style style:name="T258" style:family="text">
      <style:text-properties officeooo:rsid="1e1343c1"/>
    </style:style>
    <style:style style:name="T259" style:family="text">
      <style:text-properties officeooo:rsid="1e13473a"/>
    </style:style>
    <style:style style:name="T260" style:family="text">
      <style:text-properties officeooo:rsid="1e2115ad"/>
    </style:style>
    <style:style style:name="T261" style:family="text">
      <style:text-properties officeooo:rsid="1e27de83"/>
    </style:style>
    <style:style style:name="T262" style:family="text">
      <style:text-properties officeooo:rsid="1e2bd808"/>
    </style:style>
    <style:style style:name="T263" style:family="text">
      <style:text-properties officeooo:rsid="1e35e6d3"/>
    </style:style>
    <style:style style:name="T264" style:family="text">
      <style:text-properties officeooo:rsid="1e36f197"/>
    </style:style>
    <style:style style:name="T265" style:family="text">
      <style:text-properties officeooo:rsid="1e37757f"/>
    </style:style>
    <style:style style:name="T266" style:family="text">
      <style:text-properties officeooo:rsid="1e38dce7"/>
    </style:style>
    <style:style style:name="T267" style:family="text">
      <style:text-properties officeooo:rsid="1e391f61"/>
    </style:style>
    <style:style style:name="T268" style:family="text">
      <style:text-properties officeooo:rsid="1e3a3e15"/>
    </style:style>
    <style:style style:name="T269" style:family="text">
      <style:text-properties officeooo:rsid="1e3c1ec1"/>
    </style:style>
    <style:style style:name="T270" style:family="text">
      <style:text-properties officeooo:rsid="1e4035c2"/>
    </style:style>
    <style:style style:name="T271" style:family="text">
      <style:text-properties officeooo:rsid="1e41c427"/>
    </style:style>
    <style:style style:name="T272" style:family="text">
      <style:text-properties officeooo:rsid="1e44d3fb"/>
    </style:style>
    <style:style style:name="T273" style:family="text">
      <style:text-properties officeooo:rsid="1e472f3a"/>
    </style:style>
    <style:style style:name="T274" style:family="text">
      <style:text-properties officeooo:rsid="1e493ffa"/>
    </style:style>
    <style:style style:name="T275" style:family="text">
      <style:text-properties officeooo:rsid="1e4a9b5d"/>
    </style:style>
    <style:style style:name="T276" style:family="text">
      <style:text-properties officeooo:rsid="1e504880"/>
    </style:style>
    <style:style style:name="T277" style:family="text">
      <style:text-properties officeooo:rsid="1e6cd593"/>
    </style:style>
    <style:style style:name="T278" style:family="text">
      <style:text-properties officeooo:rsid="1e6d4bda"/>
    </style:style>
    <style:style style:name="T279" style:family="text">
      <style:text-properties officeooo:rsid="1e71e98d"/>
    </style:style>
    <style:style style:name="T280" style:family="text">
      <style:text-properties officeooo:rsid="1e72b37c"/>
    </style:style>
    <style:style style:name="T281" style:family="text">
      <style:text-properties officeooo:rsid="1e74711e"/>
    </style:style>
    <style:style style:name="T282" style:family="text">
      <style:text-properties officeooo:rsid="1e76f931"/>
    </style:style>
    <style:style style:name="T283" style:family="text">
      <style:text-properties officeooo:rsid="1e78a967"/>
    </style:style>
    <style:style style:name="T284" style:family="text">
      <style:text-properties officeooo:rsid="1e83bfbb"/>
    </style:style>
    <style:style style:name="T285" style:family="text">
      <style:text-properties officeooo:rsid="1e83cbbb"/>
    </style:style>
    <style:style style:name="T286" style:family="text">
      <style:text-properties officeooo:rsid="1e872cee"/>
    </style:style>
    <style:style style:name="T287" style:family="text">
      <style:text-properties officeooo:rsid="1e88ba64"/>
    </style:style>
    <style:style style:name="T288" style:family="text">
      <style:text-properties officeooo:rsid="1e93c69e"/>
    </style:style>
    <style:style style:name="T289" style:family="text">
      <style:text-properties officeooo:rsid="1e9e5965"/>
    </style:style>
    <style:style style:name="T290" style:family="text">
      <style:text-properties officeooo:rsid="1ea86144"/>
    </style:style>
    <style:style style:name="T291" style:family="text">
      <style:text-properties officeooo:rsid="1eaa0683"/>
    </style:style>
    <style:style style:name="T292" style:family="text">
      <style:text-properties officeooo:rsid="1eb2af65"/>
    </style:style>
    <style:style style:name="T293" style:family="text">
      <style:text-properties officeooo:rsid="1eb3bcff"/>
    </style:style>
    <style:style style:name="T294" style:family="text">
      <style:text-properties officeooo:rsid="1eb579bb"/>
    </style:style>
    <style:style style:name="T295" style:family="text">
      <style:text-properties officeooo:rsid="1eb788c7"/>
    </style:style>
    <style:style style:name="T296" style:family="text">
      <style:text-properties officeooo:rsid="1eb810e2"/>
    </style:style>
    <style:style style:name="T297" style:family="text">
      <style:text-properties officeooo:rsid="1eb8bb66"/>
    </style:style>
    <style:style style:name="T298" style:family="text">
      <style:text-properties officeooo:rsid="1eb965bb"/>
    </style:style>
    <style:style style:name="T299" style:family="text">
      <style:text-properties officeooo:rsid="1ed19c59"/>
    </style:style>
    <style:style style:name="T300" style:family="text">
      <style:text-properties officeooo:rsid="1ed2295f"/>
    </style:style>
    <style:style style:name="T301" style:family="text">
      <style:text-properties officeooo:rsid="1ed78221"/>
    </style:style>
    <style:style style:name="T302" style:family="text">
      <style:text-properties officeooo:rsid="1edf0a0a"/>
    </style:style>
    <style:style style:name="T303" style:family="text">
      <style:text-properties officeooo:rsid="1ee3147f"/>
    </style:style>
    <style:style style:name="T304" style:family="text">
      <style:text-properties officeooo:rsid="1ee3ad63"/>
    </style:style>
    <style:style style:name="T305" style:family="text">
      <style:text-properties officeooo:rsid="1ee6b53f"/>
    </style:style>
    <style:style style:name="T306" style:family="text">
      <style:text-properties officeooo:rsid="1efe4819"/>
    </style:style>
    <style:style style:name="T307" style:family="text">
      <style:text-properties officeooo:rsid="1f005203"/>
    </style:style>
    <style:style style:name="T308" style:family="text">
      <style:text-properties officeooo:rsid="1f075e52"/>
    </style:style>
    <style:style style:name="T309" style:family="text">
      <style:text-properties officeooo:rsid="1f0db729"/>
    </style:style>
    <style:style style:name="T310" style:family="text">
      <style:text-properties officeooo:rsid="1f0e7889"/>
    </style:style>
    <style:style style:name="T311" style:family="text">
      <style:text-properties officeooo:rsid="1f105b47"/>
    </style:style>
    <style:style style:name="T312" style:family="text">
      <style:text-properties officeooo:rsid="1f1332e4"/>
    </style:style>
    <style:style style:name="T313" style:family="text">
      <style:text-properties officeooo:rsid="1f226400"/>
    </style:style>
    <style:style style:name="T314" style:family="text">
      <style:text-properties officeooo:rsid="1f2a19f0"/>
    </style:style>
    <style:style style:name="T315" style:family="text">
      <style:text-properties officeooo:rsid="1f2f9caa"/>
    </style:style>
    <style:style style:name="T316" style:family="text">
      <style:text-properties officeooo:rsid="1f33ba6e"/>
    </style:style>
    <style:style style:name="T317" style:family="text">
      <style:text-properties officeooo:rsid="1f348019"/>
    </style:style>
    <style:style style:name="T318" style:family="text">
      <style:text-properties officeooo:rsid="1f3a08fb"/>
    </style:style>
    <style:style style:name="T319" style:family="text">
      <style:text-properties officeooo:rsid="1f3b0ea6"/>
    </style:style>
    <style:style style:name="T320" style:family="text">
      <style:text-properties officeooo:rsid="1f448b6c"/>
    </style:style>
    <style:style style:name="T321" style:family="text">
      <style:text-properties officeooo:rsid="1f536f49"/>
    </style:style>
    <style:style style:name="T322" style:family="text">
      <style:text-properties officeooo:rsid="1f5e9694"/>
    </style:style>
    <style:style style:name="T323" style:family="text">
      <style:text-properties officeooo:rsid="1f6a940f"/>
    </style:style>
    <style:style style:name="T324" style:family="text">
      <style:text-properties officeooo:rsid="1f71c385"/>
    </style:style>
    <style:style style:name="T325" style:family="text">
      <style:text-properties officeooo:rsid="1f7531d0"/>
    </style:style>
    <style:style style:name="T326" style:family="text">
      <style:text-properties officeooo:rsid="1f763819"/>
    </style:style>
    <style:style style:name="T327" style:family="text">
      <style:text-properties officeooo:rsid="1f790108"/>
    </style:style>
    <style:style style:name="T328" style:family="text">
      <style:text-properties officeooo:rsid="1f7f172a"/>
    </style:style>
    <style:style style:name="T329" style:family="text">
      <style:text-properties officeooo:rsid="1f9c3649"/>
    </style:style>
    <style:style style:name="T330" style:family="text">
      <style:text-properties officeooo:rsid="1fa44f50"/>
    </style:style>
    <style:style style:name="T331" style:family="text">
      <style:text-properties officeooo:rsid="1fb731f5"/>
    </style:style>
    <style:style style:name="T332" style:family="text">
      <style:text-properties officeooo:rsid="1febb3a1"/>
    </style:style>
    <style:style style:name="T333" style:family="text">
      <style:text-properties officeooo:rsid="1ff409a1"/>
    </style:style>
    <style:style style:name="T334" style:family="text">
      <style:text-properties officeooo:rsid="1ff8d4df"/>
    </style:style>
    <style:style style:name="T335" style:family="text">
      <style:text-properties officeooo:rsid="1ffa31d9"/>
    </style:style>
    <style:style style:name="T336" style:family="text">
      <style:text-properties officeooo:rsid="1ffb14d8"/>
    </style:style>
    <style:style style:name="T337" style:family="text">
      <style:text-properties officeooo:rsid="1ffd2a34"/>
    </style:style>
    <style:style style:name="T338" style:family="text">
      <style:text-properties officeooo:rsid="1ffe9f14"/>
    </style:style>
    <style:style style:name="T339" style:family="text">
      <style:text-properties officeooo:rsid="2002428c"/>
    </style:style>
    <style:style style:name="T340" style:family="text">
      <style:text-properties officeooo:rsid="2002eedf"/>
    </style:style>
    <style:style style:name="T341" style:family="text">
      <style:text-properties officeooo:rsid="2006221f"/>
    </style:style>
    <style:style style:name="T342" style:family="text">
      <style:text-properties officeooo:rsid="20069bfd"/>
    </style:style>
    <style:style style:name="T343" style:family="text">
      <style:text-properties officeooo:rsid="2009a479"/>
    </style:style>
    <style:style style:name="T344" style:family="text">
      <style:text-properties officeooo:rsid="2010a909"/>
    </style:style>
    <style:style style:name="T345" style:family="text">
      <style:text-properties officeooo:rsid="2012ae61"/>
    </style:style>
    <style:style style:name="T346" style:family="text">
      <style:text-properties officeooo:rsid="20159c15"/>
    </style:style>
    <style:style style:name="T347" style:family="text">
      <style:text-properties officeooo:rsid="201a8fdd"/>
    </style:style>
    <style:style style:name="T348" style:family="text">
      <style:text-properties officeooo:rsid="201aa69e"/>
    </style:style>
    <style:style style:name="T349" style:family="text">
      <style:text-properties officeooo:rsid="201fa01c"/>
    </style:style>
    <style:style style:name="T350" style:family="text">
      <style:text-properties officeooo:rsid="20391b42"/>
    </style:style>
    <style:style style:name="T351" style:family="text">
      <style:text-properties officeooo:rsid="20585497"/>
    </style:style>
    <style:style style:name="T352" style:family="text">
      <style:text-properties officeooo:rsid="20628892"/>
    </style:style>
    <style:style style:name="T353" style:family="text">
      <style:text-properties officeooo:rsid="20645aaf"/>
    </style:style>
    <style:style style:name="T354" style:family="text">
      <style:text-properties officeooo:rsid="2083d269"/>
    </style:style>
    <style:style style:name="T355" style:family="text">
      <style:text-properties officeooo:rsid="20995ab4"/>
    </style:style>
    <style:style style:name="T356" style:family="text">
      <style:text-properties officeooo:rsid="20a6aeb9"/>
    </style:style>
    <style:style style:name="T357" style:family="text">
      <style:text-properties officeooo:rsid="20cf02b0"/>
    </style:style>
    <style:style style:name="T358" style:family="text">
      <style:text-properties officeooo:rsid="20e0fa9a"/>
    </style:style>
    <style:style style:name="T359" style:family="text">
      <style:text-properties officeooo:rsid="20e1589d"/>
    </style:style>
    <style:style style:name="T360" style:family="text">
      <style:text-properties officeooo:rsid="20e20bea"/>
    </style:style>
    <style:style style:name="T361" style:family="text">
      <style:text-properties officeooo:rsid="20e545c7"/>
    </style:style>
    <style:style style:name="T362" style:family="text">
      <style:text-properties officeooo:rsid="20e6fc81"/>
    </style:style>
    <style:style style:name="T363" style:family="text">
      <style:text-properties officeooo:rsid="20e986c3"/>
    </style:style>
    <style:style style:name="T364" style:family="text">
      <style:text-properties officeooo:rsid="20eba642"/>
    </style:style>
    <style:style style:name="T365" style:family="text">
      <style:text-properties officeooo:rsid="20f5198c"/>
    </style:style>
    <style:style style:name="T366" style:family="text">
      <style:text-properties officeooo:rsid="20f81253"/>
    </style:style>
    <style:style style:name="T367" style:family="text">
      <style:text-properties officeooo:rsid="20f9c1f5"/>
    </style:style>
    <style:style style:name="T368" style:family="text">
      <style:text-properties officeooo:rsid="20fb8de1"/>
    </style:style>
    <style:style style:name="T369" style:family="text">
      <style:text-properties officeooo:rsid="20fd0cdb"/>
    </style:style>
    <style:style style:name="T370" style:family="text">
      <style:text-properties officeooo:rsid="20fe2d7f"/>
    </style:style>
    <style:style style:name="T371" style:family="text">
      <style:text-properties officeooo:rsid="20ff65ab"/>
    </style:style>
    <style:style style:name="T372" style:family="text">
      <style:text-properties officeooo:rsid="21099b3b"/>
    </style:style>
    <style:style style:name="T373" style:family="text">
      <style:text-properties officeooo:rsid="211b4cf7"/>
    </style:style>
    <style:style style:name="T374" style:family="text">
      <style:text-properties officeooo:rsid="212bc6d2"/>
    </style:style>
    <style:style style:name="T375" style:family="text">
      <style:text-properties officeooo:rsid="212fe0fc"/>
    </style:style>
    <style:style style:name="T376" style:family="text">
      <style:text-properties officeooo:rsid="2144b29c"/>
    </style:style>
    <style:style style:name="T377" style:family="text">
      <style:text-properties officeooo:rsid="21501156"/>
    </style:style>
    <style:style style:name="T378" style:family="text">
      <style:text-properties officeooo:rsid="2151b198"/>
    </style:style>
    <style:style style:name="T379" style:family="text">
      <style:text-properties officeooo:rsid="2153d519"/>
    </style:style>
    <style:style style:name="T380" style:family="text">
      <style:text-properties officeooo:rsid="21737afd"/>
    </style:style>
    <style:style style:name="T381" style:family="text">
      <style:text-properties officeooo:rsid="2175a86a"/>
    </style:style>
    <style:style style:name="T382" style:family="text">
      <style:text-properties officeooo:rsid="2186f485"/>
    </style:style>
    <style:style style:name="T383" style:family="text">
      <style:text-properties officeooo:rsid="2195e6ac"/>
    </style:style>
    <style:style style:name="T384" style:family="text">
      <style:text-properties officeooo:rsid="219cf9c8"/>
    </style:style>
    <style:style style:name="T385" style:family="text">
      <style:text-properties officeooo:rsid="21a555c1"/>
    </style:style>
    <style:style style:name="T386" style:family="text">
      <style:text-properties officeooo:rsid="21c00a41"/>
    </style:style>
    <style:style style:name="T387" style:family="text">
      <style:text-properties officeooo:rsid="21d6f7b4"/>
    </style:style>
    <style:style style:name="T388" style:family="text">
      <style:text-properties officeooo:rsid="21e42da3"/>
    </style:style>
    <style:style style:name="T389" style:family="text">
      <style:text-properties officeooo:rsid="21ed0ce7"/>
    </style:style>
    <style:style style:name="T390" style:family="text">
      <style:text-properties officeooo:rsid="21ef8b86"/>
    </style:style>
    <style:style style:name="T391" style:family="text">
      <style:text-properties officeooo:rsid="22020c8c"/>
    </style:style>
    <style:style style:name="T392" style:family="text">
      <style:text-properties officeooo:rsid="22082f2d"/>
    </style:style>
    <style:style style:name="T393" style:family="text">
      <style:text-properties officeooo:rsid="22170ce1"/>
    </style:style>
    <style:style style:name="T394" style:family="text">
      <style:text-properties officeooo:rsid="222681b8"/>
    </style:style>
    <style:style style:name="T395" style:family="text">
      <style:text-properties officeooo:rsid="222a0657"/>
    </style:style>
    <style:style style:name="T396" style:family="text">
      <style:text-properties officeooo:rsid="222f44f0"/>
    </style:style>
    <style:style style:name="T397" style:family="text">
      <style:text-properties officeooo:rsid="22357d6a"/>
    </style:style>
    <style:style style:name="T398" style:family="text">
      <style:text-properties officeooo:rsid="2240cfb7"/>
    </style:style>
    <style:style style:name="T399" style:family="text">
      <style:text-properties officeooo:rsid="224218b5"/>
    </style:style>
    <style:style style:name="T400" style:family="text">
      <style:text-properties officeooo:rsid="224369df"/>
    </style:style>
    <style:style style:name="T401" style:family="text">
      <style:text-properties officeooo:rsid="2248a4a6"/>
    </style:style>
    <style:style style:name="T402" style:family="text">
      <style:text-properties officeooo:rsid="224fe35c"/>
    </style:style>
    <style:style style:name="T403" style:family="text">
      <style:text-properties officeooo:rsid="22503f87"/>
    </style:style>
    <style:style style:name="T404" style:family="text">
      <style:text-properties officeooo:rsid="2251c55f"/>
    </style:style>
    <style:style style:name="T405" style:family="text">
      <style:text-properties officeooo:rsid="22523c59"/>
    </style:style>
    <style:style style:name="T406" style:family="text">
      <style:text-properties officeooo:rsid="22532e34"/>
    </style:style>
    <style:style style:name="T407" style:family="text">
      <style:text-properties officeooo:rsid="22563f0e"/>
    </style:style>
    <style:style style:name="T408" style:family="text">
      <style:text-properties officeooo:rsid="225d5f2c"/>
    </style:style>
    <style:style style:name="T409" style:family="text">
      <style:text-properties officeooo:rsid="225d6a13"/>
    </style:style>
    <style:style style:name="T410" style:family="text">
      <style:text-properties officeooo:rsid="22b4456e"/>
    </style:style>
    <style:style style:name="T411" style:family="text">
      <style:text-properties officeooo:rsid="22f0f06e"/>
    </style:style>
    <style:style style:name="T412" style:family="text">
      <style:text-properties officeooo:rsid="22f2b01f"/>
    </style:style>
    <style:style style:name="T413" style:family="text">
      <style:text-properties officeooo:rsid="22f7b8a4"/>
    </style:style>
    <style:style style:name="T414" style:family="text">
      <style:text-properties officeooo:rsid="2302f250"/>
    </style:style>
    <style:style style:name="T415" style:family="text">
      <style:text-properties officeooo:rsid="230a743f"/>
    </style:style>
    <style:style style:name="T416" style:family="text">
      <style:text-properties officeooo:rsid="230ab108"/>
    </style:style>
    <style:style style:name="T417" style:family="text">
      <style:text-properties officeooo:rsid="230be74c"/>
    </style:style>
    <style:style style:name="T418" style:family="text">
      <style:text-properties officeooo:rsid="230e1e0c"/>
    </style:style>
    <style:style style:name="T419" style:family="text">
      <style:text-properties officeooo:rsid="2312649d"/>
    </style:style>
    <style:style style:name="T420" style:family="text">
      <style:text-properties officeooo:rsid="23138ecb"/>
    </style:style>
    <style:style style:name="T421" style:family="text">
      <style:text-properties officeooo:rsid="23411c05"/>
    </style:style>
    <style:style style:name="T422" style:family="text">
      <style:text-properties officeooo:rsid="234152d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6">Кислота <text:s/><text:span text:style-name="T422">шастает </text:span>вперёд-назад, ворчливо, налившись кровью, пар вьётся из чайника в его руках. <text:span text:style-name="T191">Костюм Ракетмэна дожидается на столе, вместе с картой сокровищ от Моряка Бодайна—ох. Ох, ничего себе. Неужто Слотроп пойдёт на это?</text:span></text:p>
      <text:p text:style-name="P79">Снаружи птицы высвистывают арпеджио на верхних ступенях, <text:span text:style-name="T192">вместе с утром</text:span>. <text:span text:style-name="T193">Грузовики и джипы урчат издали. Слотроп сидит за чаем, пытаясь отскрести засохшую сперму со своих штанов, поеа Кислота объясняет расклад. Пакет заначен под орнаментальным кустом перед виллой по Кайзерштрассе 2, в Нойбабелсберге, давней киностолице Германии. Это берег Небеля напротив Потсдама. Похоже, разумнее держаться подальше от Автобана Авус. «Попробуй через контрольный пост сразу за Целендорфом. Выйди к Нойбабелсбергу по каналу».</text:span></text:p>
      <text:p text:style-name="P15">– <text:span text:style-name="T194">С чего бы это?</text:span></text:p>
      <text:p text:style-name="P16">– <text:span text:style-name="T195">Ни одного гражданского не пропускают на ВИП Шоссе</text:span>—<text:span text:style-name="T195">здесь, вот это, которое идёт через реку в Потсдам.</text:span></text:p>
      <text:p text:style-name="P17">– <text:span text:style-name="T196">Брось. Для этогоо мне понадобится лодка.</text:span></text:p>
      <text:p text:style-name="P18">– <text:span text:style-name="T196">Ха! Ты ждёшь импровизацию от Немца? Ну уж нет</text:span>—<text:span text:style-name="T197">это </text:span><text:span text:style-name="T6">проблема Ракетсмэна</text:span><text:span text:style-name="T197">! ха-ха!</text:span></text:p>
      <text:p text:style-name="P19">– <text:span text:style-name="T198">Йуннхх!</text:span>– <text:span text:style-name="T199">Похоже вилла смотрит на Грибниц Зее.</text:span>– <text:span text:style-name="T199">Почему бы мне не зайти с той стороны?</text:span></text:p>
      <text:p text:style-name="P20">– <text:span text:style-name="T200">Тебе придётся пройти сперва под парой мостов, если пойдёшь оттуда. Усиленная охрана. Бьют сверху, Может быть</text:span>—<text:span text:style-name="T201">может быть, даже миномёты. Озеро становится очень узким напротив Потсдама. У тебя не будет шанса.</text:span>– <text:s/><text:span text:style-name="T202">О, Германский юмор </text:span><text:span text:style-name="T7">отличный</text:span><text:span text:style-name="T202"> способ начать утро. Кислота вручает Слотропу карточку ГАО, билет, и пропуск на Английском и Русском. «Человек, который сработал это, побывал в Потсдаме раз десять с начала Конференции. Настолько уверен в своей подделке. Пропуск на двух языках специальный, по случаю Конференции. Но там тебе нельзя бродить разиня рот, как турист, выпрашивать автограф у знаменитостей</text:span>—»</text:p>
      <text:p text:style-name="P20">– <text:span text:style-name="T203">Да но послушай, Эмиль, если у тебя такие документы и они настолько классные, чё </text:span><text:span text:style-name="T8">ты</text:span><text:span text:style-name="T203"> не едешь?</text:span></text:p>
      <text:p text:style-name="P21">– <text:span text:style-name="T204">Это не моя специальность. Моё устраивать сделки. Просто старая бутылка кислоты</text:span>—<text:span text:style-name="T204">и та понарошку. Пиратство занятие для </text:span><text:span text:style-name="T9">Ракетменов</text:span><text:span text:style-name="T204">.</text:span></text:p>
      <text:p text:style-name="P22">– <text:span text:style-name="T205">Пусть тогда Бодайн.</text:span></text:p>
      <text:p text:style-name="P22">– <text:span text:style-name="T205">Он уже по пути в Каксхавен. Разве не расстроится, когда вернётся на следующей неделе, просто узнать, что Ракетмэн, из всех людей, сдрейфил.</text:span></text:p>
      <text:p text:style-name="P23">– <text:span text:style-name="T206">О.</text:span>– <text:span text:style-name="T206">Блядь. Слотроп какое-то время зырит на карту, потом пытается запомнить. Он натягивает ботинки, со стоном. Он закутывает свой шлем в ту накидку, и вдвоём, коннер и конни, отправляются по Американскому сектору.</text:span></text:p>
      <text:p text:style-name="P80">Кобыльи хвосты разгулялись в синем небе, тут внизу <text:span text:style-name="T1">Berliner Luft </text:span>висит неподвижно, <text:span text:style-name="T207">со смрадом смерти неизбежной</text:span>. <text:span text:style-name="T208">Тысячи трупов погибших весной всё ещё лежат под этими горами обломков, они желты, красные, жёлтые и бледные горы.</text:span> </text:p>
      <text:p text:style-name="P81">Куда делся город, который Слотроп привык видеть в тех кинохрониках <text:s/>и в <text:span text:style-name="T1">Нешнл Географик</text:span>? <text:span text:style-name="T209">На параболах свет клином не сошёлся для Новой Германской Архитектуры—в ней были ещё и пространства—некрополизм пустого алебастра под уставившимся солнцем, для заполнения рябью <text:s/>людских урожаев насколько хватает глаз, не имевший смысла без них. Если существует некая Ритуальность Города, когда город является внешним и видимым знаком внутреннего и духовного недуга или здоровья, то может быть также, даже здесь, какая-то преемственность ритуала через ужасающую поверхность мая. Опустелость Берлина в это утро является обёрнутым отображением белой и геометричной столицы до её </text:span><text:soft-page-break/><text:span text:style-name="T209">разрушения. Невозделанные и широко раскинувшиеся поля рваного камня, неизменный вес чересчур безликого бетона… только всё это тут вывернуто наизнанку. Прямо прочерченные проспекты предназначенные, чтобы маршировать по ним, стали теперь тропами вьющимися средь нагромождения обломков, их формы сейчас органичны, отвечают, как козьи тропы, законам наименьшей траты сил. Гражданские теперь снаружи, униформы внутри. Гладкие грани зданий сменились булыжниковым нутром взорванного бетона, всем нескончаемым щебнем позади опалубки. Внутренности выпущены на волю. Комнаты без потолков открыты небу, комнаты без стен вздыбились над морем руин словно ладьи, «вороньи гнёзда» наблюдателей…. Старики с их жестянками для сбора окурков на земле носят свои лёгкие у себя на груди. Объявления о пристанище, одежде, пропавших, арестованных, когда-то засекреченных, сложенных </text:span><text:span text:style-name="T10">bürgerlich</text:span><text:span text:style-name="T209"> внутри газет, чтобы спокойно почитать в лакированных изящных гостиных, теперь приклеены Гитлеро-головыми марками синего, оранжевого, жёлтого, на ветру, когда подымется ветер, наклеены на деревьях, дверных рамах, досках, кусках стен—белые и увядающие обрывки, паучьим почерком, дрожащим смазанным, тысячи не замечены, тысячи не прочитаны или сдуты прочь. По суповым воскресеньям </text:span><text:span text:style-name="T10">Winterhilfe</text:span><text:span text:style-name="T209"> ты сидел за длинные столы на улице под увешанными свастикой зимними деревьями, но что было снаружи перенеслось внутрь и воскресенья этого рода длятся всю неделю напролёт. Зима вновь возвращается. Весь Берлин проводит дневные часы притворяясь, что это не так. Израненные деревья снова в листве, птенцы высижены и учатся летать, и всё же зима здесь за кажущимся летом—Земля повернулась во сне, и тропики поменялись местами….</text:span></text:p>
      <text:p text:style-name="P82">Словно стены Чикаго Бара перенесённые наружу, гигантские фотографии выставлены по Фридризштрассе—лица выше человеческого роста. Слотроп запросто узнаёт Черчилля и Сталина, но сомневается насчёт третьего. «Эмиль, а кто этот тот в очках?»</text:p>
      <text:p text:style-name="P26">– Американский президент Мистер Трумен.</text:p>
      <text:p text:style-name="P27">– Брось дурить. Трумен вице-президент. Рузвельт президент.</text:p>
      <text:p text:style-name="P83">Кислота приподымает бровь: «Рузвельт умер ещё весной. Как раз перед нашей капитуляцией».</text:p>
      <text:p text:style-name="P84">Они запутались в хлебной очереди. Женщины в потёрто-плюшевых пальто, маленькие дети цепляются за <text:s text:c="4"/>изношенные полы, мужчины в кепках и тёмных двубортных костюмах, небритые старые лица, лбы белы, как нога медсестры…. Кто-то пытается выхватить накидку Слотропа. Следует краткий матч по перетягиванию.</text:p>
      <text:p text:style-name="P24">– <text:span text:style-name="T210">Сочувствую,</text:span>– <text:span text:style-name="T210">продолжает Кислота, когда они высвободились снова.</text:span></text:p>
      <text:p text:style-name="P25">– <text:span text:style-name="T210">Почему никто мне не говорил?</text:span>– <text:span text:style-name="T210">Слотроп был старшеклассником, когда ФДР начинал в Белом Доме. Бродерик Слотроп объявлял, что ненавидит этого человека, но Тайрон считал его отважным, с тем полиомиелитом и прочее. Нравился его голос по радио. И почти видел его однажды, в Питсбурге, но Ллойд Нипл, самый толстый пацан в Минджборо, загораживал, всё, что осталось рассмотреть Слотропу, были пара колёс и ноги каких-то людей в костюмах на <text:s/>подножке автомобиля. Про Гувера он слыхал, смутно</text:span>—<text:span text:style-name="T211">что-то насчёт самостройных посёков или пылесосов</text:span>—<text:span text:style-name="T212">но Рузвель был </text:span><text:span text:style-name="T11">его</text:span><text:span text:style-name="T212"> президентом, единственным, кого он знал. Казалось, он будет избираться, срок за сроком, вечно. Но кто-то решил поменять это. Так что его усыпили, Слотропова президента, тихо и гладко, пока мальчик, который однажды представлял себе его лицо на лопатках Ллойда под его Т-майкой, молол чушь на Ривере, или где-нибудь в Швейцарии, лишь вполовину сознавая, что его самого угасили….</text:span></text:p>
      <text:p text:style-name="P28">– <text:span text:style-name="T213">Поговаривали, с ним удар случился,</text:span>– <text:span text:style-name="T213">грит Кислота. Его голос доносится из какой-то совершенно особой стороны, скажем прямо из-под ног, пока широкий некрополис начинает всасываться внутрь через воронку и вытягиваться Коридором знакомым Слотропу хотя не именем, деформация пространсва, что таится внутри его жизни, как скрытая наследственная болезнь. Отряд врачей в белых масках, что </text:span><text:soft-page-break/><text:span text:style-name="T213">закрывают всё кроме глаз, тусклых и взрослых глаз, вступают маршировать по проходу туда, где лежит Рузвельт. Они несут чёрные блестящие чемоданчики. Металлические звенья, внутри чёрной кожи, позвякивают словно приговаривают, словно трюк чревовещателя, помогите-выпустите-меня-отсюда…. Кто бы то ни был, позируя в чёрной накидке в Ялте с остальными лидерами, так прекрасно передающей смысл крыльев Смерти, пышной, мягкой и чёрной как зимняя накидка, подготавливал нацию ротозеев к кончине Рузвельта, существа собранного Ими, существа, которое Они разберут….</text:span></text:p>
      <text:p text:style-name="P85">Тут кое-кто по умному принимает во внимание параллакс, <text:span text:style-name="T214">масштабирование, тени все идущие в правильном направлении, <text:s/>удлиняющиеся по ходу дня—но нет, Кислота не может быть реальностью, не больше, чем эта массовка в тёмных костюмах дожидающиеся в очередях какого-то гипотетического трамвая, какие-то два кружка колбасы (точно, точно), дюжина полуголых детей вбегающих и выбегающих из этой сожжённой квартиры такой удивительно чёткой—Они наверняка имеют фонды, будь уверен. Взгляни на это разорение, всё строилось потом разнесено обратно на куски, начиная от размеров с тело и до пылинок (посылая заказ, указывайте Номер Шаблона, пожалуйста), пока тот достопамятный аромат Полдень в Берлине, эссенция разлагающейся человечины, пшикается на декорации от руки, густыми слоями, как от дряблой лошади где-то в переулке, что качает свой гтганский распылитель….</text:span></text:p>
      <text:p text:style-name="P87">(По часам Кислоты с чёрного рынка уже где-то полдень. С 11 утра до 12 Час Зла, когда белая женщина со связкой ключей на кольце выходит из своей горы и может показаться тебе. И тут будь осторожней. Если не сможешь освободить её от заклятья, <text:s/>которое она никак не объяснит, тебя ждёт кара. Она прекрасная дева предлагающая Чудо-Цветок, и старая уродина с длинными зубами, что нашла тебя в том сне и не сказала ничего. Это её Час).</text:p>
      <text:p text:style-name="P88">Чёрные Р-38ки пролетают, грохоча, эскадрилья ажурной рамой проносится в бледном небе. Слотроп и Кислота находят кафе на тротуаре, пьют разбавленное водой розовое вино, закусывают хлебом с каким-то сыром. Тот шустрый старый наркоман выламывает «щепку» прессованного «чая» и они сидят на солнышке передавая вперёд-назад, предлагая официанту затянуться, как знать? так же приходится курить даже армейские, в эти дни. Джипы, грузовики для перевозки воинского состава, и велосипеды текут мимо. Девушки в ярких летних платьях, оранжевых, зелёных, как фруктовое мороженое, заплывают посидеть за столиками, поулыбаться, улыбаться, прикидывая непрерывно по сторонам насчёт раннего бизнеса.</text:p>
      <text:p text:style-name="P86"><text:s/>Кислота как-то свёл разговор Слотропа на Ракету. <text:span text:style-name="T215">Совсем не по специальности Кислоты, конечно, хотя он держал ухо востро. Если чего-то хотят, значчит оно имеет цену. «Я никак не мог понять восторгов. По радио только о том и говорили. Это было нашим шоу <text:s/>Капитана Миднайта. Но мы разочаровались. И хотелось бы верить, но ничего не видели, что могло нас убедить. Всё меньше и меньше под конец. Всё, что я знаю, она подорвала рынок кокаина, Kerl.</text:span></text:p>
      <text:p text:style-name="P29">– <text:span text:style-name="T216">Как так?</text:span></text:p>
      <text:p text:style-name="P29">– <text:span text:style-name="T216">Той ракете для чего-то нужен был перманганат калия, верно?</text:span></text:p>
      <text:p text:style-name="P29">– <text:span text:style-name="T216">Для турбонасоса.</text:span></text:p>
      <text:p text:style-name="P30">– <text:span text:style-name="T216">Ну, а без этого Purpurstoff, не получается торговать кокаином по честному. Забудь про честность, тут просто не осталось ничего </text:span><text:span text:style-name="T12">взаправдашнего</text:span><text:span text:style-name="T216">. Прошлой зимой, ты не мог найти и кубика <text:s/>перманганата во всём ёбаном Рейхе, Kerl. О, ты бы видел какие шли обломы. Друзья, сам знаешь. Но какой друг не захочет</text:span>—<text:span text:style-name="T217">как бы тебе попонятнее?</text:span>—<text:span text:style-name="T217">шмякнуть тортом в рыло? а?</text:span></text:p>
      <text:p text:style-name="P31">– <text:span text:style-name="T218">Спасибо.</text:span>– <text:span text:style-name="T218">Погоди-ка. Это он про </text:span><text:span text:style-name="T13">нас</text:span><text:span text:style-name="T218"> толкует? Он что, собирается</text:span>—</text:p>
      <text:p text:style-name="P32"><text:soft-page-break/>– <text:span text:style-name="T219">Короче,</text:span>– <text:span text:style-name="T219">продолжает начатое,</text:span>– <text:span text:style-name="T219">по Берлину полз огромный фильм Лорел и Харди, немой, немой… из-за дефицита <text:s/>перманганат. Я не знаю какие прочие отрасли экономики пострадали из-за А4. Это было не просто кидалово тортами, не просто анархия рынка, это была химическая безответственность. Глина, тальк, цемент, даже, дошли до такой извращённости, мука! Порошковое молоко не дошедшее до желудков сосунков младенчиков! Похожая всячина, стоившая дороже самого кокаина</text:span>—<text:span text:style-name="T220">прикол был в том, чтоб кто-то вдруг набил свой нос молоком, хаха-хахах,</text:span>– <text:span text:style-name="T220">прервавшись на минутку,</text:span>– <text:span text:style-name="T14">и это стоило переплаты! </text:span><text:span text:style-name="T221">Без перманганата ничего нельзя было сказать наверняка. Капельку новокаина, оглушить язык, щепотку чего-нибудь для горького вкуса и ты грёб громадную прибыль от пищевой соды. Перманганит пробный камень. Под микроскопом, капаешь на вещество для проверки, всё растворяется</text:span>—<text:span text:style-name="T222">потом наблюдаешь что происходит с раствором, как он перекристаллизируется: первым появится кокаин, по краям, потом овощные примеси, новокаин, лактоза, размещаются на хорошо известных позициях</text:span>—<text:span text:style-name="T223">пурпурная мишень, внешнее кольцо драгоценно, кружок внутри не стоит ничего. Анти-мишень. Совсе не то, что нужно для А4, </text:span><text:span text:style-name="T15">а, Ракетмэн</text:span><text:span text:style-name="T223">? Этот твой аппарат не лучший друг наркоману. Тебе оно надо? Или твоя страна <text:s/>применит против России?</text:span></text:p>
      <text:p text:style-name="P33">– <text:span text:style-name="T224">Мне этого не надо. Что значит «моя страна»?</text:span></text:p>
      <text:p text:style-name="P33">– <text:span text:style-name="T224">Извини. Я просто имел ввиду, что Русским она похоже нужна по зарез. Хватали моих деловых партнёров по всему городу. Допрашивали. Никто из них в ракетах не смыслит больше моего. Но Чичерин думает наоборот.</text:span></text:p>
      <text:p text:style-name="P34">– <text:span text:style-name="T225">Ё ж твою. Опять он?</text:span></text:p>
      <text:p text:style-name="P35">– <text:span text:style-name="T226">Да он как раз сейчас в Потсдаме. Скорее всего. Устраивает штаб в одной из старых киностудий.</text:span></text:p>
      <text:p text:style-name="P36">– <text:span text:style-name="T227">Отличная новость, Эмиль. С моей невезухой…</text:span></text:p>
      <text:p text:style-name="P36">– <text:span text:style-name="T227">Что-то ты в лице переменился, Ракетмэн.</text:span></text:p>
      <text:p text:style-name="P37">– <text:span text:style-name="T228">Что, так страшно? Ты сюда слушай!</text:span>– <text:span text:style-name="T228">И Слотроп задаёт вопрос не слыхал ли Кислота что-нибудь про </text:span><text:span text:style-name="T16">Schwarzgerät</text:span><text:span text:style-name="T228">.</text:span></text:p>
      <text:p text:style-name="P89">Тот не то чтобы взвопил <text:span text:style-name="T1">Вууий</text:span>! <text:span text:style-name="T229">и</text:span> рванул смываться вдоль улицы, <text:span text:style-name="T229">однако п-пииск точно услышался из определённого клапана, и что-то было отмахнуто в сторону. «Вот что я тебе скажу»,– покивывая и ёрзая на своём стуле,– «поговори с дер-Шпрингером. </text:span><text:span text:style-name="T17">Ja</text:span><text:span text:style-name="T229">, вы отлично поймёте друг друга. Я всего лишь форточник в отставке, собираюсь провести оставшиеся мне несколько десятилетий как Возвышенный Россини: в своё удовольствие. Только ты меня не упоминай, ладно, Джо?</text:span></text:p>
      <text:p text:style-name="P38">– <text:span text:style-name="T230">Но кто этот дер-Шпрингер и как его найти, Эмиль?</text:span></text:p>
      <text:p text:style-name="P39">– <text:span text:style-name="T231">Он шахматный конь в вечной скачке</text:span>—</text:p>
      <text:p text:style-name="P39">– <text:span text:style-name="T231">Ух-ты.</text:span></text:p>
      <text:p text:style-name="P40">—...<text:span text:style-name="T231">по шахматной доске Зоны, вот кто он такой. Также как Ракетмэн перелетает через все преграды.</text:span>– <text:span text:style-name="T232">Он зловредно хихикает.</text:span>– <text:span text:style-name="T233">Отличная парочка. Откуда мен знать где он? Может быть где угодно. Он повсюду.</text:span></text:p>
      <text:p text:style-name="P41">– <text:span text:style-name="T234">Зорро? Зелёный шмель?</text:span></text:p>
      <text:p text:style-name="P42">– <text:span text:style-name="T235">Последнее, что я слышал, он был на севере на Ганзейских скачках. Вы встретитесь. Не переживай.</text:span>–<text:span text:style-name="T235"> Резко Кислота вскочил проститься, пожимает руку, оставляя в ладони Слотропа косяк на потом, а может на удачу.</text:span>– <text:span text:style-name="T236">У меня встреча с военными врачами. Счастье тысячи клиентов на твоих плечах, молодой человек. Найдёшь меня на старом месте. </text:span><text:span text:style-name="T18">Glück</text:span><text:span text:style-name="T236">.</text:span></text:p>
      <text:p text:style-name="P90"><text:soft-page-break/>Так что Час Зла принёс своё проклятье. <text:span text:style-name="T237">Ошибочным оказалось слово </text:span><text:span text:style-name="T19">Schwarzgerät</text:span><text:span text:style-name="T237">. И вот гора с грохотом снова захлопнулась позади Слотропа, чуть не расплющила к чертям его пятку, и может быть пройдут столетия <text:s/>пока Белой Женщина <text:s/>появится снова. Блядь! </text:span></text:p>
      <text:p text:style-name="P91">Мя на спецпропуске «Макс Шлепциг». Слотроп, полный задора, решает выдать себя за артиста кабарэ. Иллюзионист. Он прошёл хорошую школу с Катье, её узорчатой скатертью и волшебным телом, кровать была её салоном, сотня <text:span text:style-name="T1">soirées fantastiques….</text:span></text:p>
      <text:p text:style-name="P92">Во второй половине дня он уже миновал Целендорф, внутри своего прикида Ракетмэна, готовится пересечь. Русские часовые стоят под деревянной аркой в красной краске, покачивая своими ППШ, здоровенными автоматами с обоймами-дисками. А вот подкатывает ещё и Сталинский танк, полязгивая на малой, солдат в шлёме с наушниками торчит из башни с 76-миллиметровой, что-то орёт по рации… а, ладно…. <text:span text:style-name="T238">По другую сторону арки Русский джип с парой офицеров, один горячо частит в микрофон </text:span><text:span text:style-name="T20">сво</text:span><text:span text:style-name="T21">е</text:span><text:span text:style-name="T20">й</text:span><text:span text:style-name="T238"> рации, а воздух вокруг оживляется разговорным Русским со скоростью света вывязывая сеть для поимки Слотропа. Кто ещё? Он отбрасывает накидку через <text:s/>плечо, с подмигом, козыряет к своему шлему и улыбается. С помпой фокусника, предъявляет им свои карточку, билет и двуязычный пропуск, добавив что-то про групповое <text:s/>представление в том Потсдаме.</text:span></text:p>
      <text:p text:style-name="P93">Один из часовый берёт пропуск и ныряет в свою будку позвонить по теле<text:span text:style-name="T239">ф</text:span>ону. <text:span text:style-name="T240">Остальные стоят уставившись на ботинки Чичерина. Никто ни слова. Звонок затягивается. Исцарапанная кирза, однодневная щетина, скулы просвечены солнцем. Слотроп пытается припомнить пару карточных фокусов, что он когда-то делал, типа навести мосты. Часовой высовывает голову наружу: «</text:span><text:span text:style-name="T22">Stiefeln, bitte</text:span><text:span text:style-name="T240">». </text:span></text:p>
      <text:p text:style-name="P94">Ботинки? <text:span text:style-name="T241">На кой им эти—</text:span><text:span text:style-name="T23">йэээххх</text:span><text:span text:style-name="T241">! Ботинки, да, действительно. Мы знаем вне предположений кто это был на том конце, не так ли? Слотропу слышно как все металлические части в том человека бряцают от ликования. В задымленном небе Берлина, чуть где-то левее Funkturm в её стальной пряже удалённости, возникает полностраничное фото из журнала </text:span><text:span text:style-name="T23">Life</text:span><text:span text:style-name="T241">: это Слотроп, в полном облачении Ракетмэна, с чем-то смахивающим на длинную твёрдую колбасу очень большого диаметра засунутую ему в рот, с таким напором, что и глаза его перекосились, хотя рука, или что там удерживает ошеломляющий сервелат: на снимке не видно. </text:span><text:span text:style-name="T164">Пипец ракетмэну</text:span><text:span text:style-name="T241"> гласит заголовок—«Едва оторвавшись от земли самый недавний из знаменитостей Зоны ‘наебнулся’». </text:span></text:p>
      <text:p text:style-name="P95">Ну-у-у, Слотроп стаскивает ботинки, <text:span text:style-name="T242">часовой уносит их внутрь к телефону—остальные прислоняют его к арке и наводят шмон, не находя ничего, кроме косяка <text:s/>данного ему Кислотой, который они экспроприируют. Слотроп ждёт стоя в своих носках, стараясь не думать наперёд. Может разве что, поглядывает вокруг высмотреть укрытие. Ничего. Простреливается на все 360 градусов. Запахизаплаты свежего асфальта и оружейного масла. Джип, кристал яри-медянки, в ожидании: дорога ведущая обратно в Берлин, в эту минуту, пустынна…. Провидение, эй, </text:span><text:span text:style-name="T24">Привидение</text:span><text:span text:style-name="T242">, где ты там, выскочило хряпнуть пивасика или ещё там что?</text:span></text:p>
      <text:p text:style-name="P96">Вове нет. <text:span text:style-name="T243">Ботинкиявляются вновь, улыбающийся часовой позади них. «</text:span><text:span text:style-name="T25">Stimmt, Herr Schlepzig</text:span><text:span text:style-name="T243">». Какие интонации на Русском у иронии? Эти пташки слишком невразумительны для Слотропа. Чичерин действовал бы тоньше и не стал требовать эти ботинки для просмотра, чтобы не вызвать подозрения. Не-а, не может быть, что это ответил на звонок. Это наверное обычный обыск найти контрабанду, только и всего. Слотроп охвачен в этот момент тем, что Книга Перемен называет Юношеской Глупостью. Он запахивает свою зелёную накидку ещё на пару оборотов, выклянчивает <text:s/>Балканскую папиросу у одного из автоматчиков, и двигает прочь, в южном направлении. Офицерский джип стоит где и был. Танк исчез.</text:span></text:p>
      <text:p text:style-name="P96"/>
      <text:p text:style-name="P244">Джубли Джим разносчик-торговец, ты только посмотри,</text:p>
      <text:p text:style-name="P244"><text:soft-page-break/>Подмигивает дамам от Стокбриджа до Ли<text:span text:style-name="T157">—</text:span></text:p>
      <text:p text:style-name="P244">Купи подружке брошку, за будешь про скуку,</text:p>
      <text:p text:style-name="P244">А вот наряды бальные по доллару за штуку,</text:p>
      <text:p text:style-name="P244">Эй, навались, к Джубли торопись!</text:p>
      <text:p text:style-name="P40"/>
      <text:p text:style-name="P97">Пройдя две мили по дороге, Слотроп встречает канал, про который говорил Кислота: <text:span text:style-name="T244">сворачивает на тропку вниз под мост, где мокро и прохладно на минуту. Он отправляется вдоль берега высматривая лодку для угона. Девушки в бюстгальтерах и шортах лежат загорают, коричневый с золотом, вдоль всего этого замечтавшегося травяного склона. Облачный день растекается в смягчённые ветром абрисы, дети у края воды стоят на коленках с удочками, две птицы гоняются над каналом, паря над гладью и раз за разом взмывая к замершему шторму зелёной вершины дерева, куда они опускаются и начинают петь. В отдалении свет собирает в медленную бежевую дымку, в плоти девушек, уже не <text:s/>выбеленной солнцем из зенита, а в более мягком теперь освещении пробуждаются тёплые оттенки, лёгкие тени мускулов <text:s/>ляжек, натянутые волоски клеток кожи зовут прикоснись… останься…. Слотроп шагает дальше—мимо распахивающихся глаз, рассветно расцветающих улыбок. Что с ним не так? Да останься, конечно. Что понуждает его идти мимо?</text:span></text:p>
      <text:p text:style-name="P98">Попадаются лодки, пришвартованные к перилам, но всегда кто-нибудь <text:span text:style-name="T245">п</text:span>рисматривает. <text:span text:style-name="T245">Наконец он подходит к узкой плоскодонке, вёсла в уключинах и готова к отплытию, никого, лишь одеяло выше по склону, пара туфель на каблуках, мужской пиджак, стена деревьев. Так что Слотроп прямиком туда и отчаливает. Забавляйтесь—это малость гадко—я не могу, но могу украсть вашу лодку. Ха!</text:span></text:p>
      <text:p text:style-name="P99">Он гребёт до заката, с долгими передышками, <text:span text:style-name="T246">совсем потерял форму, накидка <text:s/>его удушает плотной упаковкой <text:s/>из его же <text:s/>пота настолько, что он вынужден снять её наконец. Утки проплывают в осторожном отдалении, вода капает с ярких оранжевых клювов. Гладь канала рябит под вечерним ветром, закат ему в лицо малюет воду красным и золотым» царские цвета. Затонувшие обломки торчат из воды, красный свинец и ржавчина вызревают в таком освещении, проломы в серых листах корпуса, лопнувшие заклёпки, расплетённый трос растопырил истеричные пряди по всем румбам, вибрируют ниже порога слышимого под бризом. Пустые баржи проплывают мимо, безхозно заброшенные. Аист пролетает в вышине, направляясь домой, под ним, нежданно, бледная арка переезда Авус впереди. Чуть дальше и Слотроп вернётся в Американский сектор. Он уворачивает поперёк канала, сходит на противоположный берег и направляется к югу, стараясь обогнуть Советский контрольный пункт, который карта помечает где-то вправо от него. Массирование передвижение в сумерках: Русские гвардейцы, элита в зелёных фуражках, маршируют и едут, с застывшими лицами, в грузовиках, на конях. Так и чувствуется преграда в уходящим дне, скопление, дрожь в кольцах проволоки, Потсдам предупреждает держаться подальше… подальше держись…. Чем ближе к нему, тем гуще поле вокруг закрытого международного собрания за Хавелом. Бодайн прав: и комар не проскочит. Слотроп знает это, но так и продолжает красться вперёд, стараясь неощутимей снимать подозрения, делая зигзаги в перебежках, направленных неукоснительно к югу.</text:span></text:p>
      <text:p text:style-name="P100">Невидим. В это всё легче верить, чем дальше он продвигается. Когда-то давно в <text:span text:style-name="T248">канун летнего солнцестояния</text:span>, между полуночью и часом, зёрнышко папоротника <text:span text:style-name="T247">попало в его обувь. Он юный невидимка, подменыш в доспехах. Дружочек Провидения. </text:span><text:span text:style-name="T26">Их</text:span><text:span text:style-name="T247"> головы забиты формами опасности, которым обучили из Война—фантомами, которые они, некоторые из них, обречены носить в себе до конца их жизней. Тем лучше для Слотропа, впрочем—он не от мира таких опасностей. Они по прежнему застряли в географическом пространстве, устанавливая сроки и направляя личный состав, и </text:span><text:soft-page-break/><text:span text:style-name="T247">единственные существа способные нарушить их пространство уже схвачены и обездвижены в книжках комиксов. Так они считают. Им не известно, что тут явился Ракетмэн. Они всё проходят мимо и он остаётся один, сливаясь с вечером своим бархатом и замшей—а если улавливают его образ, тот мгновенно отбрасывается на задворки мозга, где остаётся в ссылке вместе с прочим, что мерещится ночью….</text:span></text:p>
      <text:p text:style-name="P102">И вот он снова берёт курс вправо. Тут всё ещё это гигантское супер шоссе,которое нужно пересечь. Некоторым из Немцев не удавалось попасть домой по 10, 20 лет, потому что оказались не на той стороне Автобана, когда тот был проложен. Напряжённо, с налившимися свинцом ступнями, Слотроп вползает на насыпь Авуса, вслушиваясь в движение несущееся над головой. Каждый водитель считает, что это он управляет машиной, будто у каждого отдельный пункт назначения , но Слотропу лучше знать. Водители тутт сегодня, потому что Они используют их, воздвигают смертельную преграду. Тут сплошь самоучки Фрицы фон Опели, что предвещает оживлённый спринт Слотропу—с рёвом закладывают вираж к знаменитой S-кривой, где маньяки в белых шлемах и тёмных очках гонщиков когда-то проносились ураганом на своей технике вкруг сугробов из кирпича визжащей позёмкой (восхищая взоры полковников в парадной форме, полковничьих дам в широкополых шляпах Гарбо, все в безопасности на своих белых башнях, и всё же <text:s/>захвачены событием, каждый в ожидании своего всплеска одной и той же катастрофы разродившейся внизу…).</text:p>
      <text:p text:style-name="P101">Слотроп высвобождает руки из-под накидки, даёт тощему серому Поршу прожужжать мимо, <text:span text:style-name="T249">потом стартует, красный свет задних фонарей мелькает вдоль его опущенной ноги, яркий свет фар несущегося следом армейского грузовика ударяет в поднятую ногу и <text:s/>отблескивает синей мозаикой коснувшись белка одного из глаз в его впадине. Он кренится на бегу, крича «</text:span><text:span text:style-name="T27">Hauptstufe</text:span><text:span text:style-name="T249">!» боевой клич Ракетмэна, вскидывает обе руки и морскую зелень в подкладочной ткани накидки широким веером, слышит звук тормоза, продолжает бежать, врывается на разделительную полосу скоростного шоссе, заскакивает в кусты, пока грузовик скрежещет мимо и останавливается. Какое-то время слышны голоса. Дали Слотропу перевести дыхание и отмотать накидку, что захлестнулась на шее. Наконец грузовик отъезжает. Полоса Авуса в южном направлении в эту ночь помедленнее и он пересекает её запросто трусцой, вниз с насыпи и снова вверх между деревьев. Ого! Скачет через скоростные шоссе одним махом! </text:span></text:p>
      <text:p text:style-name="P103">Что ж, Бодайн, твоя карта тут безупречна, за исключением одной маленькой детали, которую ты как бы, э, забыл отметить, <text:span text:style-name="T250">интересно с чего бы</text:span>…. <text:span text:style-name="T251">Оказывается где-то 150 домов в Нойбабелсберге выделены и оцеплены как территория для проживания Союзнических делегатов <text:s/>на Потсдамской Конференции, а Широкая Морская Душа заныкал ту наркоту </text:span><text:span text:style-name="T28">точняк по середине этого всего</text:span><text:span text:style-name="T251">. Колючая проволока, прожектора, охрана разучившиеся улыбаться. Слава Богу, то есть Кислоте, за тот спецпропуск сюда. Трафаретные знаки со стрелами сообщают </text:span><text:span text:style-name="T165">адмиралтейство, </text:span><text:span text:style-name="T166">мид</text:span><text:span text:style-name="T165">, госдепартамент, начальники штабов…</text:span><text:span text:style-name="T167">. В</text:span><text:span text:style-name="T108">сё вокруг залито светом как на премьере в Голливуде. </text:span><text:span text:style-name="T109">Непрестанно подъезжают и отезжают гражданские в костюмах, платьях, смокингах, </text:span><text:span text:style-name="T110">садятся в и выходят из BMW лимузинов </text:span><text:span text:style-name="T111">с флагами всех наций рядом с ветровым</text:span><text:span text:style-name="T112">и</text:span><text:span text:style-name="T111"> ст</text:span><text:span text:style-name="T112">ё</text:span><text:span text:style-name="T111">кл</text:span><text:span text:style-name="T112">ами. </text:span><text:span text:style-name="T113">Отпечатанные на мимеографе листки ворохом на камнях и в сточных канавах. </text:span><text:span text:style-name="T114">Внутри будок часовых груды конфискованных камер. </text:span></text:p>
      <text:p text:style-name="P104"><text:span text:style-name="T114">Д</text:span><text:span text:style-name="T107">олжно быть они тут имеют дело со странной коллекцией представителей шоу-бизнеса. Никого особо не тревожит шлем, или, накидка, или маска. </text:span><text:span text:style-name="T115">Пара неясных телефонных звонков с пожиманием плечами, не настойчивый дополнительный вопрос, но они таки пропускают Макса Шлепцига. </text:span><text:span text:style-name="T116">Ватага Американских газетчиков </text:span><text:span text:style-name="T117">въезжает на </text:span><text:span text:style-name="T118">charabanc</text:span><text:span text:style-name="T117">, с ухваткой за бутылки освобождённого Мозельского, они предлагают подвезти его немного. </text:span><text:span text:style-name="T119">По пути они затевают спор кто он из знаменитостей. Одни сочли его за Дона Амече, другие держат его за Оливера Харди. Знаменитость? что на них напало? «Да ладно»,</text:span><text:span text:style-name="T120">– </text:span><text:span text:style-name="T119">грит Слотроп,</text:span><text:span text:style-name="T120">–</text:span><text:span text:style-name="T119"> «вы меня просто не узнали в этом прикиде. Я </text:span><text:span text:style-name="T121">тот самый Эрол Флин». Ему не все поверили, но <text:s/></text:span><text:soft-page-break/><text:span text:style-name="T121">всё-таки он смог раздать пару автографов. </text:span><text:span text:style-name="T122">Когда их компания разделяется, ищейки новостей </text:span><text:span text:style-name="T123">обсуждают кандидаток на Мисс Рейнголд 1946. Сторонники Дороти Харт орут громче, но большинство на стороне Джил Дарнли. </text:span><text:span text:style-name="T124">Всё это полная бессмыслица <text:s/>для Слотропа</text:span><text:span text:style-name="T120">—</text:span><text:span text:style-name="T124">пройдёт ещё несколько месяцев, прежде, чем он натолкнётся на рекламу пива </text:span><text:span text:style-name="T125">со снимком шести красоток </text:span><text:span text:style-name="T126">и обнаружит, что сам он симпатизирует девушке по имени Хелен Рёкерт: </text:span><text:span text:style-name="T127">блондинка с Голландской фамилией, </text:span><text:span text:style-name="T128">которая неясно ему напомнит кого-то….</text:span></text:p>
      <text:p text:style-name="P105"><text:span text:style-name="T129">Дом 2 по Кайзерштрассе стилизован под Высокое Прусское Свинство и покрашен каким-то блёвно-коричневым, </text:span><text:span text:style-name="T130">цвет никак не улучшается льдисто-холодным освещением. </text:span><text:span text:style-name="T131">Он под более усиленной охраной, чем любой другой в округе. </text:span><text:span text:style-name="T132">Ё, Слотроп удивляется с чего бы. </text:span><text:span text:style-name="T133">Потом он видит знак с натрафареченным названием для места.</text:span></text:p>
      <text:p text:style-name="P106"><text:span text:style-name="T120">–</text:span><text:span text:style-name="T133">О, нет. Нет. Не транди.</text:span><text:span text:style-name="T120">– </text:span><text:span text:style-name="T133">Какое-то время он стоит на улице трясясь и кляня того Моряка Бодайна, как недотёпу, сволочь и агента смерти. </text:span><text:span text:style-name="T134">Знак оповещает </text:span><text:span text:style-name="T168">белый дом</text:span><text:span text:style-name="T134">.</text:span><text:span text:style-name="T124"> </text:span><text:span text:style-name="T134">Бодайн привёл его прямиком к шикарному незнакомцу в очках, который глядел вдоль утренней Фридрихштрассе</text:span><text:span text:style-name="T120">—</text:span><text:span text:style-name="T135">к лицу, что молча влилось заменить то, что Слотроп никогда не видел </text:span><text:span text:style-name="T136">и никогда теперь уж не увидит.</text:span></text:p>
      <text:p text:style-name="P107"><text:span text:style-name="T136">Ч</text:span><text:span text:style-name="T107">асовые с винтовками на ремнях не двигаются как и он. </text:span><text:span text:style-name="T137">Складки его накидки перешли в подпорчено бронзовый в дуговом освещении. </text:span><text:span text:style-name="T138">Позади виллы </text:span><text:span text:style-name="T149">плещет</text:span><text:span text:style-name="T138"> вода. </text:span><text:span text:style-name="T149">Г</text:span><text:span text:style-name="T138">ряну</text:span><text:span text:style-name="T149">вшая в</text:span><text:span text:style-name="T138">нутри музыка заглуш</text:span><text:span text:style-name="T149">ает</text:span><text:span text:style-name="T138"> звук. </text:span><text:span text:style-name="T139">Представление. </text:span><text:span text:style-name="T140">Не удивительно, что он прошёл так легко. </text:span><text:span text:style-name="T141">Они ждут этого фокусника, этого запоздалого гостя. </text:span><text:span text:style-name="T142">Очарование, слава. </text:span><text:span text:style-name="T143">Он мог бы вбежать и броситься кому-то в ноги, моля об амнистии. </text:span><text:span text:style-name="T144">Кончит заключением контракта на всю оставшуюся жизнь с сетью радиовещания, а или с киностудией! </text:span><text:span text:style-name="T145">Милосердие оно такое, правда же? </text:span><text:span text:style-name="T146">Он поворачивается, стараясь быть полегче с этим, </text:span><text:span text:style-name="T147">и движетс</text:span><text:span text:style-name="T148">я</text:span><text:span text:style-name="T147"> уходя от света, высматривая </text:span><text:span text:style-name="T148">как пройти к той</text:span><text:span text:style-name="T147"> вод</text:span><text:span text:style-name="T148">е.</text:span></text:p>
      <text:p text:style-name="P108"><text:span text:style-name="T148">Б</text:span><text:span text:style-name="T107">ерег </text:span><text:span text:style-name="T150">Грибниц Зее тёмен, отсвечен звёздами, опутан проволокой, оживлён бродячими охранниками. </text:span><text:span text:style-name="T151">Огни Потсдама, кучно и россыпями, мигают за чёрной водой. </text:span><text:span text:style-name="T152">Слотропу приходится пару раз заходить в неё по задницу, огибая ту проволоку </text:span><text:span text:style-name="T153">и дождаться пока охранники сойдутся на сигарету в конце <text:s/>маршрута их обхода, </text:span><text:span text:style-name="T154">прежде чем может рвануть, подшлёпываясь мокрой накидкой, к вилле. Гашиш Бодайна зарыт вдоль одной из сторон дома, под определённым кустом можжевельника. </text:span><text:span text:style-name="T155">Слотроп садится на корточки и начинает разгребать грязь руками.</text:span></text:p>
      <text:p text:style-name="P172">Внутри идёт веселье. Девушки поют «Не сиди под яблоней», и если это не Сёстры Эндрюс, то вполне могли бы быть. <text:span text:style-name="T252">Им аккомпанирует танцевальный оркестр с большущей группой деревянных духовых. Смех, перезвяк посуды, международная болтовня, обычный средний тебе вечер тут на великой Конференции. Гашиш завёрнут в фольгу внутри заплесневелого грязной сумки. Пахнет отлично. О, ё-ж-твою—почему он не прихватил с собой трубочку.</text:span></text:p>
      <text:p text:style-name="P173">Вообще-то, оно и лучше. Над Слотропом, на уровне глаз, терраса и распятые на шпалерах персиковые деревья <text:span text:style-name="T253">в молочном цветении. Пока он наклоняется поднять сумку, Французское окно отворяется и кто-то выходит на террасу подышать воздухом. Слотроп замирает, повторяя в уме </text:span><text:span text:style-name="T29">невидим, невидим</text:span><text:span text:style-name="T253">…. Шаги приблизились и над перилами склоняется—да, это может показаться странным Микки Руни. Слотроп узнаёт его мгновенно, веснушчатый чокнутый сын судьи Харди, в смокинге и с его лицом я-схожу-с-ума. Микки Руни вылупился на Ракетмэна с сумкой гашиша, мокрый призрак в шлеме и накидке. Носом вровень с блестящими чёрными туфлями Микки Руни, Слотроп смотрит ввверх в освещённую комнату позади—видит кого-то малость схожего с Черчиллем, до хрена дам в вечерних платьях с такими глубокими декольте, что даже в этом ракурсе ему видно больше титек, чем на представлениях Мински… и может быть, может быть он даже увидал того Трумена. Он </text:span><text:span text:style-name="T29">знает</text:span><text:span text:style-name="T253">, что это Микки Руни, хотя Микки Руни, при любых обстоятельствах, будет скрывать факт, что он когда-либо видел Слотропа. Это необычайный момент. Слотроп чувствует, что ему следует что-нибудь сказать, но речедвигательные </text:span><text:soft-page-break/><text:span text:style-name="T253">центры резко подвели его. Почему-то «Привет, ты же Микки Руни» кажется не подходящим. Так что оба остаются абсолютно недвижимы, ночь победы веет вокруг них, и великие мира в жёлтой электрической комнате вырисовываются явно. </text:span></text:p>
      <text:p text:style-name="P174">Слотроп первым нарушает это: <text:span text:style-name="T254">прикладывает палец к губам и виляет за угол виллы, и вниз к берегу, оставляя Микки Руни, опёршего локти на перила, так и смотреть.</text:span></text:p>
      <text:p text:style-name="P175">Выйдя за проволоку, избегая часовых, <text:span text:style-name="T255">у самого края воды, помахивая вещевой сумкой на её завязках, он натыкается на расплывчатую идею у себя в голове, что надо бы найти другую лодку и просто на вёслах вернуться в тот Хавел—точно! Почему нет? И лишь при звуках отдалённого разговора в другой вилле, ему доходит, что он мог забрести в Русскую часть территории.</text:span></text:p>
      <text:p text:style-name="P176">– <text:span text:style-name="T256">Хмм,</text:span>– <text:span text:style-name="T256">прикидывает Слотроп,</text:span>– <text:span text:style-name="T256">в таком случае мне</text:span>—</text:p>
      <text:p text:style-name="P200">И тут опять является та колбаса. <text:span text:style-name="T257">Фигуры за полметра от него—вполне возможно прямо из воды. Он крутнулся и уставился в широкое, чисто выбритое лицо, волосы зачёсаны, как грива льва, назад, поблескивание стальных зубов, чёрные глаза мягки как у Кармен Миранды—</text:span></text:p>
      <text:p text:style-name="P177">– <text:span text:style-name="T258">Да,</text:span>– <text:span text:style-name="T258">ни малейшего акцента в его Английском шёпоте,</text:span>– <text:span text:style-name="T258">за тобой следили всю дорогу.</text:span>– <text:span text:style-name="T259">Остальные ухватили его под руки. Высоко в левой, он чувствует что-то острое, почти не больно, очень знакомое. Прежде, чем его горло успело шевельнуться, он уже не ту, он на Колесе, хватаясь в ужасе за белую исчезающую точку самого себя, в первом вихре анастазии, парит застенчиво над провалом Смерти….</text:span></text:p>
      <text:p text:style-name="P177"><draw:frame draw:style-name="fr1" draw:name="Image9" text:anchor-type="paragraph" svg:width="6.9252in" svg:height="0.3661in" draw:z-index="0"><draw:image xlink:href="Pictures/1000000000000B720000009B428C9716555D8079.png" xlink:type="simple" xlink:show="embed" xlink:actuate="onLoad" loext:mime-type="image/png"/></draw:frame></text:p>
      <text:p text:style-name="P201">Мягкая ночь, <text:span text:style-name="T260">полна расплескавшихся золотом звёзд, вроде ночи в далёких пампасах, о которой любил писать Леопольдо Лугонес. Подлодка тихо покачивается на воде. Звучит лишь урчанье воздушной помпы, время от времени включающейся в нижних отсеках, да Эль Нято на корме с его гитарой наигрывает милонги Буэнос-Айреса. Белястегуи внизу, работает над генератором. Луз и Филипе спят.</text:span></text:p>
      <text:p text:style-name="P202">Возле креплений для 20 милиметровых, Грасиела Имаго Порталес бездельничает грустно. <text:span text:style-name="T261">В своё врем она была городским идиотом Буэнос-Айреса, не опасной ни для кого, в дружбе со всеми по всему спектру, начиная от Киприано Рейеса, который однажды за неё заступился, и до католической Ассисьон Аргентина, ддо того как та распалась. Она была особой любимицей литераторов. Говорят Борхес посвятил ей стихи (“</text:span><text:span text:style-name="T30">El laberinto de tu incertidumbre/Me trama con la disquietante luna . . .”).</text:span></text:p>
      <text:p text:style-name="P203">В команде, что угнала эту подводную лодку, встретишь любую разновидность Аргентинских маний. <text:span text:style-name="T262">Эль Нято тут говорит слэнгом гаучо 19-го столетия—сигареты у него «</text:span><text:span text:style-name="T31">pitos</text:span><text:span text:style-name="T262">», ягодицы «</text:span><text:span text:style-name="T31">puchos</text:span><text:span text:style-name="T262">», и пьёт он не канья, а «</text:span><text:span text:style-name="T31">la tacuara</text:span><text:span text:style-name="T262">», а как напьётся, становится «</text:span><text:span text:style-name="T31">mamao</text:span><text:span text:style-name="T262">». Иногда Фелипе приходится переводить его речь. Фелипе сложный молодой поэт с уймой неприятных восторженностей, среди которых романтичные и необоснованные понятия об этих гаучо. Он постоянно заискивает перед Эль Нято. Белястегуи, исполняющий должность главмеха, из Этре Риос, и позитивист в традициях того региона. Весьма ловко владеет ножом для пророка науки к тому же, по этой причине Эль Нято до сих пор не попытался разобраться с этим Месапотамским Большевиком-безбожником. Это наносит стресс их солидарости, впрочем, один из нескольких. Луз нынче с Филипе, хотя считается, что она девушка Сквалидози—после того, как Сквалидози пропал в своей поездке в Цюрих, она начала крутить с поэтом на основании страстной декламации «Павос Реалес» Лугонеса, однажды душной ночью лёжа в дрейфе у берегов Матосинхос. В этой команде, ностальгия сродни морской болезни: только надежда умереть от неё поддерживает их жизнь.</text:span></text:p>
      <text:p text:style-name="P204"><text:soft-page-break/>Сквалидози всё-таки появился в Бремерхавене. <text:span text:style-name="T263">За ним только что гонялась по остаткам Германии Британская Военная Разведка, непонятно зачем.</text:span></text:p>
      <text:p text:style-name="P178">– <text:span text:style-name="T264">Почему ты не поехал в Женеву, чтобы держать нас в курсе?</text:span></text:p>
      <text:p text:style-name="P178">– <text:span text:style-name="T264">Я не хотел вывести их на Ибаргуенготия. Вот и послал другого.</text:span></text:p>
      <text:p text:style-name="P179">– <text:span text:style-name="T265">Кого?</text:span>– <text:span text:style-name="T265">Белостенгуи интересно знать.</text:span></text:p>
      <text:p text:style-name="P180">– <text:span text:style-name="T266">Совсем не спросил его имени.</text:span>– <text:span text:style-name="T267">Сквалидози почесал лохмы на своей голове.</text:span>– <text:span text:style-name="T267">Может глупо было так поступить.</text:span></text:p>
      <text:p text:style-name="P180">– <text:span text:style-name="T267">Больше с ним не встречался?</text:span></text:p>
      <text:p text:style-name="P180">– <text:span text:style-name="T267">Нет, совсем нет.</text:span></text:p>
      <text:p text:style-name="P181">– <text:span text:style-name="T268">Они будут следить за нами теперь,</text:span>– <text:span text:style-name="T268">Белястегуи мрачнеет.</text:span>– <text:span text:style-name="T268">Кем бы он ни был, на него охота. Ну, ты хорошо разбираешься в людях.</text:span></text:p>
      <text:p text:style-name="P182">– <text:span text:style-name="T269">А что по-твоему не надо было сделать: отвести его сперва к психоаналитику? Взвесить возможности? Сидеть пару недель и </text:span><text:span text:style-name="T32">думать</text:span><text:span text:style-name="T269"> как быть?</text:span></text:p>
      <text:p text:style-name="P183">– <text:span text:style-name="T270">Он прав,</text:span>– <text:span text:style-name="T270">Эль Нято вскидывает увесистый кулак.</text:span>– <text:span text:style-name="T271">Пусть бабы думают так или эдак, анализируют. Мужчина должен всегда идти напролом, смотреть прямо Жизни в глаза.</text:span></text:p>
      <text:p text:style-name="P184">– <text:span text:style-name="T272">Ты гадок,</text:span>– <text:span text:style-name="T272">сказала Грасиела Имаго Порталес.</text:span>– <text:span text:style-name="T273">Ты не мужчина, ты взопревшая </text:span><text:span text:style-name="T33">лошадь</text:span><text:span text:style-name="T273">.</text:span></text:p>
      <text:p text:style-name="P185">– <text:span text:style-name="T274">Благодарю,</text:span>– <text:span text:style-name="T274">Эль Нято кланяется с полным достоинством гаучо.</text:span></text:p>
      <text:p text:style-name="P205">Никто не кричал. Разговор в стальном пространстве в ту ночь <text:span text:style-name="T275">был полон тихих смягчённых «с» и нёбных «й», особая, неохотная острота Аргентинского испанского, привнесённая годами разочарований, само-цензуры, длинных обиняков в обход политической правды—привело Государство жить в мускулах твоего языка, во влажной интимности твоих шевелящихся губ… </text:span><text:span text:style-name="T34">pero ché, no sós argentino.</text:span><text:span text:style-name="T275"> </text:span></text:p>
      <text:p text:style-name="P206">В Баварии, Сквалидози <text:span text:style-name="T276">спотыкался по окраинам городка, на несколько минут опережая Ролс-Ройс со зловещим куполом в крыше, зелёный Плексиглас сквозь него ничего не увидишь. Солнце только что село. Неожиданно он услыхал выстрелы, стук копыт, гнусавые металлические голоса на Английском. Но причудливый городишко казался безлюдным. Как так? Он вошёл в кирпичный лабиринт, что когда-то был фабрикой гармоней. Выплески металла для колоколов лежали навсегда незвонимыми в грязи литейной. По высокой стене недавно покрашенной белым, тени коней и их всадников тратататакали. Рассевшихся для просмотра на верстаках и ящиках дюжину лиц Сквалидози мгновенно распознал, как гангстеров. Концы сигар тлели, бандиты перешёптывались на Немецком. Они ели сосиски, срывая плёнку белыми зубами, хорошо ухоженными, которые поблескивали в свете от кино. Все щеголяли перчатками Калигари, вошедшими в моду в летней Зоне: костяно белые, за исключением четырёх тёмно-фиолетовых линий расходящихся по спине перчатки от запястья к костяшкам кисти. Одеты все в костюмы почти такого же светлого цвета, как зубы их. Это показалось экстравагантным для Сквалидози послп Буэнос-Айреса и Цюриха. Женщины <text:s/>часто перекладывали ногу на ногу: напряжённые как гадюки. В воздухе завис травянистый запах, запах горящих листьев, что было странно Аргентинцу, смертельно больному тоской по родине, который мог увязать его лишь с запахом свежезаваренного </text:span><text:span text:style-name="T35">maté</text:span><text:span text:style-name="T276"> после долгого дня в седле. Коронованные оконные рамы смотрели на кирпичный двор фабрики, где летний воздух двигался мягко. Свет фильма мелькал синим поперёк пустых окон, словно он был дыханием в попытке извлечь ноту. Кадры окрысились местью. «Ага!»– вскрикнули все зутеры, белые перчатки замахали сверху вниз. Их рты и глаза расширились, как у детей.</text:span></text:p>
      <text:p text:style-name="P207"><text:soft-page-break/><text:span text:style-name="T282">Катушка к</text:span>инолент<text:span text:style-name="T282">ы </text:span>кончилась, но <text:span text:style-name="T282">всё</text:span> осталось в темноте. <text:span text:style-name="T277">Огромная фигура в белом зуте поднялась, потянулась, и протопала прямиком туда, где съёжился Сквалидози, обмерши. </text:span></text:p>
      <text:p text:style-name="P186">– <text:span text:style-name="T278">Они за тобой, амиго?</text:span></text:p>
      <text:p text:style-name="P186">– <text:span text:style-name="T278">Пожалуйста</text:span>—</text:p>
      <text:p text:style-name="P187">– <text:span text:style-name="T278">Нет, нет. Спокойно. Смотри с нами. Это Боб Стил. Он классный парень. Тут ты в безопасности.</text:span>– <text:span text:style-name="T279">Несколько дней, как выяснилось, гангстерам известно было, что Сквалидози где-то тут в округе: они могли вычислить его путь, хоть он им не был виден, <text:s/>по манёврам полиции, которые были. Блотгет Ваксвинг</text:span>—<text:span text:style-name="T280">потому что оэто был он</text:span>—<text:span text:style-name="T280">использовал аналогию затуманенной камеры, и след испарения оставляемый частицей на сверх скоростях….</text:span></text:p>
      <text:p text:style-name="P188">– <text:span text:style-name="T281">Я не понимаю.</text:span></text:p>
      <text:p text:style-name="P188">– <text:span text:style-name="T281">И мне не всё ясно, приятель. Но нам приходится присматривать за всем, а сейчас все умники с ума сходят по какой-то хрени с названием «ядерная физика».</text:span></text:p>
      <text:p text:style-name="P208">После фильма, Сквалидози был представлен Герхарду фон Гёлю, <text:span text:style-name="T283">известному также под его </text:span><text:span text:style-name="T36">nom de pègre «</text:span><text:span text:style-name="T283">дер-Шпрингер». Похоже, люди Гёля и Ваксвинга проводили деловое совещание на колёсах, носясь по дорогам Зоны колонной, меняя автобусы и грузовики так часто, что не оставалось времени для нормального сна, а только на дрёму—посреди ночи, посреди поля, неизвестно когда, придётся сходить, менять транспорт и ехать дальше по другой дороге. Ни мест назначения, ни устоявшегося маршрута. Большая часть перевозок обеспечивал <text:s/>ветеран <text:s/>автомобильных угонов Эдуард Санктволке, который мог угнать всё, что угодно на колёсах или тракторных гусеницах—даже имел при себе сделанный на заказ эбонитовый кейс полный роторных рычагов, на любую марку, модель и год, на случай если владелец намеченной техники вынул столь необходимую деталь.</text:span></text:p>
      <text:p text:style-name="P209">Сквалидози и фон Гёль сразу же поладили. Этот кинорежиссёр превратившийся в <text:s/>рын<text:span text:style-name="T284">очного дельца</text:span> принял решение финансировать все свои будущие фильмы из собственных <text:span text:style-name="T284">несметных доходов. «Единственный способ довести съёмки до конца </text:span><text:span text:style-name="T37">¿verdad? </text:span><text:span text:style-name="T285">Скажи мне, Сквалидози, вы выше всего этого? Или ваш анархистский план может принять какую-то помощь?</text:span></text:p>
      <text:p text:style-name="P191">– Зависит от того что вы от нас хотите.</text:p>
      <text:p text:style-name="P189">– <text:span text:style-name="T286">Фильм, конечно же. Какой вы хотели бы сделать? Как насчёт <text:s/></text:span><text:span text:style-name="T38">Мартин Фиеро</text:span><text:span text:style-name="T286">?</text:span></text:p>
      <text:p text:style-name="P210">Главное, чтобы клиент оставался довольным. <text:span text:style-name="T287">Мартин Фиеро не просто герой гаучо из эпической Аргентинской поэмы. На подлодке его считают анархистским святым. Поэма Эрнандеса присутствует в Аргентинском политическом мышлении уже многие годы—у каждого своё своё истолкование, из неё цитируют так же запальчиво и часто, как делали в Италии 19-го века из </text:span><text:span text:style-name="T39">I Promessi Sposi</text:span><text:span text:style-name="T287">. Это коренится в давней главной поляризации Аргентины: Буэнос-Айрес и провинции, или, по мнению Фелипе, между правительством и анархизмом гаучо, в котором он сталл ведущим теоретиком. У него одна из тех шляп с круглыми полями и шариками свисающими с них, он завёл привычку бездельничать в проходах между отсеками дожидаясь Грасиелу: «Добрый вечер, голубка. Найдётся у тебя поцелуй для Анархиста Бакунина?»</text:span></text:p>
      <text:p text:style-name="P190">– <text:span text:style-name="T288">Ты больше смахиваешь на Гаучо Маркса,</text:span>– <text:span text:style-name="T288">воркует Грасиела и оставляет Филипе дописывать наброски сценария, который он составляет для фон Гёля используя для этого одолженный у Эль Нято томик Мартина Фиеро, давно распавшийся на части от перелистываний, пропахший потом лошадей, чьи имена Эль Нято, плачевно </text:span><text:span text:style-name="T40">mamao</text:span><text:span text:style-name="T288">, назовёт тебе до единого….</text:span></text:p>
      <text:p text:style-name="P211"><text:soft-page-break/>Затенённая равнина в закате. Безграничная плоскость. Ракурс камеры удерживается невысоким. Появляются люди, <text:span text:style-name="T289">медленно, по одному или небольшими группами, верстая свой путь через равнину к селению возле небольшой речушки. Лошади, скот, огни на фоне сгущающейся темноты. Вдали, на горизонте, возникает одинокая фигура всадника, что скачет всё ближе и ближе, заполняя весь экран, по которому движутся титры. В какаой-то момент нам видна гитара переброшенная у него за спину: он </text:span><text:span text:style-name="T41">payador</text:span><text:span text:style-name="T289">, странствующий певец. Аконец он спешивается и подходит сесть с людьми у костра. После еды и и выпитой </text:span><text:span text:style-name="T41">канья, </text:span><text:span text:style-name="T290">он берёт свою гитару и начинает бренчать на трёх басовых струнах, </text:span><text:span text:style-name="T42">бордоны</text:span><text:span text:style-name="T290">, и петь:</text:span></text:p>
      <text:p text:style-name="P245">Aquí me pongo a cantar</text:p>
      <text:p text:style-name="P245">al compás de la vigüela,</text:p>
      <text:p text:style-name="P245">que el hombre que lo desvela</text:p>
      <text:p text:style-name="P245">una pena estrordinaria,</text:p>
      <text:p text:style-name="P245">como la ave solitaria</text:p>
      <text:p text:style-name="P245">con el cantar se consuela.</text:p>
      <text:p text:style-name="P245"/>
      <text:p text:style-name="P239">И так, под пение Гаучо, разворачивается его история—<text:span text:style-name="T291">монтаж его прежней жизни на </text:span><text:span text:style-name="T43">estancia</text:span><text:span text:style-name="T291">. Потом приходит армия и забирает его новобранцем. Уводят его на границу убивать индейцев. Это период кампании генерала Роха открыть пампасы посредством уничтожения людей, которые живут там: превращение деревень в каторжные лагеря, передача страны под контроль Буэнос-Айреса. Мартину Фиеро вскоре это всё опротивело. Это против всего, что он считает правильным. Он дезертирует. За ним <text:s/>высылают солдат для поимки, и он убеждает сержанта во главе отряда перейти на его сторону. Вместе они уходят через границу жить на воле, жить с индейцами. </text:span></text:p>
      <text:p text:style-name="P240">Это первая серия. Семь лет спустя Эрнандес написал вторую часть Мартина Фиеро, в которой Гаучо становится предателем: возвращается обратно в Христианское общество, отказывается от своей свободы ради своего рода конституционного <text:span text:style-name="T1">Gesellschaft</text:span>, которое в тот период проталкивал Буэнос-Айрес. <text:span text:style-name="T292">Очень моральный конец, но полная противоположность первой. </text:span></text:p>
      <text:p text:style-name="P232">– <text:span text:style-name="T293">Ну, и что мне делать?</text:span>– <text:span text:style-name="T293">Фон Гёль вроде как хочет разобраться.</text:span>– <text:span text:style-name="T293">Обе части, или только Первую серию.</text:span></text:p>
      <text:p text:style-name="P233">– <text:span text:style-name="T294">Ну,</text:span>– <text:span text:style-name="T294">начинает Сквалидози.</text:span></text:p>
      <text:p text:style-name="P234">– <text:span text:style-name="T294">Я знаю что </text:span><text:span text:style-name="T44">вам</text:span><text:span text:style-name="T294"> надо. Но я могу получить лучший прокат от двух фильмов, если первый обеспечит хорошие кассовые сборы. Но сможет ли?</text:span></text:p>
      <text:p text:style-name="P234">– <text:span text:style-name="T295">Да конечно сможет.</text:span></text:p>
      <text:p text:style-name="P234">– <text:span text:style-name="T295">Что-то настолько анти-общественное?</text:span></text:p>
      <text:p text:style-name="P235">– <text:span text:style-name="T296">Но в этом всё, во что мы верим,</text:span>– <text:span text:style-name="T296">горячится Сквалидози.</text:span></text:p>
      <text:p text:style-name="P236">– <text:span text:style-name="T297">Но даже самые вольные гаучо кончают предателями, сам знаешь. Такие вот дела.</text:span></text:p>
      <text:p text:style-name="P237"><text:span text:style-name="T298">Такой вот этот фон Гёль, во всяком случае. Грасиела уж его знает: есть связующие линии, зловещие связи крови и <text:s/>зимовки в Пунта дел Эста, через Anilinas Alemanas, филиал ИГ в Буэнос-Айресе, и дальше через Spottbilligfilm AG в Берлине (ещё одно дочернее предприятие ИГ, от кого фон Гёль обычно <text:s/>по сниженным ценам получал большую часть своих запасов плёнки, а также необычную и слабо раскупаемую «Emulsion J», которую изобрёл Ласло Джампф, обладавшую неким свойством, даже при обычном дневном освещении, делать человеческую кожу прозрачной на глубину в полмилиметра, </text:span><text:soft-page-break/><text:span text:style-name="T298">открывая лицо непосредственно под его поверхностью. Эта эмульсия широко применялась в бессмертном </text:span><text:span text:style-name="T45">Alpdrücken</text:span><text:span text:style-name="T298">, фон Гёля и могла даже пойти в ход в </text:span><text:span text:style-name="T45">Мартин Фиеро</text:span><text:span text:style-name="T298">. Единственный эпизод эпопеи, который действительно захватывал фон Гёля, была песенная дуэль между белым гаучо и тёмным Эль Морено. Она могла бы послужить интересным приёмом обрамления. Исползуя Emulsion J, он мог бы углубиться под цвет кожи состязающихся, с плавными переходами туда и обратно между J <text:s/>и обычной плёнкой, подобно расплыванию резкости и возврату в фокусировку, или стиранию—как он любил стирания! одного другим массой хитроумных способов. С момента, когда стало известным, что </text:span><text:span text:style-name="T45">Schwarzkommando</text:span><text:span text:style-name="T298"> действительно есть в Зоне, живут настоящей, парасинематографической, жизнью не имеющей ничего общего с ним или с поддельными </text:span><text:span text:style-name="T45">Schwarzkommando</text:span><text:span text:style-name="T298"> в отснятом им прошлой зимой в Англии материале для Операции Чёрное Крыло, фон Гёль витает в экстазе контролируемой мегаломании. Он убеждён, что его фильм как-то стал причиной их существования. «Моя миссия в том»,</text:span>– <text:span text:style-name="T299">объявляет он Сквалидози с глубочайшим смирением, присущим исключительно Германским кинорежиссёрам,</text:span>– «<text:span text:style-name="T300">чтобы засеять Зону семенами реальности. Таково требование исторического момента, и я могу лишь только быть <text:s/>его <text:s/>слугой. Мои образы, каким-то образом, стали избранными для воплощения в реальную плоть. Что я способен сделать для <text:s/></text:span><text:span text:style-name="T45">Schwarzkommando, </text:span><text:span text:style-name="T301">я могу сделать и для вашей мечты о пампасах и небесах…. Я могу снести ваши заборы и стены ваших лабиринтов, <text:s/>я могу указать вам путь в Сад, который вы едва помните….» </text:span></text:p>
      <text:p text:style-name="P241">Его безумие явно заразило Сквалидози, <text:span text:style-name="T302">который затем вернулся на подводную лодку и в свою очередь заразил остальных. Похоже, именно этого они и дожидались. «Африканцы!»– размечтался обычно сугубо деловой Белястегуи на штабном заседании.– «Что если это правда? Что если мы действительно возвращаемся, обратно к тому как было всю до разбегания материков?» </text:span></text:p>
      <text:p text:style-name="P238">– <text:span text:style-name="T303">Обратно в Гондвану,</text:span>– <text:span text:style-name="T303">прошептал Филипе.</text:span>– <text:span text:style-name="T304">Когда Рио де ла Плата омывала Юго-Западную Африку… и мезозойские беженцы уходили на пароме не в Монтевидео, а в Людерицбухт.</text:span></text:p>
      <text:p text:style-name="P242">Планируют как-то пробраться в Люнебург Хит и основать там небольшую <text:span text:style-name="T1">estancia</text:span>. <text:span text:style-name="T305">Фон Гёль их там <text:s/>встретит. Возле крепления для пулемёта Грасиела Имаго Порталес отдаётся мечтам. Может фон Гёль является терпимым компромиссом? Бывают основания похуже, чем кино. Выстояли ли фальшивые деревни князя Потёмкина <text:s text:c="2"/>проезд царицы? Переживёт ли душа Гаучо процесс обращения её в свет и звук? Или кто-то заявится в конце,фон Гёль или другой, отснять Вторую серию и развенчать мечту?Высоко над неё скользит Зодиак, созвездия северного полушария, которых они никогда не видела в Аргентине, гладко как часовая стрелка…. Вдруг раздаётся долгий всплеск статики из громкоговорителя и Белястегуи орёт: «</text:span><text:span text:style-name="T46">Der Aal! Der Aal!</text:span><text:span text:style-name="T305">» При чём тут угорь, удивляется Грасиела, или </text:span><text:span text:style-name="T46">угорь</text:span><text:span text:style-name="T305">? О, да, торпеда. Ах, Белястегуи ничем не лучше, чем Эль Нято, у него свой сдвиг, будто обязан поддерживать слэнг Германских подводников, это просто precisamente, эта бороздящая моря Вавилонская Башня—</text:span><text:span text:style-name="T46">торпеда</text:span><text:span text:style-name="T305">? Почему он орёт про торпеду?</text:span></text:p>
      <text:p text:style-name="P243">По той простой причине, что подлодка только что появилась на экране локатора <text:span text:style-name="T306">Американского эсминца <text:s/></text:span><text:span text:style-name="T47">Джон Э. Бэдас</text:span><text:span text:style-name="T306"> (улыбочку, подлодка!), в виде «падлы» или неопознанной точку, и <text:s/></text:span><text:span text:style-name="T47">Бэдас </text:span><text:span text:style-name="T307">с мускулистым послевоенным рефлексом, теперь даёт полную фланговую скорость. Видимость в эту ночь превосходная, зелень отражает «гладенько, как кожа младенца», подтверждает Спирос («Паук») Телангицтасис, локаторщик второго класса. Можешь просматривать аж до Азорских. <text:s/>Лёгкий, светящийся летний вечер на море. <text:s/>Но что это такое сейчас на экране, движется быстро, на каждый оборот, прерывисто, как капля света от начальной точки, крохотной но явной, к <text:s/>неизменному центру оборотов, теперь всё ближе—</text:span></text:p>
      <text:p text:style-name="P192">– <text:span text:style-name="T308">Пекарьпекарьпекарь!</text:span>– <text:span text:style-name="T308">вопит кто-то внизу в Гидролокаторной, громко и испугано, в наушники. Значит приближается вражеская торпеда. Кофейные стаканчики смяты, параллельные линейки и циркули </text:span><text:soft-page-break/><text:span text:style-name="T308">скользят поперёк стеклянного верха сверяющим счислителем покуда старая жестяная калоша тормозит в отступательном манёвре, что был устаревшим ещё при администрации Кулиджа.</text:span></text:p>
      <text:p text:style-name="P193"><text:span text:style-name="T48">Der Aal</text:span><text:span text:style-name="T308"> пронизывает воду бледным туннелем метящим пресечь отчаянную морскую увёртку </text:span><text:span text:style-name="T48">Бэдаса</text:span><text:span text:style-name="T308"> по середине корпуса. Помехой послужил наркотик Онерин, в виде гидрохрората. Машиной, из которой он выскочил, стала кофеварка в столовой </text:span><text:span text:style-name="T48">Джона Э. Бэдаса. </text:span><text:span text:style-name="T309">Озорной Моряк Бодайн</text:span>—<text:span text:style-name="T310">а кто же ещё</text:span>—<text:span text:style-name="T310">зарядил помол на сегодняшний вечер массивной дозой прославленного интоксиканта от Ласло Джампфа, <text:s/>прихваченного в недавней поездке Бодайна в Берлин.</text:span></text:p>
      <text:p text:style-name="P212">Особенное свойство Онерина модулировать время было одним из первых, <text:span text:style-name="T311">среди привлёкших</text:span> внимание <text:span text:style-name="T311">естествоиспытателей</text:span>. «<text:span text:style-name="T311">Это ощущается»,– пишет Шецлин в своём классическом исследовании,– «подходя субъективно… э… ладно. Скажем так. Это вроде как впихнуть клинья серебряной мочалки </text:span><text:span text:style-name="T49">прямо</text:span><text:span text:style-name="T311"> тебе </text:span><text:span text:style-name="T49">в мозги!» </text:span><text:span text:style-name="T312">Так что, в мягком море-обороте в эту ночь, два роковых курса действительно пересеклись в пространстве, но не во времени. Во времени и близко нет, хе-хе. То, во что Белястегуи выпустил свою торпеду, было тёмноржавой старой развалиной, пассивно влекомой течениями и ветром, но привносящую в ночь нечто от черепа: оглашение металлической пустоты, тени, что вселяла страх и в более убеждённых позитивистов, чем Белястегуи. <text:s/>А то, что было визуально опознано в той ускоренной точечке на экране локатора </text:span><text:span text:style-name="T50">Бэдаса</text:span><text:span text:style-name="T312">, оказалось трупом, тёмного цвета, возможно Северно-Африканской национальности, который расчёт 3-дюймовой пушки на турели по правому борту эсминца, крошил полчаса в клочья пока серый военный корабль держался в отдалении, опасаясь заразы.</text:span></text:p>
      <text:p text:style-name="P213">Так какое море ты пересёк, конкретно, и в какое море погружался ты не раз до дна, <text:span text:style-name="T313">в тревоге, переполнясь адреналином, но в действительности заключённый, втоптанный </text:span><text:span text:style-name="T158">buffaloed</text:span><text:span text:style-name="T313"> под эпистемологии этих опасностей что паранойят тебя напрочь, заключённого в этой стальной кастрюле, размякшего до обезвитаминенной массы в суповом наборе твоих собственных слов, твоего протухлого подлодочногоо дыхания? Понадобилось Дело Дрейфуса, чтобы расшевелить и объединить Сионистов, наконец-то: что выгонит тебя из твоего супового горшка? Или это уже случилось? Может атака и спасение сегодняшним вечером? Отправишься ли ты в Хит и начнёшь своё поселение и там станешь ждать пришествия своего Режиссёра?</text:span></text:p>
      <text:p text:style-name="P214"><draw:frame draw:style-name="fr1" draw:name="Image10" text:anchor-type="paragraph" svg:width="6.9252in" svg:height="0.3661in" draw:z-index="1"><draw:image xlink:href="Pictures/1000000000000B720000009B428C9716555D8079.png" xlink:type="simple" xlink:show="embed" xlink:actuate="onLoad" loext:mime-type="image/png"/></draw:frame>Под высокой ивой рядом с каналом, в джипе, в тенёчке, сидят Чичерин и его водитель Джабаев, молодой Казаж наркоман, в прыщах <text:span text:style-name="T314">и с постоянно недовольным видом, который причёсывает свои волосы как Американский певец-декламатор Фрэнк Синатра, и который, в эту минуту, хмурится на краюшку гашиша и выговаривает Чичерину: «Ты должен был урезать больше этого, знаешь». </text:span></text:p>
      <text:p text:style-name="P194">– <text:span text:style-name="T315">Я взял как раз столько, во что он ценит свою свободу,</text:span>– <text:span text:style-name="T315">поясняет Чичерин.</text:span>– <text:s/><text:span text:style-name="T315">Ну, где уже та трубка?</text:span></text:p>
      <text:p text:style-name="P195">– <text:span text:style-name="T315">Откуда </text:span><text:span text:style-name="T51">ты</text:span><text:span text:style-name="T315"> знаешь насколько ему дорога его свобода? Сказать, что я думаю? Я думаю, у тебя от этой Зоны уже хи-хи сдвиг начался.</text:span>– <text:span text:style-name="T316">Этот Джамбаев скорее приятель, на самом деле, чем водитель, так что у него иммунитет для сомнения, в определённых пределах, в мудрости Чичерина.</text:span></text:p>
      <text:p text:style-name="P196">– <text:span text:style-name="T317">Послушай, крестьянин, ты читал тот протокол. Этот человек несчастный одиночка. И у него проблемы. Больше пользы, если он будет шастать по Зоне, думая, что он свободен, но для него бы лучше, чтоб его где-нибудь прикрыли. Он и понятия не имеет даже </text:span><text:span text:style-name="T52">что</text:span><text:span text:style-name="T317"> такое его свобода, а ещё меньше чего она стоит. Так что я назначаю цену, которая не имеет значения, вообще-то.</text:span></text:p>
      <text:p text:style-name="P197">– <text:span text:style-name="T318">Тиран, да и только,</text:span>– <text:span text:style-name="T318">хмыкает Джабаев.</text:span>– <text:span text:style-name="T318">Где спички?</text:span></text:p>
      <text:p text:style-name="P215"><text:soft-page-break/>Хотя и грустно. Чичерину нравится Слотроп. <text:span text:style-name="T319">Он чувствует, что, в любой нормальный период истории, они легко бы подружились. <text:s/>Люди в причудливых костюмах умеют жить со смаком—не говоря уже про надтреснутость личности—который его восхищает. Когда он был маленьким мальчиком, ещё в Ленинграде, мама пошила ему костюм для школьного утренника. Чичерин был волком. В тот же миг, как он одел маску, перед зеркалом возле иконки, он узнал себя. Он волк.</text:span></text:p>
      <text:p text:style-name="P216">Сессия с Натрием Амиталом скребёт изнанки мозга Чичерина, как будто это его личное похмелье. <text:span text:style-name="T320">Глубоко, глубоко—дальше, чем политика, чем секс, чем младенческие страхи… погружение в ту глубинную черноту…. Чёрный проходит через весь протокол: постоянно повторяющийся цвет чернота. Слотроп ни разу не помянул имя Енцина, ни </text:span><text:span text:style-name="T53">Schwarzkommando</text:span><text:span text:style-name="T320">. Но он-таки говорил о </text:span><text:span text:style-name="T53">Schwarzgerät</text:span><text:span text:style-name="T320">. И он сочетал «</text:span><text:span text:style-name="T53">schwarz</text:span><text:span text:style-name="T320">-» со странными существительными в проскальзывавших отрывках на Немецком. Чёрноженщина, Чёрноракета, Чёрносон… Эти новообразования, похоже, производились подсознательно. Имеется ли единый корень, глубже, чем кто-либо проверял, от которого Слотропово Чернословие только кажется отдельными побегами? Или же он посредством языка уловил Германскую манию производства наименований, разделяющих Мир Сотворённый всё мельче и мельче, анализируя, отделяя именующего от поименованного всё безнадёжнее, скатываясь даже до математичности комбинаций, смётывая воедино уже устоявшиеся существительные для получения новых, бесконечный лохотрон химика, у которого слова вместо молекул….</text:span></text:p>
      <text:p text:style-name="P217">Этот человек просто головоломка. <text:span text:style-name="T321">Когда Гели Трипинг в первый раз упомянула его присутствие в Зоне, Чичерина он заинтересовал не более, чем для постановки на обычный учёт, вместе с десятками прочих. Единственная странность, которая становилась всё более странной по ходу наблюдения, что он казался одиночкой. До сих пор, Слотроп не скопировал,не обозначил, не открыл или освободил ни единого кусочка из конструкции А4 или разведывательных данных о ней. Он не сносится <text:s/>с ГООЗ, ПОРЦ, ОБВС, ТР, ни с Американскими службами того же направления—вообще ни с одной конторой Союзников. И всё же он один из Правоверных—сборщиков утиля, рыскающих без устали сейчас по запасным маршрутам батарей А4 от Голландии и аж до Нижней Саксонии. Пилигримы на дорогах чуда, каждый кусочек и обломок священная реликвия, каждый обрывок инструкции стих Писания.</text:span></text:p>
      <text:p text:style-name="P217"><text:span text:style-name="T322">Но обычные запчасти Слотропа не интересуют. Он темнит, приберегает себя для чего-то действительно уникального. Может для Чёрноракеты? Может это 00000? Енцин её ищет и загадочный </text:span><text:span text:style-name="T54">Schwarzgerät</text:span><text:span text:style-name="T322">. Тут положительно есть хороший шанс, что Слотроп, подчиняясь своей Чёрнофеноменологии, отвечая её потребностям, пусть даже скрытым от него, всё так же будет возвращаться, круг за кругом, к Енцину, пока миссия не будет исполнена, части добыты, железо найдено. Это сильная версия: ничего подобного Чичерин никогда не изложит письменно.</text:span></text:p>
      <text:p text:style-name="P218">В своих действиях, он тут такой же одиночка как и Слотроп<text:span text:style-name="T157">—</text:span>подчиняясь, если и когда, специальному комитету Маленкова <text:span text:style-name="T323">при Совете Народных Комиссаров (задание ЦАГИ тут более менее для отвода глаз). Но Слотроп его парнишка. За ним будут следить, как надо. Если упустят, что ж, найдут снова. Жаль, что ему не привить личной заинтересованности кончить Енцина. Но Чичерин вряд ли такой дурак, чтоб считать всех Американцев настолько же тупыми как майор Марви, с </text:span><text:span text:style-name="T55">его</text:span><text:span text:style-name="T323"> рефлексами относительно черноты….</text:span></text:p>
      <text:p text:style-name="P219">Какая жалость. Чичерин и Слотроп могли бы курить гашиш вместе, <text:span text:style-name="T324">сравнивать примеченное в Гели и прочих девушках руин. Он мог бы петь под Американские песни, которым научила <text:s/>его мать, Киевские колыбельные, про звёздную ночь, влюблённых, белый цвет, соловьёв….</text:span></text:p>
      <text:p text:style-name="P198">– <text:span text:style-name="T325">В следующий раз как нам попадётся этот Англичанин,</text:span>– <text:s/><text:span text:style-name="T325">Джабаев странно уставился в свои руки уцепившиеся в руль,</text:span>– <text:span text:style-name="T325">или Американец, или кто он там есть, узнай пожалуйста, где он </text:span><text:span text:style-name="T56">берёт</text:span><text:span text:style-name="T325"> такую дурь.</text:span></text:p>
      <text:p text:style-name="P199"><text:soft-page-break/>– <text:span text:style-name="T326">Подай докладную, чтобы не забыть,</text:span>– <text:span text:style-name="T326">приказывает Чичерин. Они оба начинают гоготать как чокнутые там, под деревом.</text:span></text:p>
      <text:p text:style-name="P220"><draw:frame draw:style-name="fr1" draw:name="Image11" text:anchor-type="paragraph" svg:width="6.9252in" svg:height="0.3661in" draw:z-index="2"><draw:image xlink:href="Pictures/1000000000000B720000009B428C9716555D8079.png" xlink:type="simple" xlink:show="embed" xlink:actuate="onLoad" loext:mime-type="image/png"/></draw:frame>Слотроп приходит в себя эпизодически, <text:s/>уплыва<text:span text:style-name="T327">я </text:span>и всплыва<text:span text:style-name="T327">я</text:span> из сна, <text:span text:style-name="T327">из </text:span>размеренных и безмятежных <text:span text:style-name="T327">обрывков разговора на Русском, к пальцам на его пульсе, к широкой зелёной спине кого-то выходящего за дверь….. Это белая комната, идеально кубическая, хотя он какое-то время не может распознавать кубы, стены, лёжа горизонтально, ничего слишком объёмного. Только уверенность, что его опять кололи <text:s/>тем Натрием Амиталом. Уж </text:span><text:span text:style-name="T57">это</text:span><text:span text:style-name="T327"> ощущение он знает.</text:span></text:p>
      <text:p text:style-name="P221">Он на койке, всё ещё в наряде Ракетмэна, шлем на полу внизу <text:span text:style-name="T328">возле</text:span> матросской вещевой сумк<text:span text:style-name="T328">и с гашишем—</text:span><text:span text:style-name="T58">ого</text:span><text:span text:style-name="T328">. Хоть это требует сверхчеловеческого напряжения перед лицом сомнений сможет ли он хотя бы просто шевельнуться, ему удалось перевернуться и проверить наркоту. Одна из упаковок фольги <text:s/>кажется уменьшилась. У него уходит встревоженный час или два, чтобы вскрыть верх и обнаружить, ну конечно, свежий срез, сырая зелень на грязно коричневом большого куска. Шаги позванивают по металлическим ступеням снаружи, и тяжёлая дверь распахивается вниз. Блядь. Он лежит в белом кубе, в полуотключке, ноги прошли, руки сцеплены на затылке, никуда особо не торопится…. Он засыпает и видит птичек, тесную сайку снегирей, привеявшийся опавший лист из птиц, среди хлопьев густо падающего снега. Это ещё в Бёркшире. Слотроп мал и держит отца за руку. Плот из птиц взмывает, под напором, вверх, боком к буре, снова вниз, выискивая пищу. «Бедные малышата»,– грит Слотроп, и чувствует как рука отца пожимает его через шерстяную варежку. Бродерик улыбается. «Они в порядке. У них сердечки бьются очень, очень быстро. Их кровь и перья держат их в тепле. Не волнуйся сынок, не волнуйся...». Слотроп вновь просыпается в белой комнате. Как тихо. Приподнимает зад и делает пару ослабело велосипедных упражнений., потом лежит похлопывая по новой складке, что набралась на его брюхе должно быть пока был в отключке. Существует невидимое царство складки, миллионное скопление клеток и всем им известно кто он такой—стоит ему вернуться в бессознание и они заводятся, все до одной, трубить высоким жутко пронзительными голосками Мики Мауса, эй, братва! а ну-ка, валим на Слотропа, этот дубина ничё не делает токо, знай, задницу отлёживает, погнали, эгей! «Вот вам»,– бормочет Слотроп,– «а и вот вам ещё!»</text:span></text:p>
      <text:p text:style-name="P222">Руки и ноги с виду целы, <text:span text:style-name="T329">он поднимается со стонами, одевает шлем на голову, берёт вещевую сумку и выходит в дверь, которая вся содрогается вместе со стенами, когда он её открывает. Ага! Квартиры из холста. Это съёмочный павильон. Слотроп находится в старой заброшенной студии, затемнённой кроме жёлтых пятен солнечного света в маленькие дыры над головой. Заржавелые переходы, кряхтящие под твоим весом, чёрные выгоревшие прожектора-юпитеры, искусная сеть паучьей паутины превращённой в произведение графики тонкими лучиками солнца…. Пыль скопилась по углам и на останках прочих декораций: фальшиво-</text:span><text:span text:style-name="T59">gemütlich </text:span><text:span text:style-name="T330">любовные гнёздышки, арочно-стенные и переполненные фикусами ночные клубы, Вагнерианские замки из папье-маше, дворы трущоб в резко Экспрессионистском белом/чёрном, составленные в не людском масштабе, всё истончается прочь для мощных линз, что когда-то воззрялись в них. Круги свет намалёваны на декорациях, действуя Слотропу на нервы, которому постоянно попадаются эти слабые жёлтые полосы, резко озирается, потом вообще вокруг в поисках источника света, которого там никогда не было, всё более возбуждаясь рысканьем по старой раковине, фермф перекрытий на высоте 15 метров, почти теряются в тени, спотыкаясь о свои же эха, чихая от пыли поднятой им самим. Русские ушли, это точно, но Слотроп тут не один. Он спускается по ступеням металлической лестницы, меж оборванных паутитн с высохшей добычей обозлившихся пауков, ржавчина похрустывает под подошвами, и внизу чувствует как вдруг дёрнули его накидку. Всё ещё малость затуманенный после того укола, он только лишь резко отшатывается. Его держит рука в </text:span><text:soft-page-break/><text:span text:style-name="T330">перчатке из лоснящейся козлиной шкуры плотно обтягивающей чётко очерченную маленькую кисть. Женщина в чёрном парижском платье, с пурпурно-жёлтым ирисом на груди. Даже приглушённый бархатом, Слотропу передаётся трепет её руки. Он заглядывает ей в глаза словно тонущие в мягком чёрном пепле,отдельные крупинки пудры на её лице проступают как поры куда не попала пудра или или смыта была слезами. Так он встречает Маргрету Эрдман, его летний очаг без огня, его прямой доступ к воспоминаниям об </text:span><text:span text:style-name="T60">Inflationszeit,</text:span><text:span text:style-name="T330"> в испятнаных страхом—его дитя и его беспомощную Лизору.</text:span></text:p>
      <text:p text:style-name="P110"><text:span text:style-name="T107">Она ту проходила: одна из миллиона лишившихся корней. В поисках своей дочери, Бианки, двигалась на восток </text:span><text:span text:style-name="T156">в Свинемюнде, если Русские и Поляки пропустят. Завернула в Нойбабелсберг из сентиментальных воспоминаний—столько лет не видала старые студии. </text:span><text:span text:style-name="T331">В двадцатые и тридцатые она работала киноактрисой, в Темплхофе и Штаакене тоже, но это место всегда было её любимым. Тут ею руководил великий Герхардт фон Гёль в уклончиво порнографичных фильмах ужасов. «Я знала, что он гений, с самого начала. Я была всего лишь его созданием». Никогда на уровне звёзд, признаёт она сразу, не Дитрих, ни соблазнительница </text:span><text:span text:style-name="T61">à la</text:span><text:span text:style-name="T331"> Бригитта Хелм. Передавала любой штрих, который они от неё хотели, впрочем—(Слотроп: «Они?» Эрдман: «Ну, не знаю...»), её называли анти-Дитрих: не пагуба мужчин, а кукла—утомлённая, покорная…. «Я смотрела все наши фильмы»,– вспоминает она, «некоторые по шесть-семь раз. Я нигде в них не </text:span><text:span text:style-name="T61">двигалась</text:span><text:span text:style-name="T331">. Даже моё лицо. Ах, эти долгие, долгие подёрнутые кисеёй ближние планы… это мог быть один и тот же кадр, снова и снова. Даже убегая—за мною всегда кто-то гнался, чудовища, безумцы, преступники—я всё же оставалась такой—«поблескивающей браслетами—«флегматичной… такой монументальной. Если не погоня, то меня обычно раздевали, или привязывали к чему-нибудь. Пойдём. Я тебе покажу» Ведёт теперь Слотропа к тому, что осталось от камеры пыток, деревянные зубы выбиты из колеса <text:s/>дыбы, кирпичная кладка из штукатурки изъедена, осыпается, взбивая пыль, мёртвые факелы холодны, перекошены в своих бра. Она пускает деревянные цепи, почти вся серебристая краска облезла, скользнуть со стуком меж её пальцев в перчатках из шкуры козлёнка.– «Это был павильон для </text:span><text:span text:style-name="T61">Alpdrücken</text:span><text:span text:style-name="T331">. Герхардт в те дни всё ещё был за усиленное освещение». <text:s/>Серебристо-серый собирается в крохотных морщинках её перчаток, когда она стряхивает пыль с дыбы и ложится на неё.– «Вот так»,– вскинув руки настаивает, чтобы он закрепил жестяные манжеты кандалов на её запястья и лодыжки.– «Свет направлялся серху и снизу одновременно, так что у каждого было две тени: Каин и Абель, говорил нам Герхард. <text:s/>Это было в зените его периода символизма. Позднее он начал использовать более естественный свет, больше снимать на природе».– <text:s/>Они ездили в Париж, Вену. На <text:s/>Херенхимзее в Баварских Альпах. Фон Гёль мечтал сделать фильм о Людвиге II. Его чуть было не занесли в чёрные списки за это. Считалось непатриотичным говорить, что правитель Германии может быть сумасшедшим. Но та позолота, зеркала, мили орнаментов Барокко малость сдвинули и самого фон Гёля. Особенно те </text:span><text:span text:style-name="T61">длинные коридоры</text:span><text:span text:style-name="T331">…. «Коридорная метафизика», так у Французов называется такой сдвиг. Давние коридорные эксперты будут с нежностью хихикать при описаниях как фон Гёль, долго после того как закончится плёнка, будет всё так же ехать с камерой и одурелой улыбкой на лице вдоль золочёных просторов. Даже на ортохроматичной плёнке, это тепло сохранялась в чёрно-белом, хотя фильм никогда не вышел в прокат, конечно. </text:span><text:span text:style-name="T61">Das </text:span><text:span text:style-name="T1">Wütend Reich</text:span>, <text:span text:style-name="T332">как они могли стерпеть такое? Бесконечные переговоры, франтоватые коротышки с Нацистским значком на лацкане пиджака приходили один за другим, прерывая съёмки, стукаясь лицом в стену из стекла. Они согласны были на что угодно кроме «</text:span><text:span text:style-name="T1">Reich</text:span><text:span text:style-name="T332">», даже на «</text:span><text:span text:style-name="T62">Königreich</text:span><text:span text:style-name="T332">», но фон Гёль стоял на своём. Он играл с огнём. Для компенсации, он тут же начал </text:span><text:span text:style-name="T62">Высшее Общество</text:span><text:span text:style-name="T332">, и фильм, говорят, так восхитил Геббельса, что тот смотрел его трижды, хихикая и лупя в плечо сидящего рядом, вполне возможно Адольфа Гитлера. Маргрета играла лесбианку в кафе, «ту, которая с моноклем, её ещё в конце до смерти запорол трансвестит, помнишь?»– Тяжёлые ноги в шёлковых чулках, которые теперь поблескивают с твёрдым, станочным видом, гладкие колени скользят друг по другу, с наплывающим воспоминанием, возбуждая её. Слотропа тоже. Она улыбается его вздувшейся рассохе под замшей. «О был прекрасен. И </text:span><text:soft-page-break/><text:span text:style-name="T332">так и так, без разницы. Ты мне его чуть-чуть напоминаешь. Особенно… эти ботинки…. </text:span><text:span text:style-name="T62">Высшее Общество </text:span><text:span text:style-name="T333">было у нас вторым фильмом, но этот вот» </text:span><text:span text:style-name="T63">этот вот?</text:span><text:span text:style-name="T333"> «</text:span><text:span text:style-name="T63">Alpdrücken</text:span><text:span text:style-name="T333">, наш первый. Я думаю Бианка от него. Она была зачата, пока мы тут снимали. Он играл Великого Инквизитора, который меня пытает. Ах, мы были Возлюбленными </text:span><text:span text:style-name="T63">Reich</text:span><text:span text:style-name="T333">’а—Грета Эрдман и Макс Шлепциг, </text:span><text:span text:style-name="T63">Чудом Вместе</text:span><text:span text:style-name="T333">—» </text:span></text:p>
      <text:p text:style-name="P43">– <text:span text:style-name="T333">Макс Шлепциг,</text:span>– <text:span text:style-name="T334">вторит Слотроп вылупившись,</text:span>– <text:span text:style-name="T334">брось дурить. </text:span><text:span text:style-name="T64"><text:s/>Макс Шлепциг</text:span><text:span text:style-name="T334">?</text:span></text:p>
      <text:p text:style-name="P44">– <text:span text:style-name="T335">Это не настоящее его имя. Эрдман тоже не моё. Но всё включающее в себя «Землю» было политически верным</text:span>—<text:span text:style-name="T336">Земля, Поле, Народ… как бы код. Который они, уставившись, знали как разгадать…. У Макса было очень Еврейское имя, Что-то-там-ский, и Герхард решил, что будет надёжнее дать ему новое имя. </text:span></text:p>
      <text:p text:style-name="P45">– <text:span text:style-name="T337">Грета, кто-то решил что будет надёжнее дать и </text:span><text:span text:style-name="T65">мне</text:span><text:span text:style-name="T337"> имя Макс Шлепциг.</text:span>– <text:span text:style-name="T338">Он показывает ей пропуск выданный Кислотой Бумером.</text:span></text:p>
      <text:p text:style-name="P111">Она уставилась, затем кратко взглянула на Слотропа. Её снова бьёт дрожь. <text:span text:style-name="T339">Какая-то смесь желания и страха</text:span>: «<text:span text:style-name="T339">Я знала».</text:span></text:p>
      <text:p text:style-name="P46">– <text:span text:style-name="T340">Знала что?</text:span></text:p>
      <text:p text:style-name="P112">Глядя в сторону, покорная: «Знала, что он мёртв. Он исчез в 38-м. <text:span text:style-name="T341">Тогда Они во всю старались, не так ли?»</text:span></text:p>
      <text:p text:style-name="P113">Слотроп уже поднахватался, в Зоне, насчёт Европейских <text:span text:style-name="T342">паспортных психозов, и спешит её утешить: «Это подделка. Имя совпало просто по случайности. Наверное тому, кто делал, Шлепциг запомнился в каком-то фильме.</text:span></text:p>
      <text:p text:style-name="P114"><text:span text:style-name="T157">–</text:span> <text:span text:style-name="T343">Случайность.– Трагичная улыбка актрисы, зарождающийся двойной подбородок, одно колено вскинуто насколько пускают эти кандалы на ногах.– Ещё одно слово из сказок. Подпись на твоей бумаге это подпись Макса. Где-то в доме Стефании на </text:span><text:span text:style-name="T159">Vistula</text:span><text:span text:style-name="T343"> у меня есть стальная коробка полная его писем. Не думай будто мне незнакома эта Латинская z перечёркнутая инженерским штрихом или эта виньетка из g на конце? Обыщи всю Зону за своим «фальшивопечатником». Они не позволят тебе его найти. Им нужен ты <text:s/>именно тут, как раз сейчас.</text:span></text:p>
      <text:p text:style-name="P115">Ну, да. Что происходит когда параноик встречает параноика? Смешение солипсизмов. Ясное дело. <text:span text:style-name="T344">Два отклонения создают третье: </text:span><text:span text:style-name="T160">a moiré</text:span><text:span text:style-name="T344">, новый мир плывущих теней, взаимопересечений…. «‘Я нужен им’? Чего ради?»</text:span></text:p>
      <text:p text:style-name="P47">– <text:span text:style-name="T345">Ради меня.</text:span>– <text:span text:style-name="T345">Шёпот из алых губ, приоткрытых, алых…. Хмм. Да тут ещё и хуй стоит. Он садится на дыбу, склоняется, целует её, вскоре уже расстёгивает свои штаны и стягивает их вниз настолько, чтоб высвободить член воспрянувший с лёгким пошатыванием в прохладу студии. «Одень свой шлем».</text:span></text:p>
      <text:p text:style-name="P48">– <text:span text:style-name="T346">Ладно.</text:span></text:p>
      <text:p text:style-name="P48">– <text:span text:style-name="T346">Ты очень жестокий?</text:span></text:p>
      <text:p text:style-name="P48">– <text:span text:style-name="T346">Не знаю.</text:span></text:p>
      <text:p text:style-name="P48">– <text:span text:style-name="T346">Побудь, а? Пожалуйста. Найди что-нибудь, чтоб отстегать меня. Совсем немного. Просто для тепла.</text:span>– <text:span text:style-name="T346">Ностальгия. Боль возвращения домой. Он рыщет вокруг в инквизиционных причиндалах, </text:span><text:span text:style-name="T161">gyves, thumbscrews,</text:span><text:span text:style-name="T346"> кожаные ошейники, пока не отыскивает миниатюрную плеть-тройчатку, бич эльфов Чёрного Леса, по лакированной чёрной рукояти резная оргия, концы обвиты бархатом, чтоб делать больно, но не до крови. «Да, <text:s/>как раз что надо. Теперь по <text:s/>моим ляжкам, внутри….»</text:span></text:p>
      <text:p text:style-name="P116">Но кто-то уже обучил его. Что-то… те сны Прусские и <text:span text:style-name="T348">прозябание</text:span> среди их лугов, <text:span text:style-name="T347">или где там подвернётся с рубцами от порки ждущими в плоти их неба, такого сумрачного, что никак не скрыться, </text:span><text:soft-page-break/><text:span text:style-name="T347">ждущими пока призовут…. Нет. Нет—он всё ещё говорит «их», но уже знает, что не так. Его луга теперь, его небо… его родная жестокость.</text:span></text:p>
      <text:p text:style-name="P117">Все цепи и кандалы на Маргрете бряцают, <text:span text:style-name="T349">чёрная юбка сбилась вверх до пояса, чулки туго натянуты в классические пики к застёжкам на лентах резинок к чёрному корсету из китового уса на ней. О сколько мужских членов Запада вскакивали, целое столетие, при <text:s/>виде именно этой <text:s/>точки на краю чулка леди, этого перехода от шёлка к голой коже и резинке! Вольно же не-фетишисту потешаться над Павловским условными рефлексами, однако всякий одёжный энтузиаст стоящий своего болезненного хихиканья может объяснить тебе, что в этом есть нечто большее—это целая космология: выверенных углов, взмывов кривой, точек лобзания, математических поцелуев… </text:span><text:span text:style-name="T66">единичностей</text:span><text:span text:style-name="T349">! Взгляни на шпили соборов, <text:s/>священных минаретов, хруст колёс поезда на стрелках, когда прослеживаешь ответвляющийся путь, который не избрал ты… пики гор вздымающихся круто к небу, как в Берхтесгадене… острия сталльных бритв, всегда таящие могучую тайну… шипы роз нежданно нас пронзившие… даже, сно Российскому математику Фридману, бесконечно плотная точка из которой выплеснулась нынешняя Вселенная…. В каждом случае, перемена от точки к отсутствию точки несёт светимость и загадку, от которой что-то в нас должно вскинуться и возликовать, либо отдёрнуться в испуге. Смотреть на А4 направленную в небо—за миг до смыкания кнопки запуска—смотреть на ту единичную точку вершины Ракеты, там где заряд…. Содержат ли все эти точки намёк, как у Ракеты, на уничтожение? Что это, взрыв в небе над собором? под остриём <text:s/>бритвы, под розой?</text:span></text:p>
      <text:p text:style-name="P118">И что ждёт Слотропа, какая неприятная неожиданность, там, выше края чулков на Грете? Пустивших вдруг затяжку, <text:span text:style-name="T350">бледная полоска бегущая вниз по ляжке, поверх путаницы колена исчезая из поля зрения…. Что ждёт за этим посвистом и щёлканьем бархата плети по её плоти, длинные красные полосы по белой основе, за её стонами, цветком синюшного оттенка, что давится плачем на её груди, за бряцаньем удерживающих её оков? Он старается не порвать чулки на жертве, и не хлестнуть слишком близко к её натянутой вульве, что трепещет, беззащитно, меж ляжек вразброс, напряжённых, в движениях эротической мышцы, покорной, «монументальной», как всякая серебристая памятка её тела на плёнке. Она кончает раз, потом, возможно, снова, прежде, чем Слотроп, отбросив плеть, взбирается сверху, покрыв её полами своей накидки, её суррогат Шлепцика, его последнее воспоминание о Катье… и они начинают ебаться, дыба кряхтит по ними, Маргрета шепчет </text:span><text:span text:style-name="T67">Боже, как больно ты мне</text:span><text:span text:style-name="T350"> и </text:span><text:span text:style-name="T67">Ах, Макс…</text:span><text:span text:style-name="T350"> и когда Слотроп вот-вот кончит, имя её ребёнка: вырывается через её превосходные зубы, явный прорыв боли, что не притворна, она вскрикивает, </text:span><text:span text:style-name="T67">Бианка</text:span><text:span text:style-name="T350">….</text:span></text:p>
      <text:p text:style-name="P120"><draw:frame draw:style-name="fr1" draw:name="Image12" text:anchor-type="paragraph" svg:width="6.9252in" svg:height="0.3661in" draw:z-index="3"><draw:image xlink:href="Pictures/1000000000000B720000009B428C9716555D8079.png" xlink:type="simple" xlink:show="embed" xlink:actuate="onLoad" loext:mime-type="image/png"/></draw:frame>...нна, сука<text:span text:style-name="T157">—</text:span>вот тебе, сучка<text:span text:style-name="T157">—бедная беспомощная </text:span><text:span text:style-name="T2">сука</text:span><text:span text:style-name="T157"> ты кончаешь не можешь сдержаться сейчас я тебя отхлещу снова выпорю до </text:span><text:span text:style-name="T2">крови…</text:span><text:span text:style-name="T157"> Так весь перед Пёклера, от глаз до колен: затоплен образом этого вечера, сдобной жертвой привязанной к дыбе в её темнице, на весь экран—ближний план исказившихся черт её лица, соски под шёлковым халатом торчат изумительно, показывают как лжёт её притворство боли—</text:span><text:span text:style-name="T2">сука</text:span><text:span text:style-name="T157">, ей это нравится… а Лени, уже не законная жена, горький источник силы, но Маргрета Ердман под ним, на этот раз на заднице, пока Пёклер вгоняет снова, в неё снова, да, сука, нна….</text:span></text:p>
      <text:p text:style-name="P121">Только позднее он попытался определить время. <text:span text:style-name="T351">Извращённое любопытство. Две недели после её месячных. Он вышел из кинотеатра Юфа на Фридрихштрассе в тот вечер с торчащим, думая, как каждый прочий, лишь бы добраться домой, выебать кого-нибудь, ебать её до покорности…. Боже, Эрдман была хороша. Сколько других мужчин, шаркая на улицу в стиснутый депрессией Берлин, уносили с собой тот же образ из </text:span><text:span text:style-name="T68">Alpdrücken</text:span><text:span text:style-name="T351"> <text:s/>к какому-то жирному подобию невесты? Сколько призрачных детей будет зачато на Эрдман в ту ночь?</text:span></text:p>
      <text:p text:style-name="P122"><text:soft-page-break/>У Пёклера никогда, в сущности, не было шанса, что Лени забеременеет. <text:span text:style-name="T352">Но оглядываясь назад, он знал, <text:s/>это случилось в ту ночь, <text:s/></text:span><text:span text:style-name="T68">Alpdrücken </text:span><text:span text:style-name="T352">ночь, что Ильзе была зачата. Они еблись уже так редко. Не трудно было высчитать. </text:span><text:span text:style-name="T69">Так это и случилось. Кино. А что ж ещё? Разве не то же самое сделали из моего ребёнка, кино?</text:span></text:p>
      <text:p text:style-name="P119"><text:s/><text:span text:style-name="T353">Он сидит в эту ночь у костра из плавника в подвале церкви Николая с обрушенным куполом, слушая шум моря. Звёзды зависли в пространствах великого Колеса, случайные для него как свечи и сигареты на ночь. Холод скапливается вдоль побережья. Детские призраки—белый посвист, вовек не пролитые слёзы, бродят по ветру снаружи. Скрутки жамканной бумаги привеиваются по земле, прошмыгивают по его старым башмакам. Пыль, по новорождённым месяцем, поблескивает как снег, и Балтика ползёт как горный ледник. Его сердце вздрагивает в своей алой сети, эластичное, преисполненное ожиданьем. Он ждёт чтобы Ильзе, его<text:tab/> кино-дитя, вернулась в Цвёльфкиндер, как в каждое прошлое лето.</text:span></text:p>
      <text:p text:style-name="P126">Аисты дремлют среди дву- и трёхногих лошадей, проржавевшего механизма и разбитой крыши карусели, их головы трепещут от воздушных потоков и жёлтой Африки, лакомые чёрные змеи ниже на полсотни метров извиваются в свете солнца через камни и высохшие лотки. Укрупнённые кристаллы соли лежат седея, занесённые в расселины мостовой, в складки пса с глазами как плошки перед городским советом, в бороде козла на мосту, во пасти тролля под ним. Свинья Фрида выискивает новое место угнездиться и вздремнуть укрывшись от ветра. Гипсовая ведьма, проволочный каркас проступает в её груди и на бёдрах, <text:s/>склоняется возле печи, пихая разъеденного Ганселя, навеки обездвиженные. Глаза Гретель застопорились распахнутыми широко, и не моргнёт, утяжелённые кристаллами ресницы отбивают партизанские высадки ветров с моря. </text:p>
      <text:p text:style-name="P123">Если есть этому музыкальный фон, то это струны ветра и группа духовых <text:span text:style-name="T354">шеренгой </text:span>в ярких <text:span text:style-name="T354">рубашках вдоль всего пляжа, органист во фраке у линии прибоя—тот и сам изломан, в корке от приливов—чьи язычки и трубы тут собирают и ваяют гулкие привидения, воспоминания огоньков свечи, всё контурно, отрывисто, волнисто, шестидесяти тысяч, которые прошли, уже занесены в список прошедших, однажды или дважды этим путём. Ты когда-нибудь был в Цвёльфкинде на каникулах? Держал своего отца за руку, когд вы ехали <text:s/>на поезде от Любека, уставясь на свои колени, или на других детей как ты, заплетённых, <text:s/>наутюженных, пахнущих отбеливателем, обувной ваксой, карамелью? Звякала мелочь сдачи в твоём кошелёчке, когда ты крутился на Колесе, ты прятал лицо в его шерстяной лацкан, или становился коленками на сиденье, глядя поверх вод, стараясь разглядеть Данию? Испугалась ли ты, когда карлик попробовал обнять тебя, колко ли было твоё платье в тепле дня, что говорила ты, что чувствовала, когда мальчики пробегали мимо сдёргивая кепки друг с друга и слишком занятые, чтоб замечать тебя? </text:span></text:p>
      <text:p text:style-name="P124">Она должно быть всегда была ребёнком в чьём-то списке. <text:span text:style-name="T355">Только он избегал думать об этом. Но всё время она несла своё исчезновение в своём осунувшемся личике, в своей неохотной походке, и не нуждайся он так сильно в её защите, то мог бы сам заметить как мало могла они защитить хоть что-то, даже их убогое гнездо. Он не мог говорить с ней—это был спор с призраком самого себя деятью годами моложе, тот же самый идеализм, подростковая ярость—качества, что когда-то его чаровали—женщина сильная духом!—но которые он начал рассматривать как доказательства её односторонности, даже, он мог поклясться, желания быть уничтоженной в самом деле….</text:span></text:p>
      <text:p text:style-name="P125">Она выходила в свой уличный театр всякий раз в надежде не вернуться, <text:span text:style-name="T356">но он, по сути, даже не подозревал об этом. Левые и Евреи на улицах, ладно, галдят, смотреть не приятно, но полиция удержит их в рамках, ей ничего не грозит, если не захочет нарваться…. Позднее, когда она ушла от него, в один из дней он малость перепил, чуть <text:s/>расчувствовался и вышел наконец, в свой первый и последний раз, надеясь, что давление Судьбы, или гидродинамика толпы могут свести их снова вместе. Он нашёл улицу полную бежево зелёных униформ, дубинки, кожу, плакаты дёргающиеся нестойко во всех направлениях </text:span><text:soft-page-break/><text:span text:style-name="T356">кроме продольного, десятки гражданских в панике. Полицейский замахнулся на него, но Пёклер увернулся и удар достался старику вместо него, какому-то <text:s/>застойному Троцкисту старикану в бороде… он видел витки стальной проволоки обтянутые чёрной резиной, изысканную усмешку на лице полицая, когда тот бил, схватив свободной рукой противника за лацкан как-то по женски, кожаная перчатка руки с дубинкой расстёгнута на запястье, а глаза зажмуриваются в самый последний момент, словно в дубинке продолжались его нервные окончания и могли ушибиться о череп старика. Пёклер проскочил в подъезд, испуганный до тошноты. Ещё набежала полиция, как танцоры в беге, притиснув локти к бокам, руки отставлены под углом. Они применили брандспойты разогнать толпу, наконец. Женщины катились как куклы по мокрой мостовой и по трамвайным рельсам, толстая струя била им в животы и головы, брутальный белый вектор пересиливал их. Любая из них могла быть Лени. Пёклер дрожал в своём подъезде, наблюдая. Он не мог выйти на улицу. Позднее ему думалось о её текстуре, сеть борозд между камней мостовой. Единственной возможностью безопасности было уменьшится до размеров муравья и броситься наутёк по улицам Муравейграда, подошвы башмаков грохочут над головой, как чёрный гром, ты и твои попутчики в молчании, в толкучке вдоль серых затемняющихся улиц…. Пёклер умел находит безопасность в комнатных абсциссах и ординатах граф: находя нужные ему точки не пробегая по самой кривой, не высовываясь на высоту камней и уязвимости, но вместо того терпеливо отслеживая иксы и игреки, P (atü), W (m/sec), T i (° K), двигаясь всегда под безопасными прямыми углами, вдоль лёгких линий….</text:span></text:p>
      <text:p text:style-name="P127">Когда он начал всё чаще видеть во сне Ракету, порой вовсе не обязательно чтобы это <text:s/>была ракета, но улица, которую он знал в определённом районе города, улица на небольшом пространстве определённой сетки координат содержащей что-то очень ему нужное. Координаты прочерчивались чётко в его сознании, но улица всё никак не давалась. <text:span text:style-name="T357">С годами, когда Ракета уже приближалась к своему завершению, чтобы путь пущенной в дело, координаты переключились с Картезианских «х» и «у» лаборатории в полярный азимут и дальность действия от места размещения оружия: он однажды стоял <text:s/>коленями на полу уборной своей комнаты в старом здании в Мюнхене, понимая, что если направить лицо по определённому компасному пеленгу, его молитва будет услышана: он будет в безопасности. На нём был халат из золотой с оранжевым парчи. Это было единственным освещением в комнате. Затем он выглянул в здание, зная, что люди спят за каждой дверью, но его не оставляло чувство покинутости. Он прошёл к стене включить свет—но щёлкнув выключателем, он понял, что в комнате уже было освещение, во-первых, и он просто всё выключил, </text:span><text:span text:style-name="T70">всё</text:span><text:span text:style-name="T357">…. </text:span></text:p>
      <text:p text:style-name="P128">Введение А4 в полную-боевую не накатило на него. <text:span text:style-name="T358">Готовность, по сути, не оказалась кульминацией. Это не было даже точкой.</text:span></text:p>
      <text:p text:style-name="P49">– <text:span text:style-name="T359">Они используют тебя, чтоб убивать людей,</text:span>– <text:span text:style-name="T360">говорила ему Лени, стараясь быть доходчивой как могла.</text:span>– <text:span text:style-name="T361">Это единственная их работа, а ты им помогаешь.</text:span></text:p>
      <text:p text:style-name="P50">– <text:span text:style-name="T362">Нам всем </text:span><text:span text:style-name="T71">это</text:span><text:span text:style-name="T362"> однажды понадобится, чтобы покинуть землю. Переступить пределы.</text:span></text:p>
      <text:p text:style-name="P129">Она рассмеялась. « <text:span text:style-name="T362">Переступить пределы» </text:span>от Пёклера?</text:p>
      <text:p text:style-name="P51">– <text:span text:style-name="T363">Однажды,</text:span>– <text:span text:style-name="T363">стараясь как только может,</text:span>– <text:span text:style-name="T363">им не придётся убивать. Границы утратят всякое значение. Нам останется всё внешнее пространство….</text:span></text:p>
      <text:p text:style-name="P52">– <text:span text:style-name="T72">О</text:span><text:span text:style-name="T364">, ты слепой,</text:span>– <text:span text:style-name="T364">выплюнула ему, как плевалась его слепотой каждый день, ею и ещё «</text:span><text:span text:style-name="T72">Kadavergehorsamkeit</text:span><text:span text:style-name="T364">», прекрасное слово, что он не мог уже представить произнесённым каким-либо другим голосом кроме её….</text:span></text:p>
      <text:p text:style-name="P130">Но право же, он не был послушным как покойник. Он занимался политикой, в определённой мере<text:span text:style-name="T157">—на ракетном полигоне политики хватало. Департамент Вооружения Армии проявлял постоянно растущий </text:span><text:soft-page-break/><text:span text:style-name="T157">интерес к любителям ракетчикам из Verein für Raumschiffahrt, а с недавних пор VfR <text:s/>стал делится с Армией записями своих экспериментов. Корпорации и университеты—по свидетельству Армии—не желали рисковать средствами и персоналом для разработки чего-то столь фантастического,</text:span> <text:span text:style-name="T365">как ракета. Армии не к кому было обратиться кроме как к частным изобретателям и клубам типа <text:s/>VfR.</text:span></text:p>
      <text:p text:style-name="P53">– <text:span text:style-name="T366">Брехня,</text:span>– <text:span text:style-name="T366">сказала Лени.</text:span>– <text:span text:style-name="T367">Они все заодно. Тебе это и впрямь не доходит, правда ведь.</text:span></text:p>
      <text:p text:style-name="P131">В самом <text:span text:style-name="T368">же </text:span>Обществе <text:span text:style-name="T368">линии были прочерчены достаточно чётко. Без денег <text:s/>VfR задыхалось—Армия имела деньги и уже финансировала их окольными путями. Выбор стоял между разработкой заказов Армии, или дрыгаться дальше в постоянной нищете, мечтая о полёте на Венеру. </text:span></text:p>
      <text:p text:style-name="P54">– <text:span text:style-name="T369">Откуда, по-твоему, деньги у Армии?</text:span>– <text:span text:style-name="T369">спросила Лени.</text:span></text:p>
      <text:p text:style-name="P54">– <text:span text:style-name="T369">Какая разница? Деньги есть деньги.</text:span></text:p>
      <text:p text:style-name="P55">– <text:span text:style-name="T73">Нет</text:span><text:span text:style-name="T370">!</text:span></text:p>
      <text:p text:style-name="P132">Майор Вайсман был одним из нескольких серых преосвященств вокруг ракет<text:span text:style-name="T371">ного полигона, находящий общий язык, с очевидной симпатией и пониманием, как с дисциплинированным мыслителем, так и с маниакальным идеалистом. Всем и каждому что угодно, новейший, с иголочки, тип военного, отчасти торговец, отчасти учёный. Пёклер, всевидящий, недвижимый, должен был знать: происходящее на <text:s text:c="2"/>комитетских собраниях VfR, это та же игра, что разыгрывается на полной насилия беззащитной улице Лени. Всё его образование учило усматривать аналогии—в уравнениях, в теоретических моделях—однако он упорствовал, полагая, что <text:s/>VfR было чем-то особым, не поддающимся влиянию времени. И он также знал, не понаслышке, что случается с мечтами без денег, чтобы питать их. Потому-то, Пёклер увидел, что отказываясь принимать чью-либо сторону, он превратился в лучного союзника Вайсмана. Глаза майора всегда менялись при взгляде на Пёклера: его немного чопорное лицо смягчалось в то, что Пёклер подметил, в случайно подвернувшихся зеркалах и витринах, на своём лице, когда он бывал с Лени. Пустое выражение того, кто воспринимает другого как должное. Вайсман был так же уверен в роли Пёклера, как тот в роли Лени. Но Лени ушла в конце концов. У Пёклера должно быть не хватило на это воли.</text:span></text:p>
      <text:p text:style-name="P133">Он считал себя практичным человеком. <text:span text:style-name="T372">На полигоне они толковали континентами, орбитами—на годы предвосхищая потребность Генштаба в оружии, что будет разбивать антанты, перепрыгивать, как шахматный конь, танки, пехоту, даже </text:span><text:span text:style-name="T74">Luftwaffe</text:span><text:span text:style-name="T372">. Плутократические державы с запада, коммунисты с востока. Пространства, модели, стратегические игры. Без особого азарта или идеологии. Практичные люди. Пока военные балдели от своих ещё не одержанных побед, ракетным инженерам нужно было думать не-фанатически, о Германских превратностях, Германском разгроме—потери в <text:s/></text:span><text:span text:style-name="T74">Luftwaffe</text:span><text:span text:style-name="T372"> и снижение их эффективности, отступления фронтов, потребность в оружии более дальнего раиуса действия…. Но деньги были у других, и другие отдавали приказы—пытались возложить свои хотенья и разборки на нечто живущее своей жизнью, на </text:span><text:span text:style-name="T74">technologique,</text:span><text:span text:style-name="T372"> которую им и близко не понять. Покуда Ракета находилась на стадии исследования и разработки, им незачем было верить в неё. Позднее, когда А4 вступила в строй, когда они окажутся с реально существующей ракетой, борьба за власть начнётся не на шутку. Пёклер видел это насквозь. Они были атлетичными безмозглыми здоровяками без видения, без воображения. Однако, они находились у власти и ему трудно было не думать <text:s/>о них как о старших, пусть даже относясь к ним с определённым презрением.</text:span></text:p>
      <text:p text:style-name="P134">Но Лени ошибалась, никто его не использовал. <text:span text:style-name="T373">Пёклер был продолжением Ракеты задолго до того, как та была построена. Её стараниями. Когда она бросила его, он пошёл вразнос. Куски рассыпались по Хинтерхоф, по сточным канавам, унеслись ветром. Он даже в кино не мог ходить. Совсем редко выходил он после работы и пытался выудить куски угля из Шпрее. Он пил пиво и сидел в холодной комнате, </text:span><text:soft-page-break/><text:span text:style-name="T373">осенний свет доходил до него обедневшим и увядающим, из серых туч, со стен двора-колодца и труб канализации, сквозь захватанные дотемна занавески, обескровленный, лишавшийся всякой надежды пока добрётся туда, где сидел он дрожа и плача. Он плакал ежедневно, где-то по часу в день, один месяц, пока не получил воспаление слизистой оболочки. Он перешёл на постельный режим и портел,, пока не прошла температура. Потом он переехал в Кюмерсдорф рядом, с Берлином, помогать своему другу Мондаугену на ракетном полигоне.</text:span></text:p>
      <text:p text:style-name="P137">Температуры, скорости, давления, конфигурация корпуса и стабилизатора, стабильности и турбулентности начали всачиваться и заменять то, от чего сбежала Лени. По утрам, за окном был сосновый лес и ельники вместо жалкого городского двора. Он отказывался от мира переходя в монашеский орден?</text:p>
      <text:p text:style-name="P135">Однажды ночью он сжёг двадцать страниц вычислений. <text:span text:style-name="T374">Знаки интеграла взвивались как зачарованные кобры, </text:span><text:span text:style-name="T75">d</text:span><text:span text:style-name="T374"> со смешными завитушками маршировали словно горбуны за край пламени в волны кружевного пепла. Но это был единственный рецидив.</text:span></text:p>
      <text:p text:style-name="P136"><text:span text:style-name="T375">Сначала он помогал в группе по двигателю. Тогда ещё никто не специализировался. Это пришло позднее, вместе с бюрократией и паранойей, и штатные списки превратились в чертёж-планировку тюремных камер. Курт Мондауген, чьей областью была радиоэлектроника, мог предложить решение проблем охлаждения. Пёклер оказался занятым переделкой инструментария для замеров локальных давлений. Это пригодилось позднее в Пенемюнде, когда часто требовалось провести сотню измерительных трубок от модели не более 4 или 5 сантиметров в диаметре. Пёклер помог разработать способ </text:span><text:span text:style-name="T76">Halbmodelle</text:span><text:span text:style-name="T375">: рассечь модель в длину и закрепить срезом к стенке испытательной камеры, выводя трубки таким образом к манометрам снаружи. Житель Берлинских трущоб, думал он, знает как выкручиваться на половинных рационах… но то был редкий момент гордыни. Никто, в общем-то, не мог считать свою идею своей на 100%, тут работал корпоративный разум, специализация едва ли что-то значила, классовые разграничения ещё меньше. Социальный спектр перемещался от фон Брауна, представителя Прусской аристократии, и до подобных Пёклеру, что способны жевать яблоко на улице—но все они были равны перед милостью Ракеты: не только перед опасностью взрывов или падающих кусков железа, но также перед её тупостью, её мёртвым весом, её упрямой и ощутимой тайной….</text:span></text:p>
      <text:p text:style-name="P138">В те дни большая часть финансирования и внимания доставалась группе по двигателю. <text:span text:style-name="T376">Проблема была в том, чтобы оторвать от земли хоть что-то и оно бы не взорвалось. Случались мелкие катастрофы—прогорал алюминиевый кожух двигателя, какой-то дизайн инжектора запускал гулкое сгорание, в огне которого двигатель взвопит до распада на части—а потом, в 34-м, крупная. Доктор Вамке решил смешать перекись водорода со спиртом </text:span><text:span text:style-name="T77">перед</text:span><text:span text:style-name="T376"> впрыскиванием смеси в толкающую камеру, посмотреть что получится. Огонь зажигания перебросился по подводящей трубе в бак с топливом. Взрыв уничтожил испытательный стенд вместе с доктором Вампке и двумя другими. Первая кровь, первое жертвоприношение.</text:span></text:p>
      <text:p text:style-name="P139">Курт Мондауген воспринял это как знамение. Один из этих Германских мистиков, что выросли читая Гессе, Стефена Георга, и Ричарда Вильгельма, готовые принять Гитлера основываясь на метафизике Демиана, горючее и окислитель воспринималось им как пара противоположностей, <text:span text:style-name="T377">мужское и женское начала соединяющиеся в мистическом яйце камеры сгорания: творение и разрушение, огонь и вода, химический плюс и химический минус—</text:span></text:p>
      <text:p text:style-name="P56">– <text:span text:style-name="T378">Валентность,</text:span>– <text:span text:style-name="T378">протестовал Пёклер,</text:span>– <text:span text:style-name="T378">условие внешних слоёв, и ничего более.</text:span></text:p>
      <text:p text:style-name="P56">– <text:span text:style-name="T378">Подумай лучше,</text:span>– <text:span text:style-name="T378">сказал Мондауген.</text:span></text:p>
      <text:p text:style-name="P140"><text:soft-page-break/>Был там ещё некий Фарингер, специалист по аэродинамике, который уходил в сосновые леса Пенемюнде со своим <text:span text:style-name="T379">Дзен луком и скруткой прессованной соломы практиковаться в дыхании, натягивание и спуске, снова и снова. Это казалось хамством в то время, когда его коллеги были доведены до бешенства тем, что они назвали «</text:span><text:span text:style-name="T78">Folgsamkeitfaktor</text:span><text:span text:style-name="T379">», как добиться, чтобы продольная ось Ракеты следовала тангенсу, неукоснительно, своей траектории. <text:s/>Ракета для этого Фарингера являлась толстой Японской стрелой. Необходимо было каким-то образом слиться с ракетой, траекторией и целью—«не навязывать ей свою волю, но сдаться, выйти из роли стрелка. Весь этот акт неразделим. Ты и нападающий, и жертва, и параболический путь, и...» Пёклер никогда не мог понять о чём вообще толкует этот человек. А Мондауген понимал. Мондауген это бодхисаттва, вернувшийся сюда из уединения в Калахари и кто знает какого света, что настиг его там, вернулся в мир людей и наций, продолжить в роли, которую он сам избрал, но никогда не объяснял почему. В Юго-Западной он не вёл дневников, не писал домой писем. <text:s/>Там случилось восстание Бонделшваарц в 1922 и общий хаос в стране. Его радио эксперименты прервались, он укрылся вместе с полусотней других белых на вилле местного землевладельца по имени Фоппл. То место было укреплением окружённым со всех сторон глубокими ущельями. После парымесяцев осады и пьянства, «проникшись глубоким отвращением ко всему Европейскому». Мондауген в одиночку ушёл в дикие леса и равнины, кончил тем, что жил с Оватджимба, народом трубкозуба, самыми бедными из Иреро. Они приняли его без вопросов. Себя он считал, там и тут, своего рода радиопередатчиком, и полагал, что исходившие в то время передачи от него во всяком случае им не грозили. В его электронном мистицизме, триод являлся настолько основополагающим, как крест в Христианстве. Воспринимай эго, часть претерпевающую историю личности увязанную со временем, как сетку. Более глубинное и истинное Я это поток между катодом и пластиной. Постоянное чистое течение. Сигналы—данные ощущений, чувств, перемещение воспоминаний—попадают на сетку и модулируют поток. Мы живём жизни являющиеся формами волн постоянно изменяющихся во времени, от положительных до отрицательных. Только в моменты необъятной безмятежности можно найти чистое, не искажённое информацией состояние нулевого сигнала.</text:span></text:p>
      <text:p text:style-name="P141"><text:span text:style-name="T157">– </text:span>Во имя катода, анода и пресвятой сетки,<text:span text:style-name="T157">– </text:span>сказал Пёклер.</text:p>
      <text:p text:style-name="P57">– <text:span text:style-name="T380">Да, это неплохо,</text:span>– <text:span text:style-name="T380">улыбнулся Мондауген.</text:span></text:p>
      <text:p text:style-name="P142">Ближе всего к нулю из них всех был, пожалуй, Африканец Енцин, <text:span text:style-name="T381">протеже майора Вайсмана. На </text:span><text:span text:style-name="T79">Versuchsanstalt</text:span><text:span text:style-name="T381">, за спиной, его звали Чудовищем Вайсмана, наверное не столько из расизма, как из-за картины, что они собой представяли, Енцин высился над Вайсманом чуть не на полметра, <text:s/>лысеющего, академически, взглядывающего вверх на Африканца сквозь линзы очков толстые как бутылочные донца, вынужденного порой пускаться вприпрыжку, когда они шагали по асфальту, через лаборатории и кабинеты, Енцин доминировал в любой из комнат и на каждом ландшафте в те ранние дни Ракеты…. Самое ясное о нём воспоминание Пёклера это его первое, в комнате испытаний в Кюмерсдорфе, в окружении электрическими цветами—зелёные бутыли с азотом, плотное сплетение красных, жёлтых и синих труб, собственное лицо Енцина тёмной меди с той же безмятежностью, что время от времени проплывала и в лице Мондаугена—гигант наблюдал в одно из зеркал отражение ракетного двигателя за перегородкой безопасности: в застоялом воздухе той комнаты встряхиваемой запоздалыми беспокойствами, тягой к никотину, бестолковыми молитвами, Енцин пребывал в </text:span><text:span text:style-name="T79">покое</text:span><text:span text:style-name="T381">….</text:span></text:p>
      <text:p text:style-name="P143">Пёклер переехал в Пенемюнде в 1937 вместе с остальными 90. Они вторгались в саму Гравитацию, и нужно было разложить плацдарм. <text:span text:style-name="T382">Ни разу в своей жизни, даже разнорабочим в Берлине, не доводилось Пёклеру столько трудиться. Авангард провёл весну и лето превращая небольшой остров, Грайфсвалдер Ойе, в испытательную станцию: меняя дорожное покрытие, прокладывая кабель и телефонную линию, возводя жильё, сортиры и складские навесы, роя бункеры, меся бетон, без конца разгружая ящики инструментов, мешки цемента, бочки горючего. Они использовали древнее паромное судно для </text:span><text:soft-page-break/><text:span text:style-name="T382">перевозки грузов с суши на Ойе. Пёклер вспоминает изношенный красный плюш и исцарапанную лакировку внутри тёмных кают, астматичный крик корабельного гудка, запахи пота, дыма сигарет и дизельного топлива, дрожь в мускулах ног и рук, усталое перешучиванье, вымотанность в конце каждого дня, его собственные новые мозоли позолоченные предзакатным солнцем….</text:span></text:p>
      <text:p text:style-name="P144">Море в то лето по большей части было голубым и тихим, но осенью погода поменялась. <text:span text:style-name="T383">Дожди налетали с севера, ветер рвался в складские палатки, гигантские волны бились ночь напролёт. Вода пенилась на пятьдесят метров от берега. Брызги взлетали фонтаном с извивов больших волноломов. Пёклер расквартированный в домике рыбака, возвращался с вечерних прогулок в тонкой маске соли. Жена Лота. На какую катастрофу осмеливался он оглянуться? Он знал.</text:span></text:p>
      <text:p text:style-name="P145">Он обернул тот сезон в детство, в раненого пса. Во время тех одиноких мокрых прогулок он размышлял о Лени: <text:span text:style-name="T384">он вынашивал сценарии их новой встречи, в какой-то элегантной или драматичной обстановке—министерство, или фойе театра—две или три женщины в бриллиантах держатся за него, генералы и индустрирпные промышленники наперебой щёлкают своими Американскими зажигалками, поднести к его сигарете, и выслушивают его небрежные решения проблем понятных Лени очень отдалённо. Самые приятные из таких фантазий приходили пока Пёклер сидел на унитазе—он пристукивал подошвой, из его губ шёпотом прорывались фанфары в приближающемся облегчении….</text:span></text:p>
      <text:p text:style-name="P146">Но бремя его несчастного Берлинского «я» никак не отцеплялось. Он разговаривал с ним, слушал, проверял, <text:span text:style-name="T385">но оно никак не растворялось и не уходило, торчало тут нищим у всех подъездов его жизни, вымаливая молча взглядом, руками уверенными в своём умении вызывать чувство вины. Упорна работа в Пенемюнде и хорошая компания в таверне Герра Халингера на Ойе—всё, чтобы заполнить время до подходящей погоды для стартов—а Пёклер ещё ранимее, чем он когда-либо. Его холодные ночи без женского тепла, игра в карты и шахматы, исключительно мужские попойки, кошмары, из которых ему приходилось выныривать самому, потому что не было теперьр уки потрясти его, чтоб проснулся, некому обнять, когда тени набегают на занавеску в окне—всё навалилось на него в тот ноябрь, а может он позволил, чтобы так придавило. Потому что раз или два в эфедриновых предрассветах, кивая</text:span><text:span text:style-name="T80">, ja, ja, stimmt, ja,</text:span><text:span text:style-name="T385"> какому-то плану, что носишь не в голове, а </text:span><text:span text:style-name="T80">на</text:span><text:span text:style-name="T385"> ней, и можешь чувствовать как скатывается, за твоё боковое зрение, покачиваясь и уравновешиваясь почти—он осознавал, что его уносит… одна видимость Пёклера погруженного в вычисления, чертежи, графы и даже конструкции, что там были… всякий раз как такое случалось, он впадал в панику и укрывался в редут бодрствующего Пёклера, сердце колотится, боль в руках и ногах, дыхание перехватывает тихо сказанным </text:span><text:span text:style-name="T80">ххуух</text:span><text:span text:style-name="T157">—Что-то пытается схватить его, что-то тут, в этих бумагах. Страх исчезновения по имени, Пёклер знал это, Ракета, что подманивала его. Если бы только он <text:s/>ещё знал, что нечто подобное такому исчезновению освободит его от одиночества и его провала, но он не был совсем уверен…. Вот он и маялся, как сервоклапан с помехами во входном сигнале, около Нуля, между двух желаний, личной определённости и безличного спасения. Мондауген видел всё это. Он мог читать в сердце Пёклера. При своём сочувствии, не удивительно, у него не было бесплатных советов другу. Пёклеру придётся отыскать свой собственный путь к нулевому сигналу, свой истинный курс.</text:span></text:p>
      <text:p text:style-name="P147"><text:span text:style-name="T386">К 38-му Пенемюнде оформилось и Пёклер перебрался на сушу. С опорой на едва ли что-нибудь помимо диссертации Штодда о паровых турбинах, и полезных данных поступавших, время от времени, из университетов в Ганновере, Дармштадте, Лейпциге и Дрездене, группа по движущей силе испытывала ракетный двигатель грузоподъёмностью в 1</text:span><text:span text:style-name="T169">½</text:span><text:span text:style-name="T386"> тонны, давлением сгорания в 10 атмосфер на длительность в 60 секунд. Они достигли конечной скорости в 1800 етров в секунду, но показатель, которого доббивались был 2000. Они называли это магическим числом и воспринимали это буквально. <text:s/>Как некоторые биржевые игроки знают когда прекратить скупку, инстинктом чувствуя не по напечатанным цифрам, но по </text:span><text:span text:style-name="T81">объёму изменений</text:span><text:span text:style-name="T386">, зная по первому и второму производному в собственной шкуре, когда </text:span><text:soft-page-break/><text:span text:style-name="T386">вступить, продолжить, уйти, также и инженерские рефлексы постоянно настроены знать, в любой момент, что, при наличных ресурсах, возможно воплотить в рабочую конструкцию—что «достижимо». В день, когда была получена конечная 2000 м/сек, сама А4 стала достижимой. Потом подстерегала опасность соблазниться на слишком усложнённые подходы. Иммунитета не имел никто. Вряд ли найдётся разработчик, включая Пёклера, что не предложил хотя бы одну чудовищную приспособу, некукю голову Горгоны кишащую трубами, трубками, сложными переходниками для контроля давления, соленоидами на управляющих клапанах вспомогательных клапаном для запасных клапанов—сотни страниц по номенклатуре клапана печатались как приложения к этим диким предложениям, обещавшим, все до одного, громадный прирост давления между внутренней камерой и выходным соплом—великолепно, если тебе не слишком важно,чтоб весь тот миллион составных деталей работали надёжно вместе. Но чтобы сделать двигатель, который не подведёт, которым военные смогут практически пользоваться для убийства людей, теперь вставала чисто инженерская проблема держать всё простым как только можно.</text:span></text:p>
      <text:p text:style-name="P148">Шли запуски модели А3, крещёной не шампанским, а флягами жидкого кислорода весёлыми техниками. <text:span text:style-name="T387">Основное внимание переходило с толкающей силы на управление. Телеметрия испытательных полётов оставалась весма примитивной. Термометры и барометры запирались в водонепроницаемый отсек вместе с кинокамерой. Во время полётов камера снимала стрелки пляшущие по шкалам. После полёта плёнку проявляли и просматривали. Инженеры сидели уставясь на экран с кинофильмом про датчики. Тем временем </text:span><text:span text:style-name="T162">Heinkels</text:span><text:span text:style-name="T387"> сбрасывали железные модели ракеты с высоты в 20000 футов. Падение снималось синетеодолитными установками Аскания с земли. На ежедневных летучках ты смотрел кадры <text:s/>начиная с высоты 3000 футов, где модель преодолевала скорость звука. Тут имелась странная связь между Германским разумом и быстрого мелькания последовательных кадров, чтобы создать видимость движения, по крайней мере за два столетия—от Лейбница, в процессе разработки <text:s/>счисления (?</text:span><text:span text:style-name="T163">calculus</text:span><text:span text:style-name="T387">), применявшего тот же подход раскладывая траекторию полёта пушечного ядра по воздуху. И теперь Пёклер подошёл к тому, чтобы получить доказательство, что такой технический приём продлялся вне образов на плёнке, в жизнь людей.</text:span></text:p>
      <text:p text:style-name="P149">Он вернулся к себе на закате, слишком уставший или задумавшийся, чтобы слишком впечатляться полыхающим разноцветьем в палисадничках, <text:span text:style-name="T388">ежедневными переменами очертаний Станции, даже отсутствием шума сегодня на испытательных стендах. Он вдыхал океан и мог почти представить себя кем-то живущим на морсоком курорте, кто редко выходит на пляж. Время от времени, вдалеке на Пенемюнде-Вест, истребитель взлетал или заходил на посадку, двигатели приглушены расстоянием до умиротворённого урчания. Играл блёстками вечерний <text:s/>бриз. Его ничем не предупредили кроме как улыбкой коллеги жившего на пару комнатушек дальше и как раз спускавшегося по ступеням крыльца, когда Пёклер подымался в барак. Он зашёл в свою комнатку и увидел её сидящей на <text:s/>койке, сдвинув пальцы ступней, рядом с цветастым саквояжем из ковровой ткани, юбка натянута поверх её колен <text:s/>и глаза встревоженно, фатально, глядящие ему в глаза.</text:span></text:p>
      <text:p text:style-name="P58">– <text:span text:style-name="T389">Герр Пёклер? Я ваша</text:span>—</text:p>
      <text:p text:style-name="P58">– <text:span text:style-name="T389">Ильзе. Ильзе….</text:span></text:p>
      <text:p text:style-name="P150">Он должно быть приподнял её, целовал, задвинул занавеску. Какой-то рефлекс. <text:span text:style-name="T390">В её волосах была ленточка коричневого бархата. Ему волосы её помнились светлее, короче—но ведь волосы растут, темнеют. Он искоса взглянул на её лицо, вся его пустота переполнена эхом. Вакуум его жизни вот-вот разобьётся одним мощным приливом любви. Он попытался сдержать его печатями подозрения, выискивая сходства с лицом виденным им годы тому назад поверх плеча её матери, глаза всё ещё припухшие ото сна косят вниз поперёк спины Лени в плаще, выходящей за дверь захлопнувшуюся, </text:span><text:soft-page-break/><text:span text:style-name="T390">думал он, навсегда—притворяясь, что не находит сходства. Скорее всего притворяясь. </text:span><text:span text:style-name="T82">Вправду</text:span><text:span text:style-name="T390"> ли это то самое лицо? Он так много утратил в нём за эти годы, в том толстеньком младенческом личике не имеющем черт…. Он боялся теперь даже обнять её, боялся что сердце его разорвётся. Он сказал: «Давно ты ждёшь?»</text:span></text:p>
      <text:p text:style-name="P59">– <text:span text:style-name="T391">С обеда.</text:span>– <text:span text:style-name="T391">Она поела в столовой. Майор Вайсман привёз её на поезде из Штеттина, и они играли в шахматы. Майор Вайсман очень долго думает и они не закончили игру. Майор Вайсман купил ей конфеты и попросил передать привет и сказать, что ему жаль, что он не может дождаться и повидать Пёклера</text:span>—</text:p>
      <text:p text:style-name="P151">Вайсман? Что всё это значило? <text:span text:style-name="T392">Помаргивающий пробный гнев нарастал в Пёклере. Они наврняка обо всём знали—всё это время. В его жизни не было тайн, как в этой жалкой комнате с её койкой, комодом и лампой для чтения</text:span></text:p>
      <text:p text:style-name="P157">Так, поставить между собой и этим невозможным возвращением, у него была его ярость—предохранить его от любви, на которую он в самом деле не мог пойти. Он мог заняться расспросами дочери. Стыд, который он чувствовал, можно было стерпеть, стыд и холод. Но она должно быть это почувствовала, потому что сидела теперь очень неподвижно, кроме нервных ног, голос настолько покорный, что он не мог расслышать <text:s/>всё в её ответах. </text:p>
      <text:p text:style-name="P152">Они прислали её сюда из какого-то места в горах, где зябко даже летом<text:span text:style-name="T157">—окружённое колючей проволокой и яркие лампы горят всю ночь. Ам не было мальчиков—только девочки, матери,</text:span> <text:span text:style-name="T393">старушки живущие в бараках, укладывались на деревянных нарах, часто по две. С Лени всё хорошо. Иногда человек в чёрной форме приходил в барак и Мама уходила с ним, и не возвращалась несколько дней. Когда она приходила обратно, то не хотела говорить или даже обнять Ильзе как всегда делала. Иногда она плакала и просила Ильзе оставить её в покое. Ильзе уходила тогда играть с Йоганной и Лилли пониже соседнего барака. Они там выкопали себе тайник в земле, убрали его куклами, шляпами, платьями, туфлями, старыми бутылками, журналами с картинками, всё найдено возле колючей проволоки, куча сокровищ, они называют это, большая свалка, что всегда дымится, день и ночь: можно видеть красный жар через окно с верхних нар, где она спала с Лилли по ночам, когда Лени не было….</text:span></text:p>
      <text:p text:style-name="P153">Но Пёклер едва слушал, только одна данность имела значение для него: <text:span text:style-name="T394">что она где-то в определённом месте, с обозначением на карте, с властями, к которым можно обратиться. Сможет ли он снова найти её? Дурак. Сможет ли договориться о её освобождении? <text:s/>Какой-то мужчина, какой-то Красный, втянул её в это….</text:span></text:p>
      <text:p text:style-name="P154">Курт Мондауген был единственным, кому он мог довериться, <text:span text:style-name="T395">хотя Пёклер знал <text:s/>ещё до разговора, что выбранная Мондаугеном роль удержит его от того, чтобы помочь. «Это называется лагеря по перевоспитанию. Они в ведении СС. Я могу поговорить с Вайсманом, но может и не получиться».</text:span></text:p>
      <text:p text:style-name="P155">Он знал Вайсмана по Юго-Западной. Они были вместе в месяцы осады виллы Фоппла: <text:span text:style-name="T396">Вайсман был одним из тех людей, что довели Мондаугена, в конце концов, <text:s/>уйти прочь и жить в лесу. Но они возобновили друественные отношения здесь, среди ракет, то ли по каким-то резонам обожжённого солнцем святого, которые Пёклеру не понять, или из-за какой-то более глубокой связи, что всегда была между ними….</text:span></text:p>
      <text:p text:style-name="P156">Они стояли на крыше одного из сборочных цехов, <text:span text:style-name="T397">Ойе в водах за шесть миль ясно виден, что означало перемену погоды на следующий день. Сталь клепали где-то в солнечном свете, били ритмично, чисто как песня какой-то птицы. Синее Пенемюнде зеркалилось вокруг них по всем направлениям, мечта из бетона и стальных масс отражающая полуденный зной. Воздух рябил как камуфляж. За этим <text:s/>казалось что-то </text:span><text:soft-page-break/><text:span text:style-name="T397">ещё делается по секрету. В любой момент иллюзия, на которой они стояли, растворится и они упадут наземь. Пёклер уставился через болота чувствуя беспомощность: «Я что-то должен сделать. Разве нет?»</text:span></text:p>
      <text:p text:style-name="P60">– <text:span text:style-name="T398">Нет. Ты должен ждать.</text:span></text:p>
      <text:p text:style-name="P60">– <text:span text:style-name="T398">Это неправильно, Мондауген.</text:span></text:p>
      <text:p text:style-name="P61">– <text:span text:style-name="T399">Нет.</text:span></text:p>
      <text:p text:style-name="P61">– <text:span text:style-name="T399">Как же с Ильзе? Она должна вернуться туда?</text:span></text:p>
      <text:p text:style-name="P61">– <text:span text:style-name="T399">Я не знаю. Но сейчас она здесь.</text:span></text:p>
      <text:p text:style-name="P158">Так что, как обычно, Пёклер избрал помалкивать. <text:span text:style-name="T400">Если б он выбрал что-то другое, раньше, когда ещё было время, все они может быть спаслись бы. Даже покинули бы страну. Теперь, слишком поздно, когда он наконец захотел действовать, действовать было не с чем. </text:span></text:p>
      <text:p text:style-name="P159">Ну, честно говоря, он не слишком-то задержался на размышлениях о былых нейтральностях. У него не было полной уверенности, что он перерос их, если на то пошло.</text:p>
      <text:p text:style-name="P160">Они прогуливались, он и Ильзе, вдоль штормового побережья<text:span text:style-name="T157">—</text:span>кормили уток, разведывали сосновые леса. <text:span text:style-name="T401">Ей даже позволили посмотреть запуск. Это было посланием ему, но он <text:s/>с запозданием понял что это значило. Это значило, что секретность ничуть не была нарушена: </text:span><text:span text:style-name="T83">кому бы она ни рассказ</text:span><text:span text:style-name="T84">ыв</text:span><text:span text:style-name="T83">ала, дальше этого не пойдёт</text:span><text:span text:style-name="T401">. Шум Ракеты рванулся к ним. В первый раз она придвинулась и прижалась к нему. Он почувствовал, что держится за неё. Двигатель умолк слишком быстро и Ракета рухнула где-то в Пенемюнде-Вест на территории </text:span><text:span text:style-name="T83">Luftwaffe</text:span><text:span text:style-name="T401">. Грязный столб дыма вызвал орущие пожарные машины и грузовики с рабочими пронестись диким парадом мимо. Она глубоко вдохнула, и сжала его ладонь: «Это ты заставил её так сделать, Папи?»</text:span></text:p>
      <text:p text:style-name="P62">– <text:span text:style-name="T402">Нет, это случайно. Ей полагается делать большую кривую,</text:span>– <text:span text:style-name="T403">проводя рукой, прочерченная парабола заключает испытательные стенды, цеха сборки, как кресты, которые <text:s/>священниками делают в воздухе, делят уставившуюся паству пополам и начетверо….</text:span></text:p>
      <text:p text:style-name="P63">– <text:span text:style-name="T404">Куда она летит?</text:span></text:p>
      <text:p text:style-name="P64">– <text:span text:style-name="T405">Куда мы ей скажем.</text:span></text:p>
      <text:p text:style-name="P65">– <text:span text:style-name="T406">Можно я однажды полечу в ней? Я помещусь внутри, правда же?.</text:span></text:p>
      <text:p text:style-name="P161">Она задавала невозможные вопросы. «Однажды»,<text:span text:style-name="T157">– сказал ей Пёклер.– «Может быть однажды на Луну».</text:span></text:p>
      <text:p text:style-name="P66">– <text:span text:style-name="T407">На Луну...</text:span>– <text:span text:style-name="T407">как будто собирался рассказать ей сказку. Когда никакой не последовало, она выдумала свою. У инженера в соседней комнатушке была карта Луны прикноплена к фанерной перегородке, и она часами изучала её, решая где будет жить. Отклонив яркие отроги Кеплера, обрывистое уединение Южного Высокогорья, живописные виды Коперника и Эрастофена, она избрала небольшой симпатичный кратер в Море Спокойствия наименованный Маскелин Б. Они построят домик прямо на краю его, Мама, и она, и Пёклер, золотые горы в одном окне и широкое море в другом. И Земля зелёня и голубая в небе….</text:span></text:p>
      <text:p text:style-name="P162">Может он должен был ей сказать что такое <text:span text:style-name="T408">на самом деле</text:span> «моря» на Луне? <text:span text:style-name="T409">Сказать ей, что там нечем дышать? Его невежество пугало его, его неумелость быть отцом…. Ночи в комнатке, с Ильзе калачиком на брезентовой армейской раскладушке, маленький серый бельчонок укутанный одеялом, он думал может и впрямь ей было б <text:s/>лучше быть стражем Рейха. Он слыхал, что существуют лагеря, но не видел в этом ничего зловещего: он верил Правительству на слово, «перевоспитание». </text:span><text:span text:style-name="T85">Я так во всём напартачил… <text:s/>там у них специально подготовленные люди… обученный персонал… они знают что </text:span><text:soft-page-break/><text:span text:style-name="T85">онужно ребёнку…</text:span><text:span text:style-name="T409"> Уставясь на рассеивание электронов из этой части Пенемюнде, составляя на своём куске потолка планы, оставленные мечты, заслуги перед высокими фантазёрами в Берлине, покуда Ильзе иногда шептала ему сказки на ночь про луну, где она будет жить, пока он молча переходил в мир, который уже всё-таки не этот: карта без каких-либо национальных границ, не прикреплённый и волнующий, в котором летать так же естественно как и дышать—но я же упаду… нет, поднимаюсь, посмотри вниз, бояться нечего, теперь уже хорошо… да, уверенно в полёте, получается… да….</text:span></text:p>
      <text:p text:style-name="P163">Пёклер возможно всего лишь свидетель в эту ночь<text:span text:style-name="T157">—или может быть он действительно часть всего этого. <text:s/>Ему не открылось что именно. Ты вдумайся. Вот-вот наступит ускорение, для Фридриха Августа Кекуле фон Штрадолица, его сна 1865, великого Сна, что революционизировал химию и сделал ИГ возможным. И чтобы правильный материал находил свой путь к нужному сновидцу, каждый, всё должно чётко пребывать в нужном месте. Очень мило со стороны Юнга подарить нам идею общего фонда предков, в котором каждый черпает общий материал снов. Но как выходит, что каждого из нас посещает как индивида именно и только то, что ему нужно? Разве для этого не подразумевается некая стрелка переключения путей? какое-то управление? Почему бы ИГ не посещать сеансы? Они запросто должны находить общий язык с потустороннним управлением. И вот сон Кукеле направлен тут по стрелкам, которые могут арочно миновать молчание, в яром нежелании жить внутри движущего момента, несовершенного, людского света, прямо сюда смешивая торжественного бинарные решения этих управляющих, которые теперь пропускают космического Змия, в фиолетовом великолепии его чешуи, сиянии явно </text:span><text:span text:style-name="T2">не</text:span><text:span text:style-name="T157"> людском, пройти—без чувства, без удивления (как пробудешь тут какое-то время—что бы уж </text:span><text:span text:style-name="T2">оно</text:span><text:span text:style-name="T157"> тут не значило—один из этих архетипов начинает выглядеть весьма и очень как другой, о тебе слышны какие-то из этих недавно принятых, заискивающей толпой вваливают в первый день. «Ух, ты! Эй—это ж же ж </text:span><text:span text:style-name="T2">Древо Сотворения</text:span><text:span text:style-name="T157">! Так ведь? Ё-моё!»– но они довольно быстро успокаиваются, усваивают рефлексы Слоняться для Ротозейства, сам знаешь самокритика изумительный способ, не должен бы срабатывать, но получается…. Вот, вот краткое изложение проблемы Кекуле. Начал учиться на архитектора, но оказался вместо этого одним из Атлантов химии, основная часть органического крыла <text:s/>сего преполезнейшего строения опёрто на темя его головы навечно—не просто в аспекте ИГ, но Мира, если предположить, что усматриваешь тут разницу, хе, хе…. Опять-таки, сказалось влияние Либига, великого профессора химии, на улице чьего имени в Мюнхене Пёклер жил обучаясь в Т.Н. Либиг работал в университете Гисена, когда Кекуле стал там студентом. Он вдохновил молодого человека сменить сферу. Так что Кекуле перенёс взгляд архитектора в химию. Это был переломный момент. Сам же Либиг, похоже, исполнял роль ворот, или демона-сортировщика однажды предложенного его более молодым современником Кларком Максвелом для сосредоточения энергии в одной комнате Творения за счёт всего прочего (позднее свидетели намекали, что Кларк Максвел предложил своего Демона не просто для удобства изложения одну из идей термодинамики, но как притчу о </text:span><text:span text:style-name="T2">действительном существовании</text:span><text:span text:style-name="T157"> персонала подобного Либигу … мы можем получить понятие насколько далеко зашли репрессии в то время по глубине, на которую Кларк Максвел считал необходимым закодировать своё предупреждение... вот почему некоторые теоретики, особенно из числа тех, кто находит зловещий смысл даже в пресловутом высказывании миссис Кларк Максвел: «Пора отправляться домой, Джеймс, тебе начинает тут нравиться», доходят до предположения, что Уравнения Поля сами по себе содержат зловещее предупреждение—в качестве доказательства они приводят тревожащую близость Уравнений с поведением двойной интеграции цени в системе управления ракеты А4, то же самое двойное сочетание наличных плотностей, что подвели архитектора Этцеля Ольша к разработке дизайна для архитектора Альберта Шпеера подземного завода в Нордхаузене именно в той символической форме…). Молодой экс-архитектор Кекуле принялся отыскивать среди молекул того времени скрытые формы, что, как он знал, должны были там быть, формы, о которых ему не нравилось думать как о реальных физических структурах, но представлять их «рациональными формулами» отражающими отношения происходящие в </text:span><text:soft-page-break/><text:span text:style-name="T157">«метаморфозисе», его вычурное выражение 19-го столетия, вместо простого «химические реакции». Но он умел представлять визуально. Он </text:span><text:span text:style-name="T2">видел</text:span><text:span text:style-name="T157"> четыре связи углерода расположенные тетраэдром—он показал как атомы углерода могут связываться, один с другим, в длинные цепи…. Но он опешил приблизившись к бензолу. Он знал о наличии в нём шести атомов углерода с атомом водорода при каждом из них—но он не мог увидеть форму. Не мог до того сна: пока он не был принуждён увидеть её, с тем, чтобы остальные соблазнились её физической красотой, и начали представлять её намёткой, основой новых соединений, новых расстановок, с тем, чтобы возникла отрасль ароматической химии объединившейся со светской властью и нашедшей новые методы синтеза, чтобы появилась Германская красильная промышленность превратившаяся в ИГ….</text:span></text:p>
      <text:p text:style-name="P164">Кекуле снится Великий Змий зажавший собственный хвост в своей пасти, замечтавшийся Змий окружающий Мир. <text:span text:style-name="T410">Но сколько подлости, цинизма в том, как используют этот сон. Змий возглашающий: «Мир нечто замкнутое, цикличное, звучное, вечно возвращающееся», введён в систему чьей единственной целью является </text:span><text:span text:style-name="T86">разрушение</text:span><text:span text:style-name="T410"> Цикла. Беря и не давая взамен, требуя чтобы «производительность» и «выручка» возрастали непрестанно, Система отнимающая у всего остального Мира эти неоглядные количества энергии дабы удерживать рост доходов для своей собственной отчаянно крохотной фракции: и не только большинство человечества—большая часть Мира, животного, растительного и минерального, уничтожается по ходу процесса. Система может понимать или не понимать, что она всего лишь покупает время. И что время, начнём с того, всего лишь искусственный ресурс, не имеющий никакой ценности ни для чего и и ни для кого бы то ни было кроме Системы, которая рано или поздно должна рухнуть и сгинуть, когда её зависимость от энергии превзойдёт возможности Мира, увлекая за собой <text:s/>невинные души вдольл всей цепочки жизни. Жизнь внутри Системы подобна поездке через страну в автобусе, который ведёт маньяк склонный к самоубийству… хотя он достаточно добродушный, отпускает шуточки через динамики: «Доброе утро, друзья, это Хайдельберг, куда мы сейчас въезжаем, помните старую песенку ‘Я сердце своё в Хайдельберге оставил ’, ну, так один мой приятель оставил свои </text:span><text:span text:style-name="T86">уши </text:span><text:span text:style-name="T410"><text:s/>тут! Не поймите меня не правильно, это действительно милый город, чудесные радушные люди—когда не дерутся на дуэли. Хотя если всерьёз, они встречают тебя просто отлично, не только вручат ключи от города, но и киянку дадут для откупорки бочонка» </text:span><text:span text:style-name="T86">u.s.w</text:span><text:span text:style-name="T410">. Вот и катишь через края и земли где свет вечно меняется—замки, кучи скал, луны различных форм и расцветок приближаются и минуют. Случаются остановки в какие-то часы по утрам, по не объявленным причинам: выходишь размяться на зеленовато освещённых площадках где старики сидят вкруг стола под огромными эвкалиптами, чей запах слышишь в темноте, тасуют древние колоды измызганные и растрёпанные, сдают мечи, кубки и главные козыри таро в трепещущем свете покуда позади них пофыркивает автобус в ожидании—</text:span><text:span text:style-name="T86">пассажирам занять свои места</text:span><text:span text:style-name="T410"> и <text:s/>как бы тебе ни хотелось остаться, прямо тут, научиться игре, встретить свою старость за этим тихим столом, ничего не поможет: он ждёт возле двери автобуса в своей отутюженной униформе, Властелин Ночи он проверяет ваши билеты, паспорта и визы, и в эту ночь козырная масть жезлы предпринимательства… он кивком пропускает тебя и на ходу замечаешь его лицо, его безумный, застопоренный взгляд, и тут вспоминаешь, на жуткие пару ударов пульса, что конечно же это кончится для тебя кровью, шоком, недостойно—но пока что надо ехать дальше… над твоим сиденьем, где бывает рекламная нашлёпка, вместо того цитата из Рильке: «Однажды, всего лишь однажды...» Один из Их излюбленных боевых кличей. Никакого возвращения, никакого спасения, никакого Цикла—это не то, что Они, что Их гениальный работник Кекуле, имели ввиду под Змием. Нет: значение Змия это—как там—что шесть атомов углерода в бензоле фактически закручены в замкнутое кольцо, </text:span><text:span text:style-name="T86">в точности как та змея с её хвостом у неё в пасти</text:span><text:span text:style-name="T410">, ДОШЛО? «Вот ароматическое <text:s/>Кольцо, каким мы знаем его сегодня»,– преподававший Пёклеру старый проф, Ласло Джампф, доставал к этому моменту разглагольствований из кармашка для часов свой брелок, золотой шестиугольник с Германским крестом патте в центре, почётная медаль от ИГ Фарбен, пошучивая в его </text:span><text:soft-page-break/><text:span text:style-name="T410">милой <text:s/>манере старого пердуна, что ему больше нравится считать крест не столько Германским как репрезентацией тетравалентности углерода—«но </text:span><text:span text:style-name="T86">кем</text:span><text:span text:style-name="T410">?»– вскидывая руки на каждый бит в такте, как предводитель оркестра,– «кем, послан, Сон?» Никогда до конца не ясно насколько риторичен всякий из вопросов Джапфа.– «Кем послан этот новый змий в наш упадочный сад, уже слишком погрязший, слишком переполненный, чтобы претендовать на роль приюта невинности—если только не считать невинностью нейтральность нашего века, нашего молчаливого перехода к конвейерному безразличию—вроде того, к которому должен был придти Змий предложенный Кекуле—не разрушить, но просигналить нам обо утрате её… <text:s/>нам даны были определённые <text:s/>молекулы, определённые комбинации их и никаких сверх того… мы использовали найденное нами в Природе, не задаваясь вопросами, возможно бесстыже—но Змий шепнул: «</text:span><text:span text:style-name="T86">Их можно изменять</text:span><text:span text:style-name="T410">, и собирать новые молекулы из обломков имеющихся….» Кто-нибудь скажет мне что ещё прошептал нам Змий? Ну-ка—кто знает? Скажите нам, </text:span><text:span text:style-name="T86">Пёклер</text:span><text:span text:style-name="T410">—</text:span></text:p>
      <text:p text:style-name="P165">Собственное имя грянуло над ним словно раскат грома, <text:span text:style-name="T411">и конечно, то был не проф., д-р Джампф как оказалось, а его коллега через одну комнату по коридору, кто объявлял побудку в то утро. Ильзе расчёсывала свои волосы и улыбалась ему.</text:span></text:p>
      <text:p text:style-name="P166">Его дневные смены проходили лучше. Остальные уже не держались так отстранённо, <text:span text:style-name="T412">они даже могли <text:s/>посмотреть ему в глаза. Они уже встречали Ильзе и были очарованы. Если он примечал в их лицах что-то помимо этого, то игнорировал.</text:span></text:p>
      <text:p text:style-name="P167">Потом в один вечер он вернулся с Ойе, <text:span text:style-name="T413">немного выпивший, немного взвинченный предстоящим на следующий день запуском, и нашёл свою комнатушку пустой. Ильзе, её цветастый саквояж, одежда, которую она обычно раскладывала на койке, всё исчезло. Не осталось ничего, кроме жалкого листа из журнала для записей (который хорошо служил Пёклеру для укрощения экспоненциальных кривых в линейные, более надёжные), на таких же листах она рисовала картинки своего Лунного дома. «Папи, они хотят, чтобы я вернулась обратно. Может мне позволят увидеть тебя снова. Я так надеюсь. Люблю тебя. Ильзе»</text:span></text:p>
      <text:p text:style-name="P168">Курт Мондауген нашёл Пёклера лежащим на её койке, вдыхая то, что ему казалось запахом её волос на подушке. Потом он на какое-то время обезумел, говорил об убийстве Вайсмана, саботаже <text:span text:style-name="T414">ракетной программы, что бросит работу и будет искать убежище в Англии…. Мондауген сидел и выслушивал это всё, притронулся к Пёклеру раз-другой, курил свою трубку, пока наконец, в два или три часа ночи, Пёклер высказал кучу нереальных опций, поплакал, наговорил проклятий, пробил дыру в комнатушку соседу, через которую он услыхал храп человека спавшего без задних ног. Затем остыл до раздражённости элитарного инженера: «Они тупицы, не отличат синус от косинуса, и ещё будут говорить мне...»—он согласился, что, да, он должен выждать, пусть делают что делают….</text:span></text:p>
      <text:p text:style-name="P67">– <text:span text:style-name="T415">Если я устрою встречу с Вайсманом,</text:span>– <text:span text:style-name="T415">предложил Мондауген,</text:span>– <text:span text:style-name="T416">сможешь держаться вежливо? спокойно? </text:span></text:p>
      <text:p text:style-name="P68">– <text:span text:style-name="T416">Нет. С ним нет… Нет ещё.</text:span></text:p>
      <text:p text:style-name="P69">– <text:span text:style-name="T417">Когда решишь, что ты готов, дай мне знать. </text:span><text:span text:style-name="T88">Когда</text:span><text:span text:style-name="T417"> готов, ты будешь знать как поступить.</text:span>– <text:span text:style-name="T418">Позволил ли он себе командный тон? Он должен был видеть до чего Пёклеру нужно подчиняться кому-то. Лени научилась подчинять мужа своим лицом, знала какие жёсткие морщинки он ждёт возле её рта, какие ему нужны интонации... бросив его, она оставила безработного слугу, готового идти за первым же хозяином, что позовёт, ну, просто</text:span></text:p>
      <text:p text:style-name="P170">Жертва в <text:span text:style-name="T420">пустоте</text:span>!</text:p>
      <text:p text:style-name="P171"/>
      <text:p text:style-name="P231"><text:soft-page-break/>Nur . . . ein . . . Op-fer!</text:p>
      <text:p text:style-name="P231">Sehr ins Vakuum,</text:p>
      <text:p text:style-name="P230">(“<text:span text:style-name="T420">Неужто никто не попользуется мной</text:span>?”)</text:p>
      <text:p text:style-name="P231">Wird niemand ausnut-zen mich, auch?</text:p>
      <text:p text:style-name="P230">(“<text:span text:style-name="T420">Я раб без госпожи</text:span>, <text:span text:style-name="T420">у меня простой,</text:span>”)</text:p>
      <text:p text:style-name="P231">Nur ein Sklave, ohne Her-rin, (ya-ta ta-ta)</text:p>
      <text:p text:style-name="P230">(“<text:span text:style-name="T419">А и на хрен сдалась свобода</text:span>?”)</text:p>
      <text:p text:style-name="P231">Wer zum Teufel die Freiheit, braucht?</text:p>
      <text:p text:style-name="P109"/>
      <text:p text:style-name="P1">–</text:p>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2" svg:font-family="'Liberation Serif'" style:font-family-generic="roman"/>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svg:font-family="Times" style:font-adornments="Bold Italic"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line-height="115%" fo:text-align="start" style:justify-single-word="false" fo:orphans="2" fo:widows="2" fo:hyphenation-ladder-count="no-limit" style:writing-mode="lr-tb"/>
      <style:text-properties style:font-name="Liberation Serif" fo:font-family="'Liberation Serif'" style:font-style-name="Regular" style:font-family-generic="roman" style:font-pitch="variable" fo:hyphenate="tru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1665in" fo:margin-bottom="0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true"/>
      <style:text-properties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style:text-properties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line-height="113%"/>
      <style:text-properties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style:text-properties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style:text-properties fo:color="#7f7f7f"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6" style:display-name="Heading 6" style:family="paragraph" style:parent-style-name="Standard" style:next-style-name="Standard" style:default-outline-level="6" style:list-style-name="" style:class="text">
      <style:paragraph-properties fo:margin-top="0in" fo:margin-bottom="0in" loext:contextual-spacing="false" fo:line-height="113%"/>
      <style:text-properties fo:color="#7f7f7f"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7" style:display-name="Heading 7" style:family="paragraph" style:parent-style-name="Standard" style:next-style-name="Standard" style:default-outline-level="7" style:list-style-name="" style:class="text">
      <style:paragraph-properties fo:margin-top="0in" fo:margin-bottom="0in" loext:contextual-spacing="false"/>
      <style:text-properties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in" fo:margin-bottom="0in" loext:contextual-spacing="false"/>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in" fo:margin-bottom="0in" loext:contextual-spacing="false"/>
      <style:text-properties style:font-name="Cambria" fo:font-family="Cambria"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Standard_20__28_user_29_" style:display-name="Standard (user)" style:family="paragraph" style:default-outline-level="">
      <style:paragraph-properties fo:margin-left="0in" fo:margin-right="0in" fo:text-align="start" style:justify-single-word="false" fo:orphans="2" fo:widows="2" fo:hyphenation-ladder-count="no-limit" fo:text-indent="0.2402in" style:auto-text-indent="false" style:vertical-align="baseline" style:writing-mode="lr-tb"/>
      <style:text-properties fo:font-size="12pt" style:letter-kerning="true" style:font-size-asian="12pt" style:language-asian="zh" style:country-asian="CN" style:font-size-complex="12pt" style:language-complex="hi" style:country-complex="IN"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in" fo:margin-bottom="0.0972in" loext:contextual-spacing="false"/>
    </style:style>
    <style:style style:name="caption" style:family="paragraph" style:parent-style-name="Standard" style:next-style-name="Standard" style:default-outline-level="">
      <style:text-properties fo:color="#365f91" fo:font-size="8pt" fo:font-weight="bold" style:font-size-asian="8pt" style:font-weight-asian="bold" style:font-size-complex="8pt" style:font-weight-complex="bold"/>
    </style:style>
    <style:style style:name="forward" style:family="paragraph" style:parent-style-name="Standard_20__28_user_29_" style:default-outline-level="">
      <style:paragraph-properties fo:margin-left="0in" fo:margin-right="0in" fo:text-indent="0in" style:auto-text-indent="false"/>
    </style:style>
    <style:style style:name="Header" style:family="paragraph" style:parent-style-name="Standard_20__28_user_29_" style:default-outline-level="" style:class="extra">
      <style:paragraph-properties fo:margin-left="0in" fo:margin-right="0in" fo:text-align="center" style:justify-single-word="false" fo:text-indent="0in" style:auto-text-indent="false" text:number-lines="false" text:line-number="0">
        <style:tab-stops>
          <style:tab-stop style:position="3.4626in" style:type="center"/>
          <style:tab-stop style:position="6.9252in" style:type="right"/>
        </style:tab-stops>
      </style:paragraph-properties>
    </style:style>
    <style:style style:name="indent-big" style:family="paragraph" style:parent-style-name="Standard_20__28_user_29_" style:default-outline-level="">
      <style:paragraph-properties fo:margin-left="0in" fo:margin-right="0in" fo:text-align="center" style:justify-single-word="false" fo:text-indent="2.2402in" style:auto-text-indent="false"/>
    </style:style>
    <style:style style:name="big-left-indent" style:family="paragraph" style:parent-style-name="indent-big" style:default-outline-level="">
      <style:paragraph-properties fo:margin-left="0in" fo:margin-right="0in" fo:text-align="start" style:justify-single-word="false" fo:text-indent="4.2402in" style:auto-text-indent="false"/>
    </style:style>
    <style:style style:name="Figure" style:family="paragraph" style:parent-style-name="caption" style:default-outline-level="" style:class="extra"/>
    <style:style style:name="Footer" style:family="paragraph" style:parent-style-name="Standard_20__28_user_29_"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center" style:family="paragraph" style:parent-style-name="forward" style:default-outline-level="">
      <style:paragraph-properties fo:text-align="center" style:justify-single-word="false"/>
      <style:text-properties fo:font-variant="small-caps"/>
    </style:style>
    <style:style style:name="center-norm" style:family="paragraph" style:parent-style-name="center" style:default-outline-level="">
      <style:text-properties fo:font-variant="normal" fo:text-transform="none"/>
    </style:style>
    <style:style style:name="caps" style:family="paragraph" style:parent-style-name="indent-big" style:default-outline-level="">
      <style:paragraph-properties fo:margin-left="0in" fo:margin-right="0in" fo:text-align="start" style:justify-single-word="false" fo:text-indent="2.1in" style:auto-text-indent="false"/>
      <style:text-properties fo:text-transform="uppercase"/>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itle" style:family="paragraph" style:parent-style-name="Standard" style:next-style-name="Standard" style:default-outline-level="" style:class="chapter">
      <style:paragraph-properties fo:margin-top="0in" fo:margin-bottom="0.0835in" loext:contextual-spacing="true" fo:line-height="100%" fo:padding-left="0in" fo:padding-right="0in" fo:padding-top="0in" fo:padding-bottom="0.0138in" fo:border-left="none" fo:border-right="none" fo:border-top="none" fo:border-bottom="0.51pt solid #000000"/>
      <style:text-properties style:font-name="Cambria" fo:font-family="Cambria"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Subtitle" style:family="paragraph" style:parent-style-name="Standard" style:next-style-name="Standard" style:default-outline-level="" style:class="chapter">
      <style:paragraph-properties fo:margin-top="0in" fo:margin-bottom="0.4165in" loext:contextual-spacing="false"/>
      <style:text-properties style:font-name="Cambria" fo:font-family="Cambria"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No_20_Spacing" style:display-name="No Spacing" style:family="paragraph" style:parent-style-name="Standard" style:default-outline-level="">
      <style:paragraph-properties fo:margin-top="0in" fo:margin-bottom="0in" loext:contextual-spacing="false" fo:line-height="100%"/>
    </style:style>
    <style:style style:name="List_20_Paragraph" style:display-name="List Paragraph" style:family="paragraph" style:parent-style-name="Standard" style:default-outline-level="">
      <style:paragraph-properties fo:margin-left="0.5in" fo:margin-right="0in" fo:margin-top="0in" fo:margin-bottom="0.0835in" loext:contextual-spacing="true" fo:text-indent="0in" style:auto-text-indent="false"/>
    </style:style>
    <style:style style:name="Quote" style:family="paragraph" style:parent-style-name="Standard" style:next-style-name="Standard" style:default-outline-level="">
      <style:paragraph-properties fo:margin-left="0.25in" fo:margin-right="0.25in" fo:margin-top="0.139in" fo:margin-bottom="0in" loext:contextual-spacing="false" fo:text-indent="0in" style:auto-text-indent="false"/>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7in" fo:margin-right="0.8in" fo:margin-top="0.139in" fo:margin-bottom="0.1945in" loext:contextual-spacing="false" fo:text-align="justify" style:justify-single-word="false" fo:text-indent="0in" style:auto-text-indent="false" fo:padding-left="0in" fo:padding-right="0in" fo:padding-top="0in" fo:padding-bottom="0.0138in" fo:border-left="none" fo:border-right="none" fo:border-top="none" fo:border-bottom="0.51pt solid #000000"/>
      <style:text-properties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text-properties style:language-complex="en" style:country-complex="US"/>
    </style:style>
    <style:style style:name="Normal_20_Indent" style:display-name="Normal Indent" style:family="paragraph" style:parent-style-name="Standard" style:default-outline-level="">
      <style:paragraph-properties fo:margin-left="0.4917in" fo:margin-right="0in" fo:line-height="100%" fo:text-align="start" style:justify-single-word="false" fo:text-indent="0in" style:auto-text-indent="false"/>
      <style:text-properties style:font-name="Times" fo:font-family="Times" style:font-style-name="Bold Italic" style:font-family-generic="roman" style:font-pitch="variable" fo:font-style="italic" fo:font-weight="bold"/>
    </style:style>
    <style:style style:name="Balloon_20_Text" style:display-name="Balloon Text" style:family="paragraph" style:parent-style-name="Standard" style:default-outline-level="">
      <style:paragraph-properties fo:margin-top="0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Заголовок_20_1_20_Знак" style:display-name="Заголовок 1 Знак" style:family="text" style:parent-style-name="Default_20_Paragraph_20_Font">
      <style:text-properties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Заголовок_20_2_20_Знак" style:display-name="Заголовок 2 Знак" style:family="text" style:parent-style-name="Default_20_Paragraph_20_Font">
      <style:text-properties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Заголовок_20_3_20_Знак" style:display-name="Заголовок 3 Знак" style:family="text" style:parent-style-name="Default_20_Paragraph_20_Font">
      <style:text-properties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Заголовок_20_4_20_Знак" style:display-name="Заголовок 4 Знак" style:family="text" style:parent-style-name="Default_20_Paragraph_20_Font">
      <style:text-properties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Заголовок_20_5_20_Знак" style:display-name="Заголовок 5 Знак" style:family="text" style:parent-style-name="Default_20_Paragraph_20_Font">
      <style:text-properties fo:color="#7f7f7f"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Заголовок_20_6_20_Знак" style:display-name="Заголовок 6 Знак" style:family="text" style:parent-style-name="Default_20_Paragraph_20_Font">
      <style:text-properties fo:color="#7f7f7f"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Заголовок_20_7_20_Знак" style:display-name="Заголовок 7 Знак" style:family="text" style:parent-style-name="Default_20_Paragraph_20_Font">
      <style:text-properties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Заголовок_20_8_20_Знак" style:display-name="Заголовок 8 Знак" style:family="text" style:parent-style-name="Default_20_Paragraph_20_Font">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Заголовок_20_9_20_Знак" style:display-name="Заголовок 9 Знак" style:family="text" style:parent-style-name="Default_20_Paragraph_20_Font">
      <style:text-properties style:font-name="Cambria" fo:font-family="Cambria"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Название_20_Знак" style:display-name="Название Знак" style:family="text" style:parent-style-name="Default_20_Paragraph_20_Font">
      <style:text-properties style:font-name="Cambria" fo:font-family="Cambria"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Подзаголовок_20_Знак" style:display-name="Подзаголовок Знак" style:family="text" style:parent-style-name="Default_20_Paragraph_20_Font">
      <style:text-properties style:font-name="Cambria" fo:font-family="Cambria"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Strong" style:family="text">
      <style:text-properties fo:font-weight="bold" style:font-weight-asian="bold" style:font-weight-complex="bold"/>
    </style:style>
    <style:style style:name="Emphasis" style:family="text"/>
    <style:style style:name="Цитата_20_2_20_Знак" style:display-name="Цитата 2 Знак" style:family="text" style:parent-style-name="Default_20_Paragraph_20_Font">
      <style:text-properties fo:font-style="italic" style:font-style-asian="italic" style:font-style-complex="italic"/>
    </style:style>
    <style:style style:name="Выделенная_20_цитата_20_Знак" style:display-name="Выделенная цитата Знак" style:family="text" style:parent-style-name="Default_20_Paragraph_20_Font">
      <style:text-properties fo:font-style="italic" fo:font-weight="bold" style:font-style-asian="italic" style:font-weight-asian="bold" style:font-style-complex="italic" style:font-weight-complex="bold"/>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weight="bold" style:font-weight-asian="bold" style:font-weight-complex="bold"/>
    </style:style>
    <style:style style:name="Subtle_20_Reference" style:display-name="Subtle Reference" style:family="text">
      <style:text-properties fo:font-variant="small-caps"/>
    </style:style>
    <style:style style:name="Intense_20_Reference" style:display-name="Intense Reference" style:family="text">
      <style:text-properties fo:font-variant="small-caps" fo:letter-spacing="0.0035in" style:text-underline-style="solid" style:text-underline-width="auto" style:text-underline-color="font-color"/>
    </style:style>
    <style:style style:name="Book_20_Title" style:display-name="Book Title" style:family="text">
      <style:text-properties fo:font-variant="small-caps" fo:letter-spacing="0.0035in" fo:font-style="italic" style:font-style-asian="italic" style:font-style-complex="italic"/>
    </style:style>
    <style:style style:name="Без_20_интервала_20_Знак" style:display-name="Без интервала Знак" style:family="text"/>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7425in"/>
        </style:list-level-properties>
        <style:text-properties fo:font-family="Calibri"/>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4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74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2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0.7425in"/>
        </style:list-level-properties>
        <style:text-properties fo:font-family="Calibri"/>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24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74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2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editing-cycles>9860</meta:editing-cycles>
    <meta:creation-date>2020-11-18T15:01:00</meta:creation-date>
    <dc:date>2021-07-08T11:36:56.507678395</dc:date>
    <meta:editing-duration>P17DT15H56M49S</meta:editing-duration>
    <meta:generator>LibreOffice/6.1.5.2$Linux_X86_64 LibreOffice_project/10$Build-2</meta:generator>
    <meta:document-statistic meta:table-count="0" meta:image-count="4" meta:object-count="0" meta:page-count="32" meta:paragraph-count="254" meta:word-count="16741" meta:character-count="113311" meta:non-whitespace-character-count="96711"/>
    <meta:user-defined meta:name="AppVersion">14.0000</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